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89pt"/>
    </style:style>
    <style:style style:name="co2" style:family="table-column">
      <style:table-column-properties fo:break-before="auto" style:column-width="62.76pt"/>
    </style:style>
    <style:style style:name="co3" style:family="table-column">
      <style:table-column-properties fo:break-before="auto" style:column-width="42.69pt"/>
    </style:style>
    <style:style style:name="co4" style:family="table-column">
      <style:table-column-properties fo:break-before="auto" style:column-width="75.09pt"/>
    </style:style>
    <style:style style:name="co5" style:family="table-column">
      <style:table-column-properties fo:break-before="auto" style:column-width="457.99pt"/>
    </style:style>
    <style:style style:name="co6" style:family="table-column">
      <style:table-column-properties fo:break-before="auto" style:column-width="338.34pt"/>
    </style:style>
    <style:style style:name="co7" style:family="table-column">
      <style:table-column-properties fo:break-before="auto" style:column-width="51.96pt"/>
    </style:style>
    <style:style style:name="co8" style:family="table-column">
      <style:table-column-properties fo:break-before="auto" style:column-width="286.61pt"/>
    </style:style>
    <style:style style:name="co9" style:family="table-column">
      <style:table-column-properties fo:break-before="auto" style:column-width="52.7pt"/>
    </style:style>
    <style:style style:name="co10" style:family="table-column">
      <style:table-column-properties fo:break-before="auto" style:column-width="404.76pt"/>
    </style:style>
    <style:style style:name="co11" style:family="table-column">
      <style:table-column-properties fo:break-before="auto" style:column-width="136.09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style>
    <style:style style:name="ce2" style:family="table-cell" style:parent-style-name="Default">
      <style:table-cell-properties fo:background-color="#ff7f00"/>
    </style:style>
    <style:style style:name="ce3" style:family="table-cell" style:parent-style-name="Default">
      <style:table-cell-properties fo:background-color="#7fff00"/>
    </style:style>
    <style:style style:name="ce4" style:family="table-cell" style:parent-style-name="Default">
      <style:table-cell-properties fo:background-color="#ff0000"/>
    </style:style>
    <style:style style:name="ce5" style:family="table-cell" style:parent-style-name="Default">
      <style:table-cell-properties fo:background-color="#ffff00"/>
    </style:style>
  </office:automatic-styles>
  <office:body>
    <office:spreadsheet>
      <table:calculation-settings table:automatic-find-labels="false" table:use-regular-expressions="false" table:use-wildcards="true"/>
      <table:table table:name="AttenAud_ERM_MRI_alignment_from_20190314_to_20230327_with_trigger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number-columns-repeated="1010" table:default-cell-style-name="Default"/>
        <table:table-row table:style-name="ro1">
          <table:table-cell/>
          <table:table-cell office:value-type="string" calcext:value-type="string">
            <text:p>Unnamed: 0</text:p>
          </table:table-cell>
          <table:table-cell office:value-type="string" calcext:value-type="string">
            <text:p>Subject</text:p>
          </table:table-cell>
          <table:table-cell office:value-type="string" calcext:value-type="string">
            <text:p>Date_collected</text:p>
          </table:table-cell>
          <table:table-cell office:value-type="string" calcext:value-type="string">
            <text:p>Paradigm_data_path</text:p>
          </table:table-cell>
          <table:table-cell office:value-type="string" calcext:value-type="string">
            <text:p>ERM data path</text:p>
          </table:table-cell>
          <table:table-cell office:value-type="string" calcext:value-type="string">
            <text:p>mri_6mo</text:p>
          </table:table-cell>
          <table:table-cell office:value-type="string" calcext:value-type="string">
            <text:p>mri_6mo_path</text:p>
          </table:table-cell>
          <table:table-cell office:value-type="string" calcext:value-type="string">
            <text:p>mri_12mo</text:p>
          </table:table-cell>
          <table:table-cell office:value-type="string" calcext:value-type="string">
            <text:p>mri_12mo_path</text:p>
          </table:table-cell>
          <table:table-cell office:value-type="string" calcext:value-type="string">
            <text:p>mri_24mo</text:p>
          </table:table-cell>
          <table:table-cell office:value-type="string" calcext:value-type="string">
            <text:p>mri_24mo_path</text:p>
          </table:table-cell>
          <table:table-cell office:value-type="string" calcext:value-type="string">
            <text:p>Trigger_numbers</text:p>
          </table:table-cell>
          <table:table-cell office:value-type="string" calcext:value-type="string">
            <text:p>errors</text:p>
          </table:table-cell>
          <table:table-cell table:number-columns-repeated="1010"/>
        </table:table-row>
        <table:table-row table:style-name="ro1">
          <table:table-cell table:number-columns-repeated="2" office:value-type="float" office:value="0" calcext:value-type="float">
            <text:p>0</text:p>
          </table:table-cell>
          <table:table-cell office:value-type="float" office:value="106201" calcext:value-type="float">
            <text:p>106201</text:p>
          </table:table-cell>
          <table:table-cell office:value-type="float" office:value="20210614" calcext:value-type="float">
            <text:p>20210614</text:p>
          </table:table-cell>
          <table:table-cell office:value-type="string" calcext:value-type="string">
            <text:p>/autofs/cluster/transcend/MEG/AttenAud/106201/visit_20210614/106201_AttenAud_run02_raw.fif</text:p>
          </table:table-cell>
          <table:table-cell office:value-type="string" calcext:value-type="string">
            <text:p>/autofs/cluster/transcend/MEG/erm/106201/20210614/106201_erm_raw.fif</text:p>
          </table:table-cell>
          <table:table-cell office:value-type="float" office:value="20210614" calcext:value-type="float">
            <text:p>20210614</text:p>
          </table:table-cell>
          <table:table-cell office:value-type="string" calcext:value-type="string">
            <text:p>/autofs/cluster/transcend/MRI/WMA/recons/106201_20210614</text:p>
          </table:table-cell>
          <table:table-cell table:number-columns-repeated="4" office:value-type="string" calcext:value-type="string">
            <text:p>None</text:p>
          </table:table-cell>
          <table:table-cell office:value-type="string" calcext:value-type="string">
            <text:p>[1, 2, 3, 4, 5, 6, 7, 8, 11, 12, 13, 14, 25, 26, 27, 28, 35, 36, 37,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 calcext:value-type="float">
            <text:p>1</text:p>
          </table:table-cell>
          <table:table-cell office:value-type="float" office:value="106201" calcext:value-type="float">
            <text:p>106201</text:p>
          </table:table-cell>
          <table:table-cell office:value-type="float" office:value="20210614" calcext:value-type="float">
            <text:p>20210614</text:p>
          </table:table-cell>
          <table:table-cell office:value-type="string" calcext:value-type="string">
            <text:p>/autofs/cluster/transcend/MEG/AttenAud/106201/visit_20210614/106201_AttenAud_run01_raw.fif</text:p>
          </table:table-cell>
          <table:table-cell office:value-type="string" calcext:value-type="string">
            <text:p>/autofs/cluster/transcend/MEG/erm/106201/20210614/106201_erm_raw.fif</text:p>
          </table:table-cell>
          <table:table-cell office:value-type="float" office:value="20210614" calcext:value-type="float">
            <text:p>20210614</text:p>
          </table:table-cell>
          <table:table-cell office:value-type="string" calcext:value-type="string">
            <text:p>/autofs/cluster/transcend/MRI/WMA/recons/106201_20210614</text:p>
          </table:table-cell>
          <table:table-cell table:number-columns-repeated="4" office:value-type="string" calcext:value-type="string">
            <text:p>None</text:p>
          </table:table-cell>
          <table:table-cell office:value-type="string" calcext:value-type="string">
            <text:p>[1, 2, 3, 4, 5, 6, 7, 8, 11, 12, 13, 14, 25, 26, 27, 28, 35, 37,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2" calcext:value-type="float">
            <text:p>2</text:p>
          </table:table-cell>
          <table:table-cell office:value-type="float" office:value="109501" calcext:value-type="float">
            <text:p>109501</text:p>
          </table:table-cell>
          <table:table-cell office:value-type="float" office:value="20220819" calcext:value-type="float">
            <text:p>20220819</text:p>
          </table:table-cell>
          <table:table-cell office:value-type="string" calcext:value-type="string">
            <text:p>/autofs/cluster/transcend/MEG/AttenAud/109501/visit_20220819/109501_AttenAud_run02_raw.fif</text:p>
          </table:table-cell>
          <table:table-cell office:value-type="string" calcext:value-type="string">
            <text:p>/autofs/cluster/transcend/MEG/erm/109501/20220819/109501_erm_raw.fif</text:p>
          </table:table-cell>
          <table:table-cell office:value-type="float" office:value="20220819" calcext:value-type="float">
            <text:p>20220819</text:p>
          </table:table-cell>
          <table:table-cell office:value-type="string" calcext:value-type="string">
            <text:p>/autofs/cluster/transcend/MRI/WMA/recons/109501_20220819</text:p>
          </table:table-cell>
          <table:table-cell table:number-columns-repeated="4" office:value-type="string" calcext:value-type="string">
            <text:p>None</text:p>
          </table:table-cell>
          <table:table-cell office:value-type="string" calcext:value-type="string">
            <text:p>[1, 2, 3, 4, 5, 6, 7, 8, 11, 12, 13, 14, 25, 26, 27, 28, 35, 36, 37,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3" calcext:value-type="float">
            <text:p>3</text:p>
          </table:table-cell>
          <table:table-cell office:value-type="float" office:value="109501" calcext:value-type="float">
            <text:p>109501</text:p>
          </table:table-cell>
          <table:table-cell office:value-type="float" office:value="20220819" calcext:value-type="float">
            <text:p>20220819</text:p>
          </table:table-cell>
          <table:table-cell office:value-type="string" calcext:value-type="string">
            <text:p>/autofs/cluster/transcend/MEG/AttenAud/109501/visit_20220819/109501_AttenAud_run01_raw.fif</text:p>
          </table:table-cell>
          <table:table-cell office:value-type="string" calcext:value-type="string">
            <text:p>/autofs/cluster/transcend/MEG/erm/109501/20220819/109501_erm_raw.fif</text:p>
          </table:table-cell>
          <table:table-cell office:value-type="float" office:value="20220819" calcext:value-type="float">
            <text:p>20220819</text:p>
          </table:table-cell>
          <table:table-cell office:value-type="string" calcext:value-type="string">
            <text:p>/autofs/cluster/transcend/MRI/WMA/recons/109501_20220819</text:p>
          </table:table-cell>
          <table:table-cell table:number-columns-repeated="4" office:value-type="string" calcext:value-type="string">
            <text:p>None</text:p>
          </table:table-cell>
          <table:table-cell office:value-type="string" calcext:value-type="string">
            <text:p>[1, 2, 3, 4, 5, 6, 7, 8, 11, 12, 13, 14, 24, 25, 26, 27, 28, 35, 36, 38, 256, 4096]</text:p>
          </table:table-cell>
          <table:table-cell office:value-type="string" calcext:value-type="string">
            <text:p>ValueError:shortest_event=1</text:p>
          </table:table-cell>
          <table:table-cell table:number-columns-repeated="1010"/>
        </table:table-row>
        <table:table-row table:style-name="ro1">
          <table:table-cell table:number-columns-repeated="2" office:value-type="float" office:value="4" calcext:value-type="float">
            <text:p>4</text:p>
          </table:table-cell>
          <table:table-cell office:value-type="float" office:value="109501" calcext:value-type="float">
            <text:p>109501</text:p>
          </table:table-cell>
          <table:table-cell office:value-type="float" office:value="20220819" calcext:value-type="float">
            <text:p>20220819</text:p>
          </table:table-cell>
          <table:table-cell office:value-type="string" calcext:value-type="string">
            <text:p>/autofs/cluster/transcend/MEG/AttenAud/109501/visit_20220819/109501_AttenAud_run03_raw.fif</text:p>
          </table:table-cell>
          <table:table-cell office:value-type="string" calcext:value-type="string">
            <text:p>/autofs/cluster/transcend/MEG/erm/109501/20220819/109501_erm_raw.fif</text:p>
          </table:table-cell>
          <table:table-cell office:value-type="float" office:value="20220819" calcext:value-type="float">
            <text:p>20220819</text:p>
          </table:table-cell>
          <table:table-cell office:value-type="string" calcext:value-type="string">
            <text:p>/autofs/cluster/transcend/MRI/WMA/recons/109501_20220819</text:p>
          </table:table-cell>
          <table:table-cell table:number-columns-repeated="4" office:value-type="string" calcext:value-type="string">
            <text:p>None</text:p>
          </table:table-cell>
          <table:table-cell office:value-type="string" calcext:value-type="string">
            <text:p>[1, 2, 3, 4, 5, 6, 7, 8, 11, 12, 13, 14, 25, 26, 27, 28, 36, 37,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5" calcext:value-type="float">
            <text:p>5</text:p>
          </table:table-cell>
          <table:table-cell office:value-type="float" office:value="110501" calcext:value-type="float">
            <text:p>110501</text:p>
          </table:table-cell>
          <table:table-cell office:value-type="float" office:value="20221017" calcext:value-type="float">
            <text:p>20221017</text:p>
          </table:table-cell>
          <table:table-cell office:value-type="string" calcext:value-type="string">
            <text:p>/autofs/cluster/transcend/MEG/AttenAud/110501/visit_20221017/110501_AttenAud_run02_raw.fif</text:p>
          </table:table-cell>
          <table:table-cell office:value-type="string" calcext:value-type="string">
            <text:p>/autofs/cluster/transcend/MEG/erm/110501/20221017/110501_erm_raw.fif</text:p>
          </table:table-cell>
          <table:table-cell office:value-type="float" office:value="20221107" calcext:value-type="float">
            <text:p>20221107</text:p>
          </table:table-cell>
          <table:table-cell office:value-type="string" calcext:value-type="string">
            <text:p>/autofs/cluster/transcend/MRI/WMA/recons/110501_20221107</text:p>
          </table:table-cell>
          <table:table-cell table:number-columns-repeated="4" office:value-type="string" calcext:value-type="string">
            <text:p>None</text:p>
          </table:table-cell>
          <table:table-cell office:value-type="string" calcext:value-type="string">
            <text:p>[1, 2, 3, 4, 5, 6, 7, 8, 11, 12, 13, 14, 25, 26, 27, 28, 35, 36, 37,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6" calcext:value-type="float">
            <text:p>6</text:p>
          </table:table-cell>
          <table:table-cell office:value-type="float" office:value="110501" calcext:value-type="float">
            <text:p>110501</text:p>
          </table:table-cell>
          <table:table-cell office:value-type="float" office:value="20221017" calcext:value-type="float">
            <text:p>20221017</text:p>
          </table:table-cell>
          <table:table-cell office:value-type="string" calcext:value-type="string">
            <text:p>/autofs/cluster/transcend/MEG/AttenAud/110501/visit_20221017/110501_AttenAud_run03_raw.fif</text:p>
          </table:table-cell>
          <table:table-cell office:value-type="string" calcext:value-type="string">
            <text:p>/autofs/cluster/transcend/MEG/erm/110501/20221017/110501_erm_raw.fif</text:p>
          </table:table-cell>
          <table:table-cell office:value-type="float" office:value="20221107" calcext:value-type="float">
            <text:p>20221107</text:p>
          </table:table-cell>
          <table:table-cell office:value-type="string" calcext:value-type="string">
            <text:p>/autofs/cluster/transcend/MRI/WMA/recons/110501_20221107</text:p>
          </table:table-cell>
          <table:table-cell table:number-columns-repeated="4" office:value-type="string" calcext:value-type="string">
            <text:p>None</text:p>
          </table:table-cell>
          <table:table-cell office:value-type="string" calcext:value-type="string">
            <text:p>[1, 2, 3, 4, 5, 6, 7, 8, 11, 12, 13, 14, 25, 26, 27, 28, 35, 36, 37,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7" calcext:value-type="float">
            <text:p>7</text:p>
          </table:table-cell>
          <table:table-cell office:value-type="float" office:value="110501" calcext:value-type="float">
            <text:p>110501</text:p>
          </table:table-cell>
          <table:table-cell office:value-type="float" office:value="20221017" calcext:value-type="float">
            <text:p>20221017</text:p>
          </table:table-cell>
          <table:table-cell office:value-type="string" calcext:value-type="string">
            <text:p>/autofs/cluster/transcend/MEG/AttenAud/110501/visit_20221017/110501_AttenAud_run01_raw.fif</text:p>
          </table:table-cell>
          <table:table-cell office:value-type="string" calcext:value-type="string">
            <text:p>/autofs/cluster/transcend/MEG/erm/110501/20221017/110501_erm_raw.fif</text:p>
          </table:table-cell>
          <table:table-cell office:value-type="float" office:value="20221107" calcext:value-type="float">
            <text:p>20221107</text:p>
          </table:table-cell>
          <table:table-cell office:value-type="string" calcext:value-type="string">
            <text:p>/autofs/cluster/transcend/MRI/WMA/recons/110501_20221107</text:p>
          </table:table-cell>
          <table:table-cell table:number-columns-repeated="4" office:value-type="string" calcext:value-type="string">
            <text:p>None</text:p>
          </table:table-cell>
          <table:table-cell office:value-type="string" calcext:value-type="string">
            <text:p>[1, 2, 3, 4, 5, 6, 7, 8, 11, 12, 13, 14, 25, 26, 27, 28, 35, 37,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8" calcext:value-type="float">
            <text:p>8</text:p>
          </table:table-cell>
          <table:table-cell office:value-type="float" office:value="109701" calcext:value-type="float">
            <text:p>109701</text:p>
          </table:table-cell>
          <table:table-cell office:value-type="float" office:value="20220817" calcext:value-type="float">
            <text:p>20220817</text:p>
          </table:table-cell>
          <table:table-cell office:value-type="string" calcext:value-type="string">
            <text:p>/autofs/cluster/transcend/MEG/AttenAud/109701/visit_20220817/109701_AttenAud_run01_raw.fif</text:p>
          </table:table-cell>
          <table:table-cell office:value-type="string" calcext:value-type="string">
            <text:p>/autofs/cluster/transcend/MEG/erm/109701/20220817/109701_erm_raw.fif</text:p>
          </table:table-cell>
          <table:table-cell office:value-type="float" office:value="20220817" calcext:value-type="float">
            <text:p>20220817</text:p>
          </table:table-cell>
          <table:table-cell office:value-type="string" calcext:value-type="string">
            <text:p>/autofs/cluster/transcend/MRI/WMA/recons/109701_20220817</text:p>
          </table:table-cell>
          <table:table-cell table:number-columns-repeated="4" office:value-type="string" calcext:value-type="string">
            <text:p>None</text:p>
          </table:table-cell>
          <table:table-cell office:value-type="string" calcext:value-type="string">
            <text:p>[1, 2, 3, 4, 5, 6, 7, 8, 11, 12, 13, 14, 25, 26, 27, 28, 36, 37,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9" calcext:value-type="float">
            <text:p>9</text:p>
          </table:table-cell>
          <table:table-cell office:value-type="float" office:value="109701" calcext:value-type="float">
            <text:p>109701</text:p>
          </table:table-cell>
          <table:table-cell office:value-type="float" office:value="20220817" calcext:value-type="float">
            <text:p>20220817</text:p>
          </table:table-cell>
          <table:table-cell office:value-type="string" calcext:value-type="string">
            <text:p>/autofs/cluster/transcend/MEG/AttenAud/109701/visit_20220817/109701_AttenAud_run02_raw.fif</text:p>
          </table:table-cell>
          <table:table-cell office:value-type="string" calcext:value-type="string">
            <text:p>/autofs/cluster/transcend/MEG/erm/109701/20220817/109701_erm_raw.fif</text:p>
          </table:table-cell>
          <table:table-cell office:value-type="float" office:value="20220817" calcext:value-type="float">
            <text:p>20220817</text:p>
          </table:table-cell>
          <table:table-cell office:value-type="string" calcext:value-type="string">
            <text:p>/autofs/cluster/transcend/MRI/WMA/recons/109701_20220817</text:p>
          </table:table-cell>
          <table:table-cell table:number-columns-repeated="4" office:value-type="string" calcext:value-type="string">
            <text:p>None</text:p>
          </table:table-cell>
          <table:table-cell office:value-type="string" calcext:value-type="string">
            <text:p>[1, 2, 3, 4, 5, 6, 7, 8, 11, 12, 13, 14, 25, 26, 27, 28, 35, 36, 37,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0" calcext:value-type="float">
            <text:p>10</text:p>
          </table:table-cell>
          <table:table-cell office:value-type="float" office:value="109701" calcext:value-type="float">
            <text:p>109701</text:p>
          </table:table-cell>
          <table:table-cell office:value-type="float" office:value="20220817" calcext:value-type="float">
            <text:p>20220817</text:p>
          </table:table-cell>
          <table:table-cell office:value-type="string" calcext:value-type="string">
            <text:p>/autofs/cluster/transcend/MEG/AttenAud/109701/visit_20220817/109701_AttenAud_run03_raw.fif</text:p>
          </table:table-cell>
          <table:table-cell office:value-type="string" calcext:value-type="string">
            <text:p>/autofs/cluster/transcend/MEG/erm/109701/20220817/109701_erm_raw.fif</text:p>
          </table:table-cell>
          <table:table-cell office:value-type="float" office:value="20220817" calcext:value-type="float">
            <text:p>20220817</text:p>
          </table:table-cell>
          <table:table-cell office:value-type="string" calcext:value-type="string">
            <text:p>/autofs/cluster/transcend/MRI/WMA/recons/109701_20220817</text:p>
          </table:table-cell>
          <table:table-cell table:number-columns-repeated="4" office:value-type="string" calcext:value-type="string">
            <text:p>None</text:p>
          </table:table-cell>
          <table:table-cell office:value-type="string" calcext:value-type="string">
            <text:p>[1, 2, 3, 4, 5, 6, 7, 8, 11, 12, 13, 14, 25, 26, 27, 28, 35,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1" calcext:value-type="float">
            <text:p>11</text:p>
          </table:table-cell>
          <table:table-cell office:value-type="float" office:value="109101" calcext:value-type="float">
            <text:p>109101</text:p>
          </table:table-cell>
          <table:table-cell office:value-type="float" office:value="20220808" calcext:value-type="float">
            <text:p>20220808</text:p>
          </table:table-cell>
          <table:table-cell office:value-type="string" calcext:value-type="string">
            <text:p>/autofs/cluster/transcend/MEG/AttenAud/109101/visit_20220808/109101_AttenAud_run02_raw.fif</text:p>
          </table:table-cell>
          <table:table-cell office:value-type="string" calcext:value-type="string">
            <text:p>/autofs/cluster/transcend/MEG/erm/109101/20220808/109101_erm_raw.fif</text:p>
          </table:table-cell>
          <table:table-cell office:value-type="float" office:value="20220808" calcext:value-type="float">
            <text:p>20220808</text:p>
          </table:table-cell>
          <table:table-cell office:value-type="string" calcext:value-type="string">
            <text:p>/autofs/cluster/transcend/MRI/WMA/recons/109101_20220808</text:p>
          </table:table-cell>
          <table:table-cell table:number-columns-repeated="4" office:value-type="string" calcext:value-type="string">
            <text:p>None</text:p>
          </table:table-cell>
          <table:table-cell office:value-type="string" calcext:value-type="string">
            <text:p>[1, 2, 3, 4, 5, 6, 7, 8, 11, 12, 13, 14, 25, 26, 27, 28, 35, 37,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2" calcext:value-type="float">
            <text:p>12</text:p>
          </table:table-cell>
          <table:table-cell office:value-type="float" office:value="109101" calcext:value-type="float">
            <text:p>109101</text:p>
          </table:table-cell>
          <table:table-cell office:value-type="float" office:value="20220808" calcext:value-type="float">
            <text:p>20220808</text:p>
          </table:table-cell>
          <table:table-cell office:value-type="string" calcext:value-type="string">
            <text:p>/autofs/cluster/transcend/MEG/AttenAud/109101/visit_20220808/109101_AttenAud_run01_raw.fif</text:p>
          </table:table-cell>
          <table:table-cell office:value-type="string" calcext:value-type="string">
            <text:p>/autofs/cluster/transcend/MEG/erm/109101/20220808/109101_erm_raw.fif</text:p>
          </table:table-cell>
          <table:table-cell office:value-type="float" office:value="20220808" calcext:value-type="float">
            <text:p>20220808</text:p>
          </table:table-cell>
          <table:table-cell office:value-type="string" calcext:value-type="string">
            <text:p>/autofs/cluster/transcend/MRI/WMA/recons/109101_20220808</text:p>
          </table:table-cell>
          <table:table-cell table:number-columns-repeated="4" office:value-type="string" calcext:value-type="string">
            <text:p>None</text:p>
          </table:table-cell>
          <table:table-cell office:value-type="string" calcext:value-type="string">
            <text:p>[1, 2, 3, 4, 5, 6, 7, 8, 11, 12, 13, 14, 25, 26, 27, 28, 35,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3" calcext:value-type="float">
            <text:p>13</text:p>
          </table:table-cell>
          <table:table-cell office:value-type="float" office:value="109101" calcext:value-type="float">
            <text:p>109101</text:p>
          </table:table-cell>
          <table:table-cell office:value-type="float" office:value="20220808" calcext:value-type="float">
            <text:p>20220808</text:p>
          </table:table-cell>
          <table:table-cell office:value-type="string" calcext:value-type="string">
            <text:p>/autofs/cluster/transcend/MEG/AttenAud/109101/visit_20220808/109101_AttenAud_run03_raw.fif</text:p>
          </table:table-cell>
          <table:table-cell office:value-type="string" calcext:value-type="string">
            <text:p>/autofs/cluster/transcend/MEG/erm/109101/20220808/109101_erm_raw.fif</text:p>
          </table:table-cell>
          <table:table-cell office:value-type="float" office:value="20220808" calcext:value-type="float">
            <text:p>20220808</text:p>
          </table:table-cell>
          <table:table-cell office:value-type="string" calcext:value-type="string">
            <text:p>/autofs/cluster/transcend/MRI/WMA/recons/109101_20220808</text:p>
          </table:table-cell>
          <table:table-cell table:number-columns-repeated="4" office:value-type="string" calcext:value-type="string">
            <text:p>None</text:p>
          </table:table-cell>
          <table:table-cell office:value-type="string" calcext:value-type="string">
            <text:p>[1, 2, 3, 4, 5, 6, 7, 8, 11, 12, 13, 14, 25, 26, 27, 28, 35, 36, 37, 256, 4096]</text:p>
          </table:table-cell>
          <table:table-cell office:value-type="string" calcext:value-type="string">
            <text:p>no input error</text:p>
          </table:table-cell>
          <table:table-cell table:number-columns-repeated="1010"/>
        </table:table-row>
        <table:table-row table:style-name="ro1">
          <table:table-cell table:number-columns-repeated="2" table:style-name="ce1" office:value-type="float" office:value="14" calcext:value-type="float">
            <text:p>14</text:p>
          </table:table-cell>
          <table:table-cell table:style-name="ce1" office:value-type="float" office:value="85601" calcext:value-type="float">
            <text:p>85601</text:p>
          </table:table-cell>
          <table:table-cell table:style-name="ce1" office:value-type="float" office:value="20211002" calcext:value-type="float">
            <text:p>20211002</text:p>
          </table:table-cell>
          <table:table-cell table:style-name="ce1" office:value-type="string" calcext:value-type="string">
            <text:p>/autofs/cluster/transcend/MEG/AttenAud/085601/visit_20211002/085601_AttenAud_run03_raw.fif</text:p>
          </table:table-cell>
          <table:table-cell table:style-name="ce1" office:value-type="string" calcext:value-type="string">
            <text:p>/autofs/cluster/transcend/MEG/erm/085601/20211002/085601_erm_raw.fif</text:p>
          </table:table-cell>
          <table:table-cell table:style-name="ce1" office:value-type="float" office:value="20210411" calcext:value-type="float">
            <text:p>20210411</text:p>
          </table:table-cell>
          <table:table-cell table:style-name="ce1" office:value-type="string" calcext:value-type="string">
            <text:p>/autofs/cluster/transcend/MRI/WMA/recons/085601_20210411</text:p>
          </table:table-cell>
          <table:table-cell table:number-columns-repeated="4" table:style-name="ce1" office:value-type="string" calcext:value-type="string">
            <text:p>None</text:p>
          </table:table-cell>
          <table:table-cell table:style-name="ce1" office:value-type="string" calcext:value-type="string">
            <text:p>[1, 2, 3, 4, 5, 6, 7, 8, 11, 12, 13, 14, 25, 26, 27, 28, 35, 36, 37, 256, 2048, 32256, 32768]</text:p>
          </table:table-cell>
          <table:table-cell table:style-name="ce1" office:value-type="string" calcext:value-type="string">
            <text:p>no input error</text:p>
          </table:table-cell>
          <table:table-cell table:style-name="ce1" office:value-type="string" calcext:value-type="string">
            <text:p>fixed if you allow a different treatment for response trigger superimpositions vs stimuli trigger superimpositions</text:p>
          </table:table-cell>
          <table:table-cell table:style-name="ce1" table:number-columns-repeated="1009"/>
        </table:table-row>
        <table:table-row table:style-name="ro1">
          <table:table-cell table:number-columns-repeated="2" office:value-type="float" office:value="15" calcext:value-type="float">
            <text:p>15</text:p>
          </table:table-cell>
          <table:table-cell office:value-type="float" office:value="85601" calcext:value-type="float">
            <text:p>85601</text:p>
          </table:table-cell>
          <table:table-cell office:value-type="float" office:value="20211002" calcext:value-type="float">
            <text:p>20211002</text:p>
          </table:table-cell>
          <table:table-cell office:value-type="string" calcext:value-type="string">
            <text:p>/autofs/cluster/transcend/MEG/AttenAud/085601/visit_20211002/085601_AttenAud_run02_raw.fif</text:p>
          </table:table-cell>
          <table:table-cell office:value-type="string" calcext:value-type="string">
            <text:p>/autofs/cluster/transcend/MEG/erm/085601/20211002/085601_erm_raw.fif</text:p>
          </table:table-cell>
          <table:table-cell office:value-type="float" office:value="20210411" calcext:value-type="float">
            <text:p>20210411</text:p>
          </table:table-cell>
          <table:table-cell office:value-type="string" calcext:value-type="string">
            <text:p>/autofs/cluster/transcend/MRI/WMA/recons/085601_20210411</text:p>
          </table:table-cell>
          <table:table-cell table:number-columns-repeated="4" office:value-type="string" calcext:value-type="string">
            <text:p>None</text:p>
          </table:table-cell>
          <table:table-cell office:value-type="string" calcext:value-type="string">
            <text:p>[1, 2, 3, 4, 5, 6, 7, 8, 11, 12, 13, 14, 25, 26, 27, 28,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6" calcext:value-type="float">
            <text:p>16</text:p>
          </table:table-cell>
          <table:table-cell office:value-type="float" office:value="85601" calcext:value-type="float">
            <text:p>85601</text:p>
          </table:table-cell>
          <table:table-cell office:value-type="float" office:value="20211002" calcext:value-type="float">
            <text:p>20211002</text:p>
          </table:table-cell>
          <table:table-cell office:value-type="string" calcext:value-type="string">
            <text:p>/autofs/cluster/transcend/MEG/AttenAud/085601/visit_20211002/085601_AttenAud_run01_raw.fif</text:p>
          </table:table-cell>
          <table:table-cell office:value-type="string" calcext:value-type="string">
            <text:p>/autofs/cluster/transcend/MEG/erm/085601/20211002/085601_erm_raw.fif</text:p>
          </table:table-cell>
          <table:table-cell office:value-type="float" office:value="20210411" calcext:value-type="float">
            <text:p>20210411</text:p>
          </table:table-cell>
          <table:table-cell office:value-type="string" calcext:value-type="string">
            <text:p>/autofs/cluster/transcend/MRI/WMA/recons/085601_20210411</text:p>
          </table:table-cell>
          <table:table-cell table:number-columns-repeated="4" office:value-type="string" calcext:value-type="string">
            <text:p>None</text:p>
          </table:table-cell>
          <table:table-cell office:value-type="string" calcext:value-type="string">
            <text:p>[1, 2, 3, 4, 5, 6, 7, 8, 11, 12, 13, 14, 25, 26, 27, 28, 32, 35, 256, 2048, 32768]</text:p>
          </table:table-cell>
          <table:table-cell office:value-type="string" calcext:value-type="string">
            <text:p>ValueError:shortest_event=1</text:p>
          </table:table-cell>
          <table:table-cell table:number-columns-repeated="1010"/>
        </table:table-row>
        <table:table-row table:style-name="ro1">
          <table:table-cell table:number-columns-repeated="2" office:value-type="float" office:value="17" calcext:value-type="float">
            <text:p>17</text:p>
          </table:table-cell>
          <table:table-cell office:value-type="float" office:value="30801" calcext:value-type="float">
            <text:p>30801</text:p>
          </table:table-cell>
          <table:table-cell office:value-type="float" office:value="20200908" calcext:value-type="float">
            <text:p>20200908</text:p>
          </table:table-cell>
          <table:table-cell office:value-type="string" calcext:value-type="string">
            <text:p>/autofs/cluster/transcend/MEG/AttenAud/030801/030801_AttenAud_run01_raw.fif</text:p>
          </table:table-cell>
          <table:table-cell office:value-type="string" calcext:value-type="string">
            <text:p>/autofs/cluster/transcend/MEG/erm/030801/20200908/030801_erm_raw.fif</text:p>
          </table:table-cell>
          <table:table-cell office:value-type="float" office:value="20200908" calcext:value-type="float">
            <text:p>20200908</text:p>
          </table:table-cell>
          <table:table-cell office:value-type="string" calcext:value-type="string">
            <text:p>/autofs/cluster/transcend/MRI/WMA/recons/030801_20200908</text:p>
          </table:table-cell>
          <table:table-cell table:number-columns-repeated="4" office:value-type="string" calcext:value-type="string">
            <text:p>None</text:p>
          </table:table-cell>
          <table:table-cell office:value-type="string" calcext:value-type="string">
            <text:p>[1, 2, 3, 4, 5, 6, 7, 8, 11, 12, 13, 14, 25, 26, 27, 28, 35, 36,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8" calcext:value-type="float">
            <text:p>18</text:p>
          </table:table-cell>
          <table:table-cell office:value-type="float" office:value="30801" calcext:value-type="float">
            <text:p>30801</text:p>
          </table:table-cell>
          <table:table-cell office:value-type="float" office:value="20200908" calcext:value-type="float">
            <text:p>20200908</text:p>
          </table:table-cell>
          <table:table-cell office:value-type="string" calcext:value-type="string">
            <text:p>/autofs/cluster/transcend/MEG/AttenAud/030801/030801_AttenAud_run03_raw.fif</text:p>
          </table:table-cell>
          <table:table-cell office:value-type="string" calcext:value-type="string">
            <text:p>/autofs/cluster/transcend/MEG/erm/030801/20200908/030801_erm_raw.fif</text:p>
          </table:table-cell>
          <table:table-cell office:value-type="float" office:value="20200908" calcext:value-type="float">
            <text:p>20200908</text:p>
          </table:table-cell>
          <table:table-cell office:value-type="string" calcext:value-type="string">
            <text:p>/autofs/cluster/transcend/MRI/WMA/recons/030801_20200908</text:p>
          </table:table-cell>
          <table:table-cell table:number-columns-repeated="4" office:value-type="string" calcext:value-type="string">
            <text:p>None</text:p>
          </table:table-cell>
          <table:table-cell office:value-type="string" calcext:value-type="string">
            <text:p>[1, 2, 3, 4, 5, 6, 7, 8, 11, 12, 13, 14, 16, 25, 26, 27, 28, 35, 36, 2048, 32768]</text:p>
          </table:table-cell>
          <table:table-cell office:value-type="string" calcext:value-type="string">
            <text:p>ValueError:shortest_event=1</text:p>
          </table:table-cell>
          <table:table-cell table:number-columns-repeated="1010"/>
        </table:table-row>
        <table:table-row table:style-name="ro1">
          <table:table-cell table:number-columns-repeated="2" office:value-type="float" office:value="19" calcext:value-type="float">
            <text:p>19</text:p>
          </table:table-cell>
          <table:table-cell office:value-type="float" office:value="30801" calcext:value-type="float">
            <text:p>30801</text:p>
          </table:table-cell>
          <table:table-cell office:value-type="float" office:value="20200908" calcext:value-type="float">
            <text:p>20200908</text:p>
          </table:table-cell>
          <table:table-cell office:value-type="string" calcext:value-type="string">
            <text:p>/autofs/cluster/transcend/MEG/AttenAud/030801/030801_AttenAud_run02_raw.fif</text:p>
          </table:table-cell>
          <table:table-cell office:value-type="string" calcext:value-type="string">
            <text:p>/autofs/cluster/transcend/MEG/erm/030801/20200908/030801_erm_raw.fif</text:p>
          </table:table-cell>
          <table:table-cell office:value-type="float" office:value="20200908" calcext:value-type="float">
            <text:p>20200908</text:p>
          </table:table-cell>
          <table:table-cell office:value-type="string" calcext:value-type="string">
            <text:p>/autofs/cluster/transcend/MRI/WMA/recons/030801_20200908</text:p>
          </table:table-cell>
          <table:table-cell table:number-columns-repeated="4" office:value-type="string" calcext:value-type="string">
            <text:p>None</text:p>
          </table:table-cell>
          <table:table-cell office:value-type="string" calcext:value-type="string">
            <text:p>[1, 2, 3, 4, 5, 6, 7, 8, 11, 12, 13, 14, 25, 26, 27, 28, 35,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20" calcext:value-type="float">
            <text:p>20</text:p>
          </table:table-cell>
          <table:table-cell office:value-type="float" office:value="30801" calcext:value-type="float">
            <text:p>30801</text:p>
          </table:table-cell>
          <table:table-cell office:value-type="float" office:value="20200908" calcext:value-type="float">
            <text:p>20200908</text:p>
          </table:table-cell>
          <table:table-cell office:value-type="string" calcext:value-type="string">
            <text:p>/autofs/cluster/transcend/MEG/AttenAud/030801/visit_20200908/030801_AttenAud_run02bad_raw.fif</text:p>
          </table:table-cell>
          <table:table-cell office:value-type="string" calcext:value-type="string">
            <text:p>/autofs/cluster/transcend/MEG/erm/030801/20200908/030801_erm_raw.fif</text:p>
          </table:table-cell>
          <table:table-cell office:value-type="float" office:value="20200908" calcext:value-type="float">
            <text:p>20200908</text:p>
          </table:table-cell>
          <table:table-cell office:value-type="string" calcext:value-type="string">
            <text:p>/autofs/cluster/transcend/MRI/WMA/recons/030801_20200908</text:p>
          </table:table-cell>
          <table:table-cell table:number-columns-repeated="4" office:value-type="string" calcext:value-type="string">
            <text:p>None</text:p>
          </table:table-cell>
          <table:table-cell office:value-type="string" calcext:value-type="string">
            <text:p>[1, 2, 3, 4, 5, 6, 7, 8, 11, 12, 13, 14, 25, 26, 27, 28,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21" calcext:value-type="float">
            <text:p>21</text:p>
          </table:table-cell>
          <table:table-cell office:value-type="float" office:value="93101" calcext:value-type="float">
            <text:p>93101</text:p>
          </table:table-cell>
          <table:table-cell office:value-type="float" office:value="20201127" calcext:value-type="float">
            <text:p>20201127</text:p>
          </table:table-cell>
          <table:table-cell office:value-type="string" calcext:value-type="string">
            <text:p>/autofs/cluster/transcend/MEG/AttenAud/093101/093101_AttenAud_run01_raw.fif</text:p>
          </table:table-cell>
          <table:table-cell office:value-type="string" calcext:value-type="string">
            <text:p>/autofs/cluster/transcend/MEG/erm/093101/20201127/093101_erm_raw.fif</text:p>
          </table:table-cell>
          <table:table-cell office:value-type="float" office:value="20201127" calcext:value-type="float">
            <text:p>20201127</text:p>
          </table:table-cell>
          <table:table-cell office:value-type="string" calcext:value-type="string">
            <text:p>/autofs/cluster/transcend/MRI/WMA/recons/093101_20201127</text:p>
          </table:table-cell>
          <table:table-cell table:number-columns-repeated="4" office:value-type="string" calcext:value-type="string">
            <text:p>None</text:p>
          </table:table-cell>
          <table:table-cell office:value-type="string" calcext:value-type="string">
            <text:p>[1, 2, 3, 4, 5, 6, 7, 8, 11, 12, 13, 14, 25, 26, 27, 28, 35, 36,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22" calcext:value-type="float">
            <text:p>22</text:p>
          </table:table-cell>
          <table:table-cell office:value-type="float" office:value="93101" calcext:value-type="float">
            <text:p>93101</text:p>
          </table:table-cell>
          <table:table-cell office:value-type="float" office:value="20201127" calcext:value-type="float">
            <text:p>20201127</text:p>
          </table:table-cell>
          <table:table-cell office:value-type="string" calcext:value-type="string">
            <text:p>/autofs/cluster/transcend/MEG/AttenAud/093101/093101_AttenAud_run03_raw.fif</text:p>
          </table:table-cell>
          <table:table-cell office:value-type="string" calcext:value-type="string">
            <text:p>/autofs/cluster/transcend/MEG/erm/093101/20201127/093101_erm_raw.fif</text:p>
          </table:table-cell>
          <table:table-cell office:value-type="float" office:value="20201127" calcext:value-type="float">
            <text:p>20201127</text:p>
          </table:table-cell>
          <table:table-cell office:value-type="string" calcext:value-type="string">
            <text:p>/autofs/cluster/transcend/MRI/WMA/recons/093101_20201127</text:p>
          </table:table-cell>
          <table:table-cell table:number-columns-repeated="4" office:value-type="string" calcext:value-type="string">
            <text:p>None</text:p>
          </table:table-cell>
          <table:table-cell office:value-type="string" calcext:value-type="string">
            <text:p>[1, 2, 3, 4, 5, 6, 7, 8, 11, 12, 13, 14, 25, 26, 27, 28, 36,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23" calcext:value-type="float">
            <text:p>23</text:p>
          </table:table-cell>
          <table:table-cell office:value-type="float" office:value="93101" calcext:value-type="float">
            <text:p>93101</text:p>
          </table:table-cell>
          <table:table-cell office:value-type="float" office:value="20201127" calcext:value-type="float">
            <text:p>20201127</text:p>
          </table:table-cell>
          <table:table-cell office:value-type="string" calcext:value-type="string">
            <text:p>/autofs/cluster/transcend/MEG/AttenAud/093101/093101_AttenAud_run02_raw.fif</text:p>
          </table:table-cell>
          <table:table-cell office:value-type="string" calcext:value-type="string">
            <text:p>/autofs/cluster/transcend/MEG/erm/093101/20201127/093101_erm_raw.fif</text:p>
          </table:table-cell>
          <table:table-cell office:value-type="float" office:value="20201127" calcext:value-type="float">
            <text:p>20201127</text:p>
          </table:table-cell>
          <table:table-cell office:value-type="string" calcext:value-type="string">
            <text:p>/autofs/cluster/transcend/MRI/WMA/recons/093101_20201127</text:p>
          </table:table-cell>
          <table:table-cell table:number-columns-repeated="4" office:value-type="string" calcext:value-type="string">
            <text:p>None</text:p>
          </table:table-cell>
          <table:table-cell office:value-type="string" calcext:value-type="string">
            <text:p>[1, 2, 3, 4, 5, 6, 7, 8, 11, 12, 13, 14, 25, 26, 27, 28, 35, 36,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24" calcext:value-type="float">
            <text:p>24</text:p>
          </table:table-cell>
          <table:table-cell office:value-type="float" office:value="32901" calcext:value-type="float">
            <text:p>32901</text:p>
          </table:table-cell>
          <table:table-cell office:value-type="float" office:value="20200807" calcext:value-type="float">
            <text:p>20200807</text:p>
          </table:table-cell>
          <table:table-cell office:value-type="string" calcext:value-type="string">
            <text:p>/autofs/cluster/transcend/MEG/AttenAud/032901/032901_AttenAud_run03_raw.fif</text:p>
          </table:table-cell>
          <table:table-cell office:value-type="string" calcext:value-type="string">
            <text:p>/autofs/cluster/transcend/MEG/erm/032901/20200807/032901_erm_raw.fif</text:p>
          </table:table-cell>
          <table:table-cell office:value-type="float" office:value="20200807" calcext:value-type="float">
            <text:p>20200807</text:p>
          </table:table-cell>
          <table:table-cell office:value-type="string" calcext:value-type="string">
            <text:p>/autofs/cluster/transcend/MRI/WMA/recons/032901_20200807</text:p>
          </table:table-cell>
          <table:table-cell table:number-columns-repeated="4" office:value-type="string" calcext:value-type="string">
            <text:p>None</text:p>
          </table:table-cell>
          <table:table-cell office:value-type="string" calcext:value-type="string">
            <text:p>[1, 2, 3, 4, 5, 6, 7, 8, 11, 12, 13, 14, 25, 26, 27, 28,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25" calcext:value-type="float">
            <text:p>25</text:p>
          </table:table-cell>
          <table:table-cell office:value-type="float" office:value="32901" calcext:value-type="float">
            <text:p>32901</text:p>
          </table:table-cell>
          <table:table-cell office:value-type="float" office:value="20200807" calcext:value-type="float">
            <text:p>20200807</text:p>
          </table:table-cell>
          <table:table-cell office:value-type="string" calcext:value-type="string">
            <text:p>/autofs/cluster/transcend/MEG/AttenAud/032901/032901_AttenAud_run01_raw.fif</text:p>
          </table:table-cell>
          <table:table-cell office:value-type="string" calcext:value-type="string">
            <text:p>/autofs/cluster/transcend/MEG/erm/032901/20200807/032901_erm_raw.fif</text:p>
          </table:table-cell>
          <table:table-cell office:value-type="float" office:value="20200807" calcext:value-type="float">
            <text:p>20200807</text:p>
          </table:table-cell>
          <table:table-cell office:value-type="string" calcext:value-type="string">
            <text:p>/autofs/cluster/transcend/MRI/WMA/recons/032901_20200807</text:p>
          </table:table-cell>
          <table:table-cell table:number-columns-repeated="4" office:value-type="string" calcext:value-type="string">
            <text:p>None</text:p>
          </table:table-cell>
          <table:table-cell office:value-type="string" calcext:value-type="string">
            <text:p>[1, 2, 3, 4, 5, 6, 7, 8, 11, 12, 13, 14, 25, 26, 27, 28, 35,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26" calcext:value-type="float">
            <text:p>26</text:p>
          </table:table-cell>
          <table:table-cell office:value-type="float" office:value="32901" calcext:value-type="float">
            <text:p>32901</text:p>
          </table:table-cell>
          <table:table-cell office:value-type="float" office:value="20200807" calcext:value-type="float">
            <text:p>20200807</text:p>
          </table:table-cell>
          <table:table-cell office:value-type="string" calcext:value-type="string">
            <text:p>/autofs/cluster/transcend/MEG/AttenAud/032901/032901_AttenAud_run02_raw.fif</text:p>
          </table:table-cell>
          <table:table-cell office:value-type="string" calcext:value-type="string">
            <text:p>/autofs/cluster/transcend/MEG/erm/032901/20200807/032901_erm_raw.fif</text:p>
          </table:table-cell>
          <table:table-cell office:value-type="float" office:value="20200807" calcext:value-type="float">
            <text:p>20200807</text:p>
          </table:table-cell>
          <table:table-cell office:value-type="string" calcext:value-type="string">
            <text:p>/autofs/cluster/transcend/MRI/WMA/recons/032901_20200807</text:p>
          </table:table-cell>
          <table:table-cell table:number-columns-repeated="4" office:value-type="string" calcext:value-type="string">
            <text:p>None</text:p>
          </table:table-cell>
          <table:table-cell office:value-type="string" calcext:value-type="string">
            <text:p>[1, 2, 3, 4, 5, 6, 7, 8, 11, 12, 13, 14, 16, 25, 26, 27, 28, 35, 36, 2048, 32768]</text:p>
          </table:table-cell>
          <table:table-cell office:value-type="string" calcext:value-type="string">
            <text:p>ValueError:shortest_event=1</text:p>
          </table:table-cell>
          <table:table-cell table:number-columns-repeated="1010"/>
        </table:table-row>
        <table:table-row table:style-name="ro1">
          <table:table-cell table:number-columns-repeated="2" office:value-type="float" office:value="27" calcext:value-type="float">
            <text:p>27</text:p>
          </table:table-cell>
          <table:table-cell office:value-type="float" office:value="86401" calcext:value-type="float">
            <text:p>86401</text:p>
          </table:table-cell>
          <table:table-cell office:value-type="float" office:value="20210609" calcext:value-type="float">
            <text:p>20210609</text:p>
          </table:table-cell>
          <table:table-cell office:value-type="string" calcext:value-type="string">
            <text:p>/autofs/cluster/transcend/MEG/AttenAud/086401/visit_20210609/086401_AttenAud_run01_raw.fif</text:p>
          </table:table-cell>
          <table:table-cell office:value-type="string" calcext:value-type="string">
            <text:p>/autofs/cluster/transcend/MEG/erm/086401/20210609/086401_erm_raw.fif</text:p>
          </table:table-cell>
          <table:table-cell office:value-type="float" office:value="20210316" calcext:value-type="float">
            <text:p>20210316</text:p>
          </table:table-cell>
          <table:table-cell office:value-type="string" calcext:value-type="string">
            <text:p>/autofs/cluster/transcend/MRI/WMA/recons/086401_20210316</text:p>
          </table:table-cell>
          <table:table-cell table:number-columns-repeated="4" office:value-type="string" calcext:value-type="string">
            <text:p>None</text:p>
          </table:table-cell>
          <table:table-cell office:value-type="string" calcext:value-type="string">
            <text:p>[1, 2, 3, 4, 5, 6, 7, 8, 11, 12, 13, 14, 25, 26, 27, 28, 35, 37, 38, 2048, 32768]</text:p>
          </table:table-cell>
          <table:table-cell office:value-type="string" calcext:value-type="string">
            <text:p>ValueError:shortest_event=1</text:p>
          </table:table-cell>
          <table:table-cell table:number-columns-repeated="1010"/>
        </table:table-row>
        <table:table-row table:style-name="ro1">
          <table:table-cell table:number-columns-repeated="2" table:style-name="ce1" office:value-type="float" office:value="28" calcext:value-type="float">
            <text:p>28</text:p>
          </table:table-cell>
          <table:table-cell table:style-name="ce1" office:value-type="float" office:value="86401" calcext:value-type="float">
            <text:p>86401</text:p>
          </table:table-cell>
          <table:table-cell table:style-name="ce1" office:value-type="float" office:value="20210609" calcext:value-type="float">
            <text:p>20210609</text:p>
          </table:table-cell>
          <table:table-cell table:style-name="ce1" office:value-type="string" calcext:value-type="string">
            <text:p>/autofs/cluster/transcend/MEG/AttenAud/086401/visit_20210609/086401_AttenAud_run03_raw.fif</text:p>
          </table:table-cell>
          <table:table-cell table:style-name="ce1" office:value-type="string" calcext:value-type="string">
            <text:p>/autofs/cluster/transcend/MEG/erm/086401/20210609/086401_erm_raw.fif</text:p>
          </table:table-cell>
          <table:table-cell table:style-name="ce1" office:value-type="float" office:value="20210316" calcext:value-type="float">
            <text:p>20210316</text:p>
          </table:table-cell>
          <table:table-cell table:style-name="ce1" office:value-type="string" calcext:value-type="string">
            <text:p>/autofs/cluster/transcend/MRI/WMA/recons/086401_20210316</text:p>
          </table:table-cell>
          <table:table-cell table:number-columns-repeated="4" table:style-name="ce1" office:value-type="string" calcext:value-type="string">
            <text:p>None</text:p>
          </table:table-cell>
          <table:table-cell table:style-name="ce1" office:value-type="string" calcext:value-type="string">
            <text:p>[1, 2, 3, 4, 5, 6, 7, 8, 11, 12, 13, 14, 25, 26, 27, 28, 35, 36, 37, 38, 2048, 28672, 32768]</text:p>
          </table:table-cell>
          <table:table-cell table:style-name="ce1" office:value-type="string" calcext:value-type="string">
            <text:p>no input error</text:p>
          </table:table-cell>
          <table:table-cell table:style-name="ce1" office:value-type="string" calcext:value-type="string">
            <text:p>events[438,2] = events[438,2] - events[438,1] </text:p>
          </table:table-cell>
          <table:table-cell table:style-name="ce1" table:number-columns-repeated="1009"/>
        </table:table-row>
        <table:table-row table:style-name="ro1">
          <table:table-cell table:number-columns-repeated="2" table:style-name="ce1" office:value-type="float" office:value="29" calcext:value-type="float">
            <text:p>29</text:p>
          </table:table-cell>
          <table:table-cell table:style-name="ce1" office:value-type="float" office:value="86401" calcext:value-type="float">
            <text:p>86401</text:p>
          </table:table-cell>
          <table:table-cell table:style-name="ce1" office:value-type="float" office:value="20210609" calcext:value-type="float">
            <text:p>20210609</text:p>
          </table:table-cell>
          <table:table-cell table:style-name="ce1" office:value-type="string" calcext:value-type="string">
            <text:p>/autofs/cluster/transcend/MEG/AttenAud/086401/visit_20210609/086401_AttenAud_run02_raw.fif</text:p>
          </table:table-cell>
          <table:table-cell table:style-name="ce1" office:value-type="string" calcext:value-type="string">
            <text:p>/autofs/cluster/transcend/MEG/erm/086401/20210609/086401_erm_raw.fif</text:p>
          </table:table-cell>
          <table:table-cell table:style-name="ce1" office:value-type="float" office:value="20210316" calcext:value-type="float">
            <text:p>20210316</text:p>
          </table:table-cell>
          <table:table-cell table:style-name="ce1" office:value-type="string" calcext:value-type="string">
            <text:p>/autofs/cluster/transcend/MRI/WMA/recons/086401_20210316</text:p>
          </table:table-cell>
          <table:table-cell table:number-columns-repeated="4" table:style-name="ce1" office:value-type="string" calcext:value-type="string">
            <text:p>None</text:p>
          </table:table-cell>
          <table:table-cell table:style-name="ce1" office:value-type="string" calcext:value-type="string">
            <text:p>[1, 2, 3, 4, 5, 6, 7, 8, 11, 12, 13, 14, 25, 26, 27, 28, 36, 37, 2048, 32760, 32764, 32768]</text:p>
          </table:table-cell>
          <table:table-cell table:style-name="ce1" office:value-type="string" calcext:value-type="string">
            <text:p>ValueError:shortest_event=1</text:p>
          </table:table-cell>
          <table:table-cell table:style-name="ce1" office:value-type="string" calcext:value-type="string">
            <text:p>17 lost stimuli triggers with normal cleaning methods</text:p>
          </table:table-cell>
          <table:table-cell table:style-name="ce1" table:number-columns-repeated="1009"/>
        </table:table-row>
        <table:table-row table:style-name="ro1">
          <table:table-cell table:number-columns-repeated="2" office:value-type="float" office:value="30" calcext:value-type="float">
            <text:p>30</text:p>
          </table:table-cell>
          <table:table-cell office:value-type="float" office:value="105401" calcext:value-type="float">
            <text:p>105401</text:p>
          </table:table-cell>
          <table:table-cell office:value-type="float" office:value="20210819" calcext:value-type="float">
            <text:p>20210819</text:p>
          </table:table-cell>
          <table:table-cell office:value-type="string" calcext:value-type="string">
            <text:p>/autofs/cluster/transcend/MEG/AttenAud/105401/visit_20210819/105401_AttenAud_run02_raw.fif</text:p>
          </table:table-cell>
          <table:table-cell office:value-type="string" calcext:value-type="string">
            <text:p>/autofs/cluster/transcend/MEG/erm/105401/20210819/105401_erm_raw.fif</text:p>
          </table:table-cell>
          <table:table-cell office:value-type="float" office:value="20210502" calcext:value-type="float">
            <text:p>20210502</text:p>
          </table:table-cell>
          <table:table-cell office:value-type="string" calcext:value-type="string">
            <text:p>/autofs/cluster/transcend/MRI/WMA/recons/105401_20210502</text:p>
          </table:table-cell>
          <table:table-cell table:number-columns-repeated="4" office:value-type="string" calcext:value-type="string">
            <text:p>None</text:p>
          </table:table-cell>
          <table:table-cell office:value-type="string" calcext:value-type="string">
            <text:p>[1, 2, 3, 4, 5, 6, 7, 8, 11, 12, 13, 14, 25, 26, 27, 28, 35,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31" calcext:value-type="float">
            <text:p>31</text:p>
          </table:table-cell>
          <table:table-cell office:value-type="float" office:value="105401" calcext:value-type="float">
            <text:p>105401</text:p>
          </table:table-cell>
          <table:table-cell office:value-type="float" office:value="20210819" calcext:value-type="float">
            <text:p>20210819</text:p>
          </table:table-cell>
          <table:table-cell office:value-type="string" calcext:value-type="string">
            <text:p>/autofs/cluster/transcend/MEG/AttenAud/105401/visit_20210819/105401_AttenAud_run03_raw.fif</text:p>
          </table:table-cell>
          <table:table-cell office:value-type="string" calcext:value-type="string">
            <text:p>/autofs/cluster/transcend/MEG/erm/105401/20210819/105401_erm_raw.fif</text:p>
          </table:table-cell>
          <table:table-cell office:value-type="float" office:value="20210502" calcext:value-type="float">
            <text:p>20210502</text:p>
          </table:table-cell>
          <table:table-cell office:value-type="string" calcext:value-type="string">
            <text:p>/autofs/cluster/transcend/MRI/WMA/recons/105401_20210502</text:p>
          </table:table-cell>
          <table:table-cell table:number-columns-repeated="4" office:value-type="string" calcext:value-type="string">
            <text:p>None</text:p>
          </table:table-cell>
          <table:table-cell office:value-type="string" calcext:value-type="string">
            <text:p>[1, 2, 3, 4, 5, 6, 7, 8, 11, 12, 13, 14, 25, 26, 27, 28,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32" calcext:value-type="float">
            <text:p>32</text:p>
          </table:table-cell>
          <table:table-cell office:value-type="float" office:value="105401" calcext:value-type="float">
            <text:p>105401</text:p>
          </table:table-cell>
          <table:table-cell office:value-type="float" office:value="20210819" calcext:value-type="float">
            <text:p>20210819</text:p>
          </table:table-cell>
          <table:table-cell office:value-type="string" calcext:value-type="string">
            <text:p>/autofs/cluster/transcend/MEG/AttenAud/105401/visit_20210819/105401_AttenAud_run01_raw.fif</text:p>
          </table:table-cell>
          <table:table-cell office:value-type="string" calcext:value-type="string">
            <text:p>/autofs/cluster/transcend/MEG/erm/105401/20210819/105401_erm_raw.fif</text:p>
          </table:table-cell>
          <table:table-cell office:value-type="float" office:value="20210502" calcext:value-type="float">
            <text:p>20210502</text:p>
          </table:table-cell>
          <table:table-cell office:value-type="string" calcext:value-type="string">
            <text:p>/autofs/cluster/transcend/MRI/WMA/recons/105401_20210502</text:p>
          </table:table-cell>
          <table:table-cell table:number-columns-repeated="4" office:value-type="string" calcext:value-type="string">
            <text:p>None</text:p>
          </table:table-cell>
          <table:table-cell office:value-type="string" calcext:value-type="string">
            <text:p>[1, 2, 3, 4, 5, 6, 7, 8, 11, 12, 13, 14, 25, 26, 27, 28, 35, 2048, 32768]</text:p>
          </table:table-cell>
          <table:table-cell office:value-type="string" calcext:value-type="string">
            <text:p>ValueError:shortest_event=1</text:p>
          </table:table-cell>
          <table:table-cell table:number-columns-repeated="1010"/>
        </table:table-row>
        <table:table-row table:style-name="ro1">
          <table:table-cell table:number-columns-repeated="2" office:value-type="float" office:value="33" calcext:value-type="float">
            <text:p>33</text:p>
          </table:table-cell>
          <table:table-cell office:value-type="float" office:value="103501" calcext:value-type="float">
            <text:p>103501</text:p>
          </table:table-cell>
          <table:table-cell office:value-type="float" office:value="20191212" calcext:value-type="float">
            <text:p>20191212</text:p>
          </table:table-cell>
          <table:table-cell office:value-type="string" calcext:value-type="string">
            <text:p>/autofs/cluster/transcend/MEG/AttenAud/103501/103501_AttenAud_run03_raw.fif</text:p>
          </table:table-cell>
          <table:table-cell office:value-type="string" calcext:value-type="string">
            <text:p>/autofs/cluster/transcend/MEG/erm/103501/20191212/103501_erm_raw.fif</text:p>
          </table:table-cell>
          <table:table-cell table:number-columns-repeated="2" office:value-type="string" calcext:value-type="string">
            <text:p>None</text:p>
          </table:table-cell>
          <table:table-cell office:value-type="float" office:value="20190123" calcext:value-type="float">
            <text:p>20190123</text:p>
          </table:table-cell>
          <table:table-cell office:value-type="string" calcext:value-type="string">
            <text:p>/autofs/cluster/transcend/MRI/WMA/recons/103501_20190123</text:p>
          </table:table-cell>
          <table:table-cell table:number-columns-repeated="2" office:value-type="string" calcext:value-type="string">
            <text:p>None</text:p>
          </table:table-cell>
          <table:table-cell office:value-type="string" calcext:value-type="string">
            <text:p>[1, 2, 3, 4, 5, 6, 7, 8, 11, 12, 13, 14, 25, 26, 27, 28, 35,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34" calcext:value-type="float">
            <text:p>34</text:p>
          </table:table-cell>
          <table:table-cell office:value-type="float" office:value="103501" calcext:value-type="float">
            <text:p>103501</text:p>
          </table:table-cell>
          <table:table-cell office:value-type="float" office:value="20191212" calcext:value-type="float">
            <text:p>20191212</text:p>
          </table:table-cell>
          <table:table-cell office:value-type="string" calcext:value-type="string">
            <text:p>/autofs/cluster/transcend/MEG/AttenAud/103501/103501_AttenAud_run01_raw.fif</text:p>
          </table:table-cell>
          <table:table-cell office:value-type="string" calcext:value-type="string">
            <text:p>/autofs/cluster/transcend/MEG/erm/103501/20191212/103501_erm_raw.fif</text:p>
          </table:table-cell>
          <table:table-cell table:number-columns-repeated="2" office:value-type="string" calcext:value-type="string">
            <text:p>None</text:p>
          </table:table-cell>
          <table:table-cell office:value-type="float" office:value="20190123" calcext:value-type="float">
            <text:p>20190123</text:p>
          </table:table-cell>
          <table:table-cell office:value-type="string" calcext:value-type="string">
            <text:p>/autofs/cluster/transcend/MRI/WMA/recons/103501_20190123</text:p>
          </table:table-cell>
          <table:table-cell table:number-columns-repeated="2" office:value-type="string" calcext:value-type="string">
            <text:p>None</text:p>
          </table:table-cell>
          <table:table-cell office:value-type="string" calcext:value-type="string">
            <text:p>[1, 2, 3, 4, 5, 6, 7, 8, 11, 12, 13, 14, 25, 26, 27, 28, 36,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35" calcext:value-type="float">
            <text:p>35</text:p>
          </table:table-cell>
          <table:table-cell office:value-type="float" office:value="103501" calcext:value-type="float">
            <text:p>103501</text:p>
          </table:table-cell>
          <table:table-cell office:value-type="float" office:value="20191212" calcext:value-type="float">
            <text:p>20191212</text:p>
          </table:table-cell>
          <table:table-cell office:value-type="string" calcext:value-type="string">
            <text:p>/autofs/cluster/transcend/MEG/AttenAud/103501/103501_AttenAud_run02_raw.fif</text:p>
          </table:table-cell>
          <table:table-cell office:value-type="string" calcext:value-type="string">
            <text:p>/autofs/cluster/transcend/MEG/erm/103501/20191212/103501_erm_raw.fif</text:p>
          </table:table-cell>
          <table:table-cell table:number-columns-repeated="2" office:value-type="string" calcext:value-type="string">
            <text:p>None</text:p>
          </table:table-cell>
          <table:table-cell office:value-type="float" office:value="20190123" calcext:value-type="float">
            <text:p>20190123</text:p>
          </table:table-cell>
          <table:table-cell office:value-type="string" calcext:value-type="string">
            <text:p>/autofs/cluster/transcend/MRI/WMA/recons/103501_20190123</text:p>
          </table:table-cell>
          <table:table-cell table:number-columns-repeated="2" office:value-type="string" calcext:value-type="string">
            <text:p>None</text:p>
          </table:table-cell>
          <table:table-cell office:value-type="string" calcext:value-type="string">
            <text:p>[1, 2, 3, 4, 5, 6, 7, 8, 11, 12, 13, 14, 24, 25, 26, 27, 28, 35, 36, 37, 2048, 32768]</text:p>
          </table:table-cell>
          <table:table-cell office:value-type="string" calcext:value-type="string">
            <text:p>ValueError:shortest_event=1</text:p>
          </table:table-cell>
          <table:table-cell table:number-columns-repeated="1010"/>
        </table:table-row>
        <table:table-row table:style-name="ro1">
          <table:table-cell table:number-columns-repeated="2" office:value-type="float" office:value="36" calcext:value-type="float">
            <text:p>36</text:p>
          </table:table-cell>
          <table:table-cell office:value-type="float" office:value="102001" calcext:value-type="float">
            <text:p>102001</text:p>
          </table:table-cell>
          <table:table-cell office:value-type="float" office:value="20190401" calcext:value-type="float">
            <text:p>20190401</text:p>
          </table:table-cell>
          <table:table-cell office:value-type="string" calcext:value-type="string">
            <text:p>/autofs/cluster/transcend/MEG/AttenAud/102001/102001_AttenAud_run01_raw.fif</text:p>
          </table:table-cell>
          <table:table-cell office:value-type="string" calcext:value-type="string">
            <text:p>/autofs/cluster/transcend/MEG/erm/102001/20190401/102001_erm_raw.fif</text:p>
          </table:table-cell>
          <table:table-cell office:value-type="float" office:value="20190403" calcext:value-type="float">
            <text:p>20190403</text:p>
          </table:table-cell>
          <table:table-cell office:value-type="string" calcext:value-type="string">
            <text:p>/autofs/cluster/transcend/MRI/WMA/recons/102001_20190403</text:p>
          </table:table-cell>
          <table:table-cell table:number-columns-repeated="4" office:value-type="string" calcext:value-type="string">
            <text:p>None</text:p>
          </table:table-cell>
          <table:table-cell office:value-type="string" calcext:value-type="string">
            <text:p>[1, 2, 3, 4, 5, 6, 7, 8, 11, 12, 13, 14, 25, 26, 27, 28, 35, 37,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37" calcext:value-type="float">
            <text:p>37</text:p>
          </table:table-cell>
          <table:table-cell office:value-type="float" office:value="102001" calcext:value-type="float">
            <text:p>102001</text:p>
          </table:table-cell>
          <table:table-cell office:value-type="float" office:value="20190401" calcext:value-type="float">
            <text:p>20190401</text:p>
          </table:table-cell>
          <table:table-cell office:value-type="string" calcext:value-type="string">
            <text:p>/autofs/cluster/transcend/MEG/AttenAud/102001/102001_AttenAud_run03_raw.fif</text:p>
          </table:table-cell>
          <table:table-cell office:value-type="string" calcext:value-type="string">
            <text:p>/autofs/cluster/transcend/MEG/erm/102001/20190401/102001_erm_raw.fif</text:p>
          </table:table-cell>
          <table:table-cell office:value-type="float" office:value="20190403" calcext:value-type="float">
            <text:p>20190403</text:p>
          </table:table-cell>
          <table:table-cell office:value-type="string" calcext:value-type="string">
            <text:p>/autofs/cluster/transcend/MRI/WMA/recons/102001_20190403</text:p>
          </table:table-cell>
          <table:table-cell table:number-columns-repeated="4" office:value-type="string" calcext:value-type="string">
            <text:p>None</text:p>
          </table:table-cell>
          <table:table-cell office:value-type="string" calcext:value-type="string">
            <text:p>[1, 2, 3, 4, 5, 6, 7, 8, 11, 12, 13, 14, 25, 26, 27, 28, 35, 36,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38" calcext:value-type="float">
            <text:p>38</text:p>
          </table:table-cell>
          <table:table-cell office:value-type="float" office:value="102001" calcext:value-type="float">
            <text:p>102001</text:p>
          </table:table-cell>
          <table:table-cell office:value-type="float" office:value="20190401" calcext:value-type="float">
            <text:p>20190401</text:p>
          </table:table-cell>
          <table:table-cell office:value-type="string" calcext:value-type="string">
            <text:p>/autofs/cluster/transcend/MEG/AttenAud/102001/102001_AttenAud_run02_raw.fif</text:p>
          </table:table-cell>
          <table:table-cell office:value-type="string" calcext:value-type="string">
            <text:p>/autofs/cluster/transcend/MEG/erm/102001/20190401/102001_erm_raw.fif</text:p>
          </table:table-cell>
          <table:table-cell office:value-type="float" office:value="20190403" calcext:value-type="float">
            <text:p>20190403</text:p>
          </table:table-cell>
          <table:table-cell office:value-type="string" calcext:value-type="string">
            <text:p>/autofs/cluster/transcend/MRI/WMA/recons/102001_20190403</text:p>
          </table:table-cell>
          <table:table-cell table:number-columns-repeated="4" office:value-type="string" calcext:value-type="string">
            <text:p>None</text:p>
          </table:table-cell>
          <table:table-cell office:value-type="string" calcext:value-type="string">
            <text:p>[1, 2, 3, 4, 5, 6, 7, 8, 11, 12, 13, 14, 25, 26, 27, 28, 35, 36, 37,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39" calcext:value-type="float">
            <text:p>39</text:p>
          </table:table-cell>
          <table:table-cell office:value-type="float" office:value="97201" calcext:value-type="float">
            <text:p>97201</text:p>
          </table:table-cell>
          <table:table-cell office:value-type="float" office:value="20211118" calcext:value-type="float">
            <text:p>20211118</text:p>
          </table:table-cell>
          <table:table-cell office:value-type="string" calcext:value-type="string">
            <text:p>/autofs/cluster/transcend/MEG/AttenAud/097201/visit_2021118/097201_AttenAud_run01_raw.fif</text:p>
          </table:table-cell>
          <table:table-cell office:value-type="string" calcext:value-type="string">
            <text:p>/autofs/cluster/transcend/MEG/erm/097201/20211118/097201_erm_raw.fif</text:p>
          </table:table-cell>
          <table:table-cell office:value-type="float" office:value="20211110" calcext:value-type="float">
            <text:p>20211110</text:p>
          </table:table-cell>
          <table:table-cell office:value-type="string" calcext:value-type="string">
            <text:p>/autofs/cluster/transcend/MRI/WMA/recons/097201_20211110</text:p>
          </table:table-cell>
          <table:table-cell table:number-columns-repeated="4" office:value-type="string" calcext:value-type="string">
            <text:p>None</text:p>
          </table:table-cell>
          <table:table-cell office:value-type="string" calcext:value-type="string">
            <text:p>[1, 2, 3, 4, 5, 6, 7, 8, 11, 12, 13, 14, 25, 26, 27, 28, 35, 36,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40" calcext:value-type="float">
            <text:p>40</text:p>
          </table:table-cell>
          <table:table-cell office:value-type="float" office:value="97201" calcext:value-type="float">
            <text:p>97201</text:p>
          </table:table-cell>
          <table:table-cell office:value-type="float" office:value="20211118" calcext:value-type="float">
            <text:p>20211118</text:p>
          </table:table-cell>
          <table:table-cell office:value-type="string" calcext:value-type="string">
            <text:p>/autofs/cluster/transcend/MEG/AttenAud/097201/visit_2021118/097201_AttenAud_run03_raw.fif</text:p>
          </table:table-cell>
          <table:table-cell office:value-type="string" calcext:value-type="string">
            <text:p>/autofs/cluster/transcend/MEG/erm/097201/20211118/097201_erm_raw.fif</text:p>
          </table:table-cell>
          <table:table-cell office:value-type="float" office:value="20211110" calcext:value-type="float">
            <text:p>20211110</text:p>
          </table:table-cell>
          <table:table-cell office:value-type="string" calcext:value-type="string">
            <text:p>/autofs/cluster/transcend/MRI/WMA/recons/097201_20211110</text:p>
          </table:table-cell>
          <table:table-cell table:number-columns-repeated="4" office:value-type="string" calcext:value-type="string">
            <text:p>None</text:p>
          </table:table-cell>
          <table:table-cell office:value-type="string" calcext:value-type="string">
            <text:p>[1, 2, 3, 4, 5, 6, 7, 8, 11, 12, 13, 14, 25, 26, 27, 28, 35, 36,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41" calcext:value-type="float">
            <text:p>41</text:p>
          </table:table-cell>
          <table:table-cell office:value-type="float" office:value="97201" calcext:value-type="float">
            <text:p>97201</text:p>
          </table:table-cell>
          <table:table-cell office:value-type="float" office:value="20211118" calcext:value-type="float">
            <text:p>20211118</text:p>
          </table:table-cell>
          <table:table-cell office:value-type="string" calcext:value-type="string">
            <text:p>/autofs/cluster/transcend/MEG/AttenAud/097201/visit_2021118/097201_AttenAud_run02_raw.fif</text:p>
          </table:table-cell>
          <table:table-cell office:value-type="string" calcext:value-type="string">
            <text:p>/autofs/cluster/transcend/MEG/erm/097201/20211118/097201_erm_raw.fif</text:p>
          </table:table-cell>
          <table:table-cell office:value-type="float" office:value="20211110" calcext:value-type="float">
            <text:p>20211110</text:p>
          </table:table-cell>
          <table:table-cell office:value-type="string" calcext:value-type="string">
            <text:p>/autofs/cluster/transcend/MRI/WMA/recons/097201_20211110</text:p>
          </table:table-cell>
          <table:table-cell table:number-columns-repeated="4" office:value-type="string" calcext:value-type="string">
            <text:p>None</text:p>
          </table:table-cell>
          <table:table-cell office:value-type="string" calcext:value-type="string">
            <text:p>[1, 2, 3, 4, 5, 6, 7, 8, 11, 12, 13, 14, 25, 26, 27, 28, 35, 37,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42" calcext:value-type="float">
            <text:p>42</text:p>
          </table:table-cell>
          <table:table-cell office:value-type="float" office:value="900005" calcext:value-type="float">
            <text:p>900005</text:p>
          </table:table-cell>
          <table:table-cell office:value-type="float" office:value="20220327" calcext:value-type="float">
            <text:p>20220327</text:p>
          </table:table-cell>
          <table:table-cell office:value-type="string" calcext:value-type="string">
            <text:p>/autofs/cluster/transcend/MEG/AttenAud/900005/visit_20220327/900005_AttenAud_run01_raw.fif</text:p>
          </table:table-cell>
          <table:table-cell office:value-type="string" calcext:value-type="string">
            <text:p>/autofs/cluster/transcend/MEG/erm/900005/20220327/900005_erm_raw.fif</text:p>
          </table:table-cell>
          <table:table-cell office:value-type="float" office:value="20211209" calcext:value-type="float">
            <text:p>20211209</text:p>
          </table:table-cell>
          <table:table-cell office:value-type="string" calcext:value-type="string">
            <text:p>/autofs/cluster/transcend/MRI/WMA/recons/900005_20211209</text:p>
          </table:table-cell>
          <table:table-cell table:number-columns-repeated="4" office:value-type="string" calcext:value-type="string">
            <text:p>None</text:p>
          </table:table-cell>
          <table:table-cell office:value-type="string" calcext:value-type="string">
            <text:p>[1, 2, 3, 4, 5, 6, 7, 8, 11, 12, 13, 14, 25, 26, 27, 28, 35, 37, 38, 2048, 32768]</text:p>
          </table:table-cell>
          <table:table-cell office:value-type="string" calcext:value-type="string">
            <text:p>no input error</text:p>
          </table:table-cell>
          <table:table-cell table:number-columns-repeated="1010"/>
        </table:table-row>
        <table:table-row table:style-name="ro1">
          <table:table-cell table:number-columns-repeated="2" table:style-name="ce1" office:value-type="float" office:value="43" calcext:value-type="float">
            <text:p>43</text:p>
          </table:table-cell>
          <table:table-cell table:style-name="ce1" office:value-type="float" office:value="900005" calcext:value-type="float">
            <text:p>900005</text:p>
          </table:table-cell>
          <table:table-cell table:style-name="ce1" office:value-type="float" office:value="20220327" calcext:value-type="float">
            <text:p>20220327</text:p>
          </table:table-cell>
          <table:table-cell table:style-name="ce1" office:value-type="string" calcext:value-type="string">
            <text:p>/autofs/cluster/transcend/MEG/AttenAud/900005/visit_20220327/900005_AttenAud_run02_raw.fif</text:p>
          </table:table-cell>
          <table:table-cell table:style-name="ce1" office:value-type="string" calcext:value-type="string">
            <text:p>/autofs/cluster/transcend/MEG/erm/900005/20220327/900005_erm_raw.fif</text:p>
          </table:table-cell>
          <table:table-cell table:style-name="ce1" office:value-type="float" office:value="20211209" calcext:value-type="float">
            <text:p>20211209</text:p>
          </table:table-cell>
          <table:table-cell table:style-name="ce1" office:value-type="string" calcext:value-type="string">
            <text:p>/autofs/cluster/transcend/MRI/WMA/recons/900005_20211209</text:p>
          </table:table-cell>
          <table:table-cell table:number-columns-repeated="4" table:style-name="ce1" office:value-type="string" calcext:value-type="string">
            <text:p>None</text:p>
          </table:table-cell>
          <table:table-cell table:style-name="ce1" office:value-type="string" calcext:value-type="string">
            <text:p>[1, 2, 3, 4, 5, 6, 7, 8, 11, 12, 13, 14, 25, 26, 27, 28, 35, 36, 37, 38, 2047, 2048, 32768]</text:p>
          </table:table-cell>
          <table:table-cell table:style-name="ce1" office:value-type="string" calcext:value-type="string">
            <text:p>no input error</text:p>
          </table:table-cell>
          <table:table-cell table:style-name="ce1" office:value-type="string" calcext:value-type="string">
            <text:p>response came just as the next stimuli started so response trigger started from an initial state of 1. Fixed if you only apply superimposition fixes to initial states of response triggers.</text:p>
          </table:table-cell>
          <table:table-cell table:style-name="ce1" table:number-columns-repeated="1009"/>
        </table:table-row>
        <table:table-row table:style-name="ro1">
          <table:table-cell table:number-columns-repeated="2" office:value-type="float" office:value="44" calcext:value-type="float">
            <text:p>44</text:p>
          </table:table-cell>
          <table:table-cell office:value-type="float" office:value="900005" calcext:value-type="float">
            <text:p>900005</text:p>
          </table:table-cell>
          <table:table-cell office:value-type="float" office:value="20220327" calcext:value-type="float">
            <text:p>20220327</text:p>
          </table:table-cell>
          <table:table-cell office:value-type="string" calcext:value-type="string">
            <text:p>/autofs/cluster/transcend/MEG/AttenAud/900005/visit_20220327/900005_AttenAud_run03_raw.fif</text:p>
          </table:table-cell>
          <table:table-cell office:value-type="string" calcext:value-type="string">
            <text:p>/autofs/cluster/transcend/MEG/erm/900005/20220327/900005_erm_raw.fif</text:p>
          </table:table-cell>
          <table:table-cell office:value-type="float" office:value="20211209" calcext:value-type="float">
            <text:p>20211209</text:p>
          </table:table-cell>
          <table:table-cell office:value-type="string" calcext:value-type="string">
            <text:p>/autofs/cluster/transcend/MRI/WMA/recons/900005_20211209</text:p>
          </table:table-cell>
          <table:table-cell table:number-columns-repeated="4" office:value-type="string" calcext:value-type="string">
            <text:p>None</text:p>
          </table:table-cell>
          <table:table-cell office:value-type="string" calcext:value-type="string">
            <text:p>[1, 2, 3, 4, 5, 6, 7, 8, 11, 12, 13, 14, 25, 26, 27, 28, 35, 37, 38, 2048, 8192,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45" calcext:value-type="float">
            <text:p>45</text:p>
          </table:table-cell>
          <table:table-cell office:value-type="float" office:value="8301" calcext:value-type="float">
            <text:p>8301</text:p>
          </table:table-cell>
          <table:table-cell office:value-type="float" office:value="20220531" calcext:value-type="float">
            <text:p>20220531</text:p>
          </table:table-cell>
          <table:table-cell office:value-type="string" calcext:value-type="string">
            <text:p>/autofs/cluster/transcend/MEG/AttenAud/008301/visit_20220531/008301_AttenAud_run03_raw.fif</text:p>
          </table:table-cell>
          <table:table-cell office:value-type="string" calcext:value-type="string">
            <text:p>/autofs/cluster/transcend/MEG/erm/008301/20220531/008301_erm_raw.fif</text:p>
          </table:table-cell>
          <table:table-cell office:value-type="float" office:value="20220531" calcext:value-type="float">
            <text:p>20220531</text:p>
          </table:table-cell>
          <table:table-cell office:value-type="string" calcext:value-type="string">
            <text:p>/autofs/cluster/transcend/MRI/WMA/recons/008301_20220531</text:p>
          </table:table-cell>
          <table:table-cell table:number-columns-repeated="4" office:value-type="string" calcext:value-type="string">
            <text:p>None</text:p>
          </table:table-cell>
          <table:table-cell office:value-type="string" calcext:value-type="string">
            <text:p>[1, 2, 3, 4, 5, 6, 7, 8, 11, 12, 13, 14, 25, 26, 27, 28,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46" calcext:value-type="float">
            <text:p>46</text:p>
          </table:table-cell>
          <table:table-cell office:value-type="float" office:value="8301" calcext:value-type="float">
            <text:p>8301</text:p>
          </table:table-cell>
          <table:table-cell office:value-type="float" office:value="20220531" calcext:value-type="float">
            <text:p>20220531</text:p>
          </table:table-cell>
          <table:table-cell office:value-type="string" calcext:value-type="string">
            <text:p>/autofs/cluster/transcend/MEG/AttenAud/008301/visit_20220531/008301_AttenAud_run01_raw.fif</text:p>
          </table:table-cell>
          <table:table-cell office:value-type="string" calcext:value-type="string">
            <text:p>/autofs/cluster/transcend/MEG/erm/008301/20220531/008301_erm_raw.fif</text:p>
          </table:table-cell>
          <table:table-cell office:value-type="float" office:value="20220531" calcext:value-type="float">
            <text:p>20220531</text:p>
          </table:table-cell>
          <table:table-cell office:value-type="string" calcext:value-type="string">
            <text:p>/autofs/cluster/transcend/MRI/WMA/recons/008301_20220531</text:p>
          </table:table-cell>
          <table:table-cell table:number-columns-repeated="4" office:value-type="string" calcext:value-type="string">
            <text:p>None</text:p>
          </table:table-cell>
          <table:table-cell office:value-type="string" calcext:value-type="string">
            <text:p>[1, 2, 3, 4, 5, 6, 7, 8, 11, 12, 13, 14, 25, 26, 27, 28, 35, 36,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47" calcext:value-type="float">
            <text:p>47</text:p>
          </table:table-cell>
          <table:table-cell office:value-type="float" office:value="8301" calcext:value-type="float">
            <text:p>8301</text:p>
          </table:table-cell>
          <table:table-cell office:value-type="float" office:value="20220531" calcext:value-type="float">
            <text:p>20220531</text:p>
          </table:table-cell>
          <table:table-cell office:value-type="string" calcext:value-type="string">
            <text:p>/autofs/cluster/transcend/MEG/AttenAud/008301/visit_20220531/008301_AttenAud_run02_raw.fif</text:p>
          </table:table-cell>
          <table:table-cell office:value-type="string" calcext:value-type="string">
            <text:p>/autofs/cluster/transcend/MEG/erm/008301/20220531/008301_erm_raw.fif</text:p>
          </table:table-cell>
          <table:table-cell office:value-type="float" office:value="20220531" calcext:value-type="float">
            <text:p>20220531</text:p>
          </table:table-cell>
          <table:table-cell office:value-type="string" calcext:value-type="string">
            <text:p>/autofs/cluster/transcend/MRI/WMA/recons/008301_20220531</text:p>
          </table:table-cell>
          <table:table-cell table:number-columns-repeated="4" office:value-type="string" calcext:value-type="string">
            <text:p>None</text:p>
          </table:table-cell>
          <table:table-cell office:value-type="string" calcext:value-type="string">
            <text:p>[1, 2, 3, 4, 5, 6, 7, 8, 11, 12, 13, 14, 25, 26, 27, 28, 35, 37,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48" calcext:value-type="float">
            <text:p>48</text:p>
          </table:table-cell>
          <table:table-cell office:value-type="float" office:value="108901" calcext:value-type="float">
            <text:p>108901</text:p>
          </table:table-cell>
          <table:table-cell office:value-type="float" office:value="20220505" calcext:value-type="float">
            <text:p>20220505</text:p>
          </table:table-cell>
          <table:table-cell office:value-type="string" calcext:value-type="string">
            <text:p>/autofs/cluster/transcend/MEG/AttenAud/108901/visit_20220505/108901_AttenAud_run02_raw.fif</text:p>
          </table:table-cell>
          <table:table-cell office:value-type="string" calcext:value-type="string">
            <text:p>/autofs/cluster/transcend/MEG/erm/108901/20220505/108901_erm_raw.fif</text:p>
          </table:table-cell>
          <table:table-cell office:value-type="float" office:value="20220606" calcext:value-type="float">
            <text:p>20220606</text:p>
          </table:table-cell>
          <table:table-cell office:value-type="string" calcext:value-type="string">
            <text:p>/autofs/cluster/transcend/MRI/WMA/recons/108901_20220606</text:p>
          </table:table-cell>
          <table:table-cell table:number-columns-repeated="4" office:value-type="string" calcext:value-type="string">
            <text:p>None</text:p>
          </table:table-cell>
          <table:table-cell office:value-type="string" calcext:value-type="string">
            <text:p>[1, 2, 3, 4, 5, 6, 7, 8, 11, 12, 13, 14, 25, 26, 27, 28, 35, 37,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49" calcext:value-type="float">
            <text:p>49</text:p>
          </table:table-cell>
          <table:table-cell office:value-type="float" office:value="108901" calcext:value-type="float">
            <text:p>108901</text:p>
          </table:table-cell>
          <table:table-cell office:value-type="float" office:value="20220505" calcext:value-type="float">
            <text:p>20220505</text:p>
          </table:table-cell>
          <table:table-cell office:value-type="string" calcext:value-type="string">
            <text:p>/autofs/cluster/transcend/MEG/AttenAud/108901/visit_20220505/108901_AttenAud_run03_raw.fif</text:p>
          </table:table-cell>
          <table:table-cell office:value-type="string" calcext:value-type="string">
            <text:p>/autofs/cluster/transcend/MEG/erm/108901/20220505/108901_erm_raw.fif</text:p>
          </table:table-cell>
          <table:table-cell office:value-type="float" office:value="20220606" calcext:value-type="float">
            <text:p>20220606</text:p>
          </table:table-cell>
          <table:table-cell office:value-type="string" calcext:value-type="string">
            <text:p>/autofs/cluster/transcend/MRI/WMA/recons/108901_20220606</text:p>
          </table:table-cell>
          <table:table-cell table:number-columns-repeated="4" office:value-type="string" calcext:value-type="string">
            <text:p>None</text:p>
          </table:table-cell>
          <table:table-cell office:value-type="string" calcext:value-type="string">
            <text:p>[1, 2, 3, 4, 5, 6, 7, 8, 11, 12, 13, 14, 25, 26, 27, 28, 36,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50" calcext:value-type="float">
            <text:p>50</text:p>
          </table:table-cell>
          <table:table-cell office:value-type="float" office:value="108901" calcext:value-type="float">
            <text:p>108901</text:p>
          </table:table-cell>
          <table:table-cell office:value-type="float" office:value="20220505" calcext:value-type="float">
            <text:p>20220505</text:p>
          </table:table-cell>
          <table:table-cell office:value-type="string" calcext:value-type="string">
            <text:p>/autofs/cluster/transcend/MEG/AttenAud/108901/visit_20220505/108901_AttenAud_run01_raw.fif</text:p>
          </table:table-cell>
          <table:table-cell office:value-type="string" calcext:value-type="string">
            <text:p>/autofs/cluster/transcend/MEG/erm/108901/20220505/108901_erm_raw.fif</text:p>
          </table:table-cell>
          <table:table-cell office:value-type="float" office:value="20220606" calcext:value-type="float">
            <text:p>20220606</text:p>
          </table:table-cell>
          <table:table-cell office:value-type="string" calcext:value-type="string">
            <text:p>/autofs/cluster/transcend/MRI/WMA/recons/108901_20220606</text:p>
          </table:table-cell>
          <table:table-cell table:number-columns-repeated="4" office:value-type="string" calcext:value-type="string">
            <text:p>None</text:p>
          </table:table-cell>
          <table:table-cell office:value-type="string" calcext:value-type="string">
            <text:p>[1, 2, 3, 4, 5, 6, 7, 8, 11, 12, 13, 14, 25, 26, 27, 28, 35, 37,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51" calcext:value-type="float">
            <text:p>51</text:p>
          </table:table-cell>
          <table:table-cell office:value-type="float" office:value="11302" calcext:value-type="float">
            <text:p>11302</text:p>
          </table:table-cell>
          <table:table-cell office:value-type="float" office:value="20210117" calcext:value-type="float">
            <text:p>20210117</text:p>
          </table:table-cell>
          <table:table-cell office:value-type="string" calcext:value-type="string">
            <text:p>/autofs/cluster/transcend/MEG/AttenAud/011302/011302_AttenAud_run03_raw.fif</text:p>
          </table:table-cell>
          <table:table-cell office:value-type="string" calcext:value-type="string">
            <text:p>/autofs/cluster/transcend/MEG/erm/011302/20210117/011302_erm_raw.fif</text:p>
          </table:table-cell>
          <table:table-cell office:value-type="float" office:value="20210117" calcext:value-type="float">
            <text:p>20210117</text:p>
          </table:table-cell>
          <table:table-cell office:value-type="string" calcext:value-type="string">
            <text:p>/autofs/cluster/transcend/MRI/WMA/recons/011302_20210117</text:p>
          </table:table-cell>
          <table:table-cell table:number-columns-repeated="4" office:value-type="string" calcext:value-type="string">
            <text:p>None</text:p>
          </table:table-cell>
          <table:table-cell office:value-type="string" calcext:value-type="string">
            <text:p>[1, 2, 3, 4, 5, 6, 7, 8, 11, 12, 13, 14, 25, 26, 27, 28,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52" calcext:value-type="float">
            <text:p>52</text:p>
          </table:table-cell>
          <table:table-cell office:value-type="float" office:value="11302" calcext:value-type="float">
            <text:p>11302</text:p>
          </table:table-cell>
          <table:table-cell office:value-type="float" office:value="20210117" calcext:value-type="float">
            <text:p>20210117</text:p>
          </table:table-cell>
          <table:table-cell office:value-type="string" calcext:value-type="string">
            <text:p>/autofs/cluster/transcend/MEG/AttenAud/011302/011302_AttenAud_run01_raw.fif</text:p>
          </table:table-cell>
          <table:table-cell office:value-type="string" calcext:value-type="string">
            <text:p>/autofs/cluster/transcend/MEG/erm/011302/20210117/011302_erm_raw.fif</text:p>
          </table:table-cell>
          <table:table-cell office:value-type="float" office:value="20210117" calcext:value-type="float">
            <text:p>20210117</text:p>
          </table:table-cell>
          <table:table-cell office:value-type="string" calcext:value-type="string">
            <text:p>/autofs/cluster/transcend/MRI/WMA/recons/011302_20210117</text:p>
          </table:table-cell>
          <table:table-cell table:number-columns-repeated="4" office:value-type="string" calcext:value-type="string">
            <text:p>None</text:p>
          </table:table-cell>
          <table:table-cell office:value-type="string" calcext:value-type="string">
            <text:p>[1, 2, 3, 4, 5, 6, 7, 8, 11, 12, 13, 14, 25, 26, 27, 28, 35,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53" calcext:value-type="float">
            <text:p>53</text:p>
          </table:table-cell>
          <table:table-cell office:value-type="float" office:value="11302" calcext:value-type="float">
            <text:p>11302</text:p>
          </table:table-cell>
          <table:table-cell office:value-type="float" office:value="20210117" calcext:value-type="float">
            <text:p>20210117</text:p>
          </table:table-cell>
          <table:table-cell office:value-type="string" calcext:value-type="string">
            <text:p>/autofs/cluster/transcend/MEG/AttenAud/011302/011302_AttenAud_run02_raw.fif</text:p>
          </table:table-cell>
          <table:table-cell office:value-type="string" calcext:value-type="string">
            <text:p>/autofs/cluster/transcend/MEG/erm/011302/20210117/011302_erm_raw.fif</text:p>
          </table:table-cell>
          <table:table-cell office:value-type="float" office:value="20210117" calcext:value-type="float">
            <text:p>20210117</text:p>
          </table:table-cell>
          <table:table-cell office:value-type="string" calcext:value-type="string">
            <text:p>/autofs/cluster/transcend/MRI/WMA/recons/011302_20210117</text:p>
          </table:table-cell>
          <table:table-cell table:number-columns-repeated="4" office:value-type="string" calcext:value-type="string">
            <text:p>None</text:p>
          </table:table-cell>
          <table:table-cell office:value-type="string" calcext:value-type="string">
            <text:p>[1, 2, 3, 4, 5, 6, 7, 8, 11, 12, 13, 14, 25, 26, 27, 28, 35, 36,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54" calcext:value-type="float">
            <text:p>54</text:p>
          </table:table-cell>
          <table:table-cell office:value-type="float" office:value="9901" calcext:value-type="float">
            <text:p>9901</text:p>
          </table:table-cell>
          <table:table-cell office:value-type="float" office:value="20190515" calcext:value-type="float">
            <text:p>20190515</text:p>
          </table:table-cell>
          <table:table-cell office:value-type="string" calcext:value-type="string">
            <text:p>/autofs/cluster/transcend/MEG/AttenAud/009901/visit_190515/009901_AttenAud_run01_raw.fif</text:p>
          </table:table-cell>
          <table:table-cell office:value-type="string" calcext:value-type="string">
            <text:p>/autofs/cluster/transcend/MEG/erm/009901/20190515/009901_erm_raw.fif</text:p>
          </table:table-cell>
          <table:table-cell office:value-type="float" office:value="20191115" calcext:value-type="float">
            <text:p>20191115</text:p>
          </table:table-cell>
          <table:table-cell office:value-type="string" calcext:value-type="string">
            <text:p>/autofs/cluster/transcend/MRI/WMA/recons/009901_20191115</text:p>
          </table:table-cell>
          <table:table-cell table:number-columns-repeated="4" office:value-type="string" calcext:value-type="string">
            <text:p>None</text:p>
          </table:table-cell>
          <table:table-cell office:value-type="string" calcext:value-type="string">
            <text:p>[1, 2, 3, 4, 5, 6, 7, 8, 11, 12, 13, 14, 25, 26, 27, 28, 35, 37,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55" calcext:value-type="float">
            <text:p>55</text:p>
          </table:table-cell>
          <table:table-cell office:value-type="float" office:value="9901" calcext:value-type="float">
            <text:p>9901</text:p>
          </table:table-cell>
          <table:table-cell office:value-type="float" office:value="20190515" calcext:value-type="float">
            <text:p>20190515</text:p>
          </table:table-cell>
          <table:table-cell office:value-type="string" calcext:value-type="string">
            <text:p>/autofs/cluster/transcend/MEG/AttenAud/009901/visit_190515/009901_AttenAud_run03_raw.fif</text:p>
          </table:table-cell>
          <table:table-cell office:value-type="string" calcext:value-type="string">
            <text:p>/autofs/cluster/transcend/MEG/erm/009901/20190515/009901_erm_raw.fif</text:p>
          </table:table-cell>
          <table:table-cell office:value-type="float" office:value="20191115" calcext:value-type="float">
            <text:p>20191115</text:p>
          </table:table-cell>
          <table:table-cell office:value-type="string" calcext:value-type="string">
            <text:p>/autofs/cluster/transcend/MRI/WMA/recons/009901_20191115</text:p>
          </table:table-cell>
          <table:table-cell table:number-columns-repeated="4" office:value-type="string" calcext:value-type="string">
            <text:p>None</text:p>
          </table:table-cell>
          <table:table-cell office:value-type="string" calcext:value-type="string">
            <text:p>[1, 2, 3, 4, 5, 6, 7, 8, 11, 12, 13, 14, 25, 26, 27, 28, 35, 36, 37, 2048, 32768]</text:p>
          </table:table-cell>
          <table:table-cell office:value-type="string" calcext:value-type="string">
            <text:p>no input error</text:p>
          </table:table-cell>
          <table:table-cell table:number-columns-repeated="1010"/>
        </table:table-row>
        <table:table-row table:style-name="ro1">
          <table:table-cell table:number-columns-repeated="2" table:style-name="ce2" office:value-type="float" office:value="56" calcext:value-type="float">
            <text:p>56</text:p>
          </table:table-cell>
          <table:table-cell table:style-name="ce2" office:value-type="float" office:value="9901" calcext:value-type="float">
            <text:p>9901</text:p>
          </table:table-cell>
          <table:table-cell table:style-name="ce2" office:value-type="float" office:value="20190515" calcext:value-type="float">
            <text:p>20190515</text:p>
          </table:table-cell>
          <table:table-cell table:style-name="ce2" office:value-type="string" calcext:value-type="string">
            <text:p>/autofs/cluster/transcend/MEG/AttenAud/009901/visit_190515/009901_AttenAud_run02_raw.fif</text:p>
          </table:table-cell>
          <table:table-cell table:style-name="ce2" office:value-type="string" calcext:value-type="string">
            <text:p>/autofs/cluster/transcend/MEG/erm/009901/20190515/009901_erm_raw.fif</text:p>
          </table:table-cell>
          <table:table-cell table:style-name="ce2" office:value-type="float" office:value="20191115" calcext:value-type="float">
            <text:p>20191115</text:p>
          </table:table-cell>
          <table:table-cell table:style-name="ce2" office:value-type="string" calcext:value-type="string">
            <text:p>/autofs/cluster/transcend/MRI/WMA/recons/009901_20191115</text:p>
          </table:table-cell>
          <table:table-cell table:number-columns-repeated="4" table:style-name="ce2" office:value-type="string" calcext:value-type="string">
            <text:p>None</text:p>
          </table:table-cell>
          <table:table-cell table:style-name="ce2" office:value-type="string" calcext:value-type="string">
            <text:p>[1, 2, 3, 4, 5, 6, 7, 8, 11, 12, 13, 14, 25, 26, 27, 28, 37, 38, 2048, 4096, 32768]</text:p>
          </table:table-cell>
          <table:table-cell table:style-name="ce2" office:value-type="string" calcext:value-type="string">
            <text:p>no input error</text:p>
          </table:table-cell>
          <table:table-cell table:style-name="ce2" office:value-type="string" calcext:value-type="string">
            <text:p>may need a straightforward subtraction for the superimposition fix and no time limit for repeated response triggers (max = 1867)</text:p>
          </table:table-cell>
          <table:table-cell table:style-name="ce2" table:number-columns-repeated="1009"/>
        </table:table-row>
        <table:table-row table:style-name="ro1">
          <table:table-cell table:number-columns-repeated="2" office:value-type="float" office:value="57" calcext:value-type="float">
            <text:p>57</text:p>
          </table:table-cell>
          <table:table-cell office:value-type="float" office:value="9901" calcext:value-type="float">
            <text:p>9901</text:p>
          </table:table-cell>
          <table:table-cell office:value-type="float" office:value="20190314" calcext:value-type="float">
            <text:p>20190314</text:p>
          </table:table-cell>
          <table:table-cell office:value-type="string" calcext:value-type="string">
            <text:p>/autofs/cluster/transcend/MEG/AttenAud/009901/visit_190314/009901_AttenAud_run01_raw.fif</text:p>
          </table:table-cell>
          <table:table-cell office:value-type="string" calcext:value-type="string">
            <text:p>/autofs/cluster/transcend/MEG/erm/009901/20190314/009901_erm_raw.fif</text:p>
          </table:table-cell>
          <table:table-cell table:number-columns-repeated="2" office:value-type="string" calcext:value-type="string">
            <text:p>None</text:p>
          </table:table-cell>
          <table:table-cell office:value-type="float" office:value="20191115" calcext:value-type="float">
            <text:p>20191115</text:p>
          </table:table-cell>
          <table:table-cell office:value-type="string" calcext:value-type="string">
            <text:p>/autofs/cluster/transcend/MRI/WMA/recons/009901_20191115</text:p>
          </table:table-cell>
          <table:table-cell table:number-columns-repeated="2" office:value-type="string" calcext:value-type="string">
            <text:p>None</text:p>
          </table:table-cell>
          <table:table-cell office:value-type="string" calcext:value-type="string">
            <text:p>[1, 2, 3, 4, 5, 6, 7, 8, 11, 12, 13, 14, 25, 26, 27, 28, 35, 36,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58" calcext:value-type="float">
            <text:p>58</text:p>
          </table:table-cell>
          <table:table-cell office:value-type="float" office:value="9901" calcext:value-type="float">
            <text:p>9901</text:p>
          </table:table-cell>
          <table:table-cell office:value-type="float" office:value="20190314" calcext:value-type="float">
            <text:p>20190314</text:p>
          </table:table-cell>
          <table:table-cell office:value-type="string" calcext:value-type="string">
            <text:p>/autofs/cluster/transcend/MEG/AttenAud/009901/visit_190314/009901_AttenAud_run02_raw.fif</text:p>
          </table:table-cell>
          <table:table-cell office:value-type="string" calcext:value-type="string">
            <text:p>/autofs/cluster/transcend/MEG/erm/009901/20190314/009901_erm_raw.fif</text:p>
          </table:table-cell>
          <table:table-cell table:number-columns-repeated="2" office:value-type="string" calcext:value-type="string">
            <text:p>None</text:p>
          </table:table-cell>
          <table:table-cell office:value-type="float" office:value="20191115" calcext:value-type="float">
            <text:p>20191115</text:p>
          </table:table-cell>
          <table:table-cell office:value-type="string" calcext:value-type="string">
            <text:p>/autofs/cluster/transcend/MRI/WMA/recons/009901_20191115</text:p>
          </table:table-cell>
          <table:table-cell table:number-columns-repeated="2" office:value-type="string" calcext:value-type="string">
            <text:p>None</text:p>
          </table:table-cell>
          <table:table-cell office:value-type="string" calcext:value-type="string">
            <text:p>[1, 2, 3, 4, 5, 6, 7, 8, 11, 13, 14, 25, 26, 27, 28, 35, 37,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59" calcext:value-type="float">
            <text:p>59</text:p>
          </table:table-cell>
          <table:table-cell office:value-type="float" office:value="85701" calcext:value-type="float">
            <text:p>85701</text:p>
          </table:table-cell>
          <table:table-cell office:value-type="float" office:value="20220324" calcext:value-type="float">
            <text:p>20220324</text:p>
          </table:table-cell>
          <table:table-cell office:value-type="string" calcext:value-type="string">
            <text:p>/autofs/cluster/transcend/MEG/AttenAud/085701/visit_20220324/085701_AttenAud_run02_raw.fif</text:p>
          </table:table-cell>
          <table:table-cell office:value-type="string" calcext:value-type="string">
            <text:p>/autofs/cluster/transcend/MEG/erm/085701/20220324/085701_erm_raw.fif</text:p>
          </table:table-cell>
          <table:table-cell table:number-columns-repeated="6" office:value-type="string" calcext:value-type="string">
            <text:p>None</text:p>
          </table:table-cell>
          <table:table-cell office:value-type="string" calcext:value-type="string">
            <text:p>[1, 2, 3, 4, 5, 6, 7, 8, 11, 12, 13, 14, 25, 26, 27, 28, 35, 36, 2048, 32768]</text:p>
          </table:table-cell>
          <table:table-cell office:value-type="string" calcext:value-type="string">
            <text:p>ValueError:shortest_event=1</text:p>
          </table:table-cell>
          <table:table-cell table:number-columns-repeated="1010"/>
        </table:table-row>
        <table:table-row table:style-name="ro1">
          <table:table-cell table:number-columns-repeated="2" table:style-name="ce1" office:value-type="float" office:value="60" calcext:value-type="float">
            <text:p>60</text:p>
          </table:table-cell>
          <table:table-cell table:style-name="ce1" office:value-type="float" office:value="85701" calcext:value-type="float">
            <text:p>85701</text:p>
          </table:table-cell>
          <table:table-cell table:style-name="ce1" office:value-type="float" office:value="20220324" calcext:value-type="float">
            <text:p>20220324</text:p>
          </table:table-cell>
          <table:table-cell table:style-name="ce1" office:value-type="string" calcext:value-type="string">
            <text:p>/autofs/cluster/transcend/MEG/AttenAud/085701/visit_20220324/085701_AttenAud_run03_raw.fif</text:p>
          </table:table-cell>
          <table:table-cell table:style-name="ce1" office:value-type="string" calcext:value-type="string">
            <text:p>/autofs/cluster/transcend/MEG/erm/085701/20220324/085701_erm_raw.fif</text:p>
          </table:table-cell>
          <table:table-cell table:number-columns-repeated="6" table:style-name="ce1" office:value-type="string" calcext:value-type="string">
            <text:p>None</text:p>
          </table:table-cell>
          <table:table-cell table:style-name="ce1" office:value-type="string" calcext:value-type="string">
            <text:p>[1, 2, 3, 4, 5, 6, 7, 8, 11, 12, 13, 14, 25, 26, 27, 28, 35, 36, 2045, 2048, 32768]</text:p>
          </table:table-cell>
          <table:table-cell table:style-name="ce1" office:value-type="string" calcext:value-type="string">
            <text:p>ValueError:shortest_event=1</text:p>
          </table:table-cell>
          <table:table-cell table:style-name="ce1" office:value-type="string" calcext:value-type="string">
            <text:p>will be alright with superimposition fix only applied to initial states of </text:p>
          </table:table-cell>
          <table:table-cell table:style-name="ce1" table:number-columns-repeated="1009"/>
        </table:table-row>
        <table:table-row table:style-name="ro1">
          <table:table-cell table:number-columns-repeated="2" office:value-type="float" office:value="61" calcext:value-type="float">
            <text:p>61</text:p>
          </table:table-cell>
          <table:table-cell office:value-type="float" office:value="85701" calcext:value-type="float">
            <text:p>85701</text:p>
          </table:table-cell>
          <table:table-cell office:value-type="float" office:value="20220324" calcext:value-type="float">
            <text:p>20220324</text:p>
          </table:table-cell>
          <table:table-cell office:value-type="string" calcext:value-type="string">
            <text:p>/autofs/cluster/transcend/MEG/AttenAud/085701/visit_20220324/085701_AttenAud_run01_raw.fif</text:p>
          </table:table-cell>
          <table:table-cell office:value-type="string" calcext:value-type="string">
            <text:p>/autofs/cluster/transcend/MEG/erm/085701/20220324/085701_erm_raw.fif</text:p>
          </table:table-cell>
          <table:table-cell table:number-columns-repeated="6" office:value-type="string" calcext:value-type="string">
            <text:p>None</text:p>
          </table:table-cell>
          <table:table-cell office:value-type="string" calcext:value-type="string">
            <text:p>[1, 2, 3, 4, 5, 6, 7, 8, 11, 12, 13, 14, 25, 26, 27, 28, 36,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62" calcext:value-type="float">
            <text:p>62</text:p>
          </table:table-cell>
          <table:table-cell office:value-type="float" office:value="106501" calcext:value-type="float">
            <text:p>106501</text:p>
          </table:table-cell>
          <table:table-cell office:value-type="float" office:value="20210429" calcext:value-type="float">
            <text:p>20210429</text:p>
          </table:table-cell>
          <table:table-cell office:value-type="string" calcext:value-type="string">
            <text:p>/autofs/cluster/transcend/MEG/AttenAud/106501/visit_20210429/106501_AttenAud_run03_raw.fif</text:p>
          </table:table-cell>
          <table:table-cell office:value-type="string" calcext:value-type="string">
            <text:p>/autofs/cluster/transcend/MEG/erm/106501/20210429/106501_erm_raw.fif</text:p>
          </table:table-cell>
          <table:table-cell office:value-type="float" office:value="20210407" calcext:value-type="float">
            <text:p>20210407</text:p>
          </table:table-cell>
          <table:table-cell office:value-type="string" calcext:value-type="string">
            <text:p>/autofs/cluster/transcend/MRI/WMA/recons/106501_20210407</text:p>
          </table:table-cell>
          <table:table-cell table:number-columns-repeated="4" office:value-type="string" calcext:value-type="string">
            <text:p>None</text:p>
          </table:table-cell>
          <table:table-cell office:value-type="string" calcext:value-type="string">
            <text:p>[1, 2, 3, 4, 5, 6, 7, 8, 11, 12, 13, 14, 25, 26, 27, 28, 35, 36,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63" calcext:value-type="float">
            <text:p>63</text:p>
          </table:table-cell>
          <table:table-cell office:value-type="float" office:value="106501" calcext:value-type="float">
            <text:p>106501</text:p>
          </table:table-cell>
          <table:table-cell office:value-type="float" office:value="20210429" calcext:value-type="float">
            <text:p>20210429</text:p>
          </table:table-cell>
          <table:table-cell office:value-type="string" calcext:value-type="string">
            <text:p>/autofs/cluster/transcend/MEG/AttenAud/106501/visit_20210429/106501_AttenAud_run01_raw.fif</text:p>
          </table:table-cell>
          <table:table-cell office:value-type="string" calcext:value-type="string">
            <text:p>/autofs/cluster/transcend/MEG/erm/106501/20210429/106501_erm_raw.fif</text:p>
          </table:table-cell>
          <table:table-cell office:value-type="float" office:value="20210407" calcext:value-type="float">
            <text:p>20210407</text:p>
          </table:table-cell>
          <table:table-cell office:value-type="string" calcext:value-type="string">
            <text:p>/autofs/cluster/transcend/MRI/WMA/recons/106501_20210407</text:p>
          </table:table-cell>
          <table:table-cell table:number-columns-repeated="4" office:value-type="string" calcext:value-type="string">
            <text:p>None</text:p>
          </table:table-cell>
          <table:table-cell office:value-type="string" calcext:value-type="string">
            <text:p>[1, 2, 3, 4, 5, 6, 7, 8, 11, 12, 13, 14, 25, 26, 27, 28, 36,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64" calcext:value-type="float">
            <text:p>64</text:p>
          </table:table-cell>
          <table:table-cell office:value-type="float" office:value="106501" calcext:value-type="float">
            <text:p>106501</text:p>
          </table:table-cell>
          <table:table-cell office:value-type="float" office:value="20210429" calcext:value-type="float">
            <text:p>20210429</text:p>
          </table:table-cell>
          <table:table-cell office:value-type="string" calcext:value-type="string">
            <text:p>/autofs/cluster/transcend/MEG/AttenAud/106501/visit_20210429/106501_AttenAud_run02_raw.fif</text:p>
          </table:table-cell>
          <table:table-cell office:value-type="string" calcext:value-type="string">
            <text:p>/autofs/cluster/transcend/MEG/erm/106501/20210429/106501_erm_raw.fif</text:p>
          </table:table-cell>
          <table:table-cell office:value-type="float" office:value="20210407" calcext:value-type="float">
            <text:p>20210407</text:p>
          </table:table-cell>
          <table:table-cell office:value-type="string" calcext:value-type="string">
            <text:p>/autofs/cluster/transcend/MRI/WMA/recons/106501_20210407</text:p>
          </table:table-cell>
          <table:table-cell table:number-columns-repeated="4" office:value-type="string" calcext:value-type="string">
            <text:p>None</text:p>
          </table:table-cell>
          <table:table-cell office:value-type="string" calcext:value-type="string">
            <text:p>[1, 2, 3, 4, 5, 6, 7, 8, 11, 12, 13, 14, 25, 26, 27, 28, 37, 38, 2048, 4096,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65" calcext:value-type="float">
            <text:p>65</text:p>
          </table:table-cell>
          <table:table-cell office:value-type="float" office:value="11201" calcext:value-type="float">
            <text:p>11201</text:p>
          </table:table-cell>
          <table:table-cell office:value-type="float" office:value="20200227" calcext:value-type="float">
            <text:p>20200227</text:p>
          </table:table-cell>
          <table:table-cell office:value-type="string" calcext:value-type="string">
            <text:p>/autofs/cluster/transcend/MEG/AttenAud/011201/011201_AttenAud_run01_raw.fif</text:p>
          </table:table-cell>
          <table:table-cell office:value-type="string" calcext:value-type="string">
            <text:p>/autofs/cluster/transcend/MEG/erm/011201/20200227/011201_erm_raw.fif</text:p>
          </table:table-cell>
          <table:table-cell office:value-type="float" office:value="20200306" calcext:value-type="float">
            <text:p>20200306</text:p>
          </table:table-cell>
          <table:table-cell office:value-type="string" calcext:value-type="string">
            <text:p>/autofs/cluster/transcend/MRI/WMA/recons/011201_20200306</text:p>
          </table:table-cell>
          <table:table-cell table:number-columns-repeated="4" office:value-type="string" calcext:value-type="string">
            <text:p>None</text:p>
          </table:table-cell>
          <table:table-cell office:value-type="string" calcext:value-type="string">
            <text:p>[1, 2, 3, 4, 5, 6, 7, 8, 11, 12, 13, 14, 25, 26, 27, 28, 35, 36,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66" calcext:value-type="float">
            <text:p>66</text:p>
          </table:table-cell>
          <table:table-cell office:value-type="float" office:value="11201" calcext:value-type="float">
            <text:p>11201</text:p>
          </table:table-cell>
          <table:table-cell office:value-type="float" office:value="20200227" calcext:value-type="float">
            <text:p>20200227</text:p>
          </table:table-cell>
          <table:table-cell office:value-type="string" calcext:value-type="string">
            <text:p>/autofs/cluster/transcend/MEG/AttenAud/011201/011201_AttenAud_run02_raw.fif</text:p>
          </table:table-cell>
          <table:table-cell office:value-type="string" calcext:value-type="string">
            <text:p>/autofs/cluster/transcend/MEG/erm/011201/20200227/011201_erm_raw.fif</text:p>
          </table:table-cell>
          <table:table-cell office:value-type="float" office:value="20200306" calcext:value-type="float">
            <text:p>20200306</text:p>
          </table:table-cell>
          <table:table-cell office:value-type="string" calcext:value-type="string">
            <text:p>/autofs/cluster/transcend/MRI/WMA/recons/011201_20200306</text:p>
          </table:table-cell>
          <table:table-cell table:number-columns-repeated="4" office:value-type="string" calcext:value-type="string">
            <text:p>None</text:p>
          </table:table-cell>
          <table:table-cell office:value-type="string" calcext:value-type="string">
            <text:p>[1, 2, 3, 4, 5, 6, 7, 8, 11, 12, 13, 14, 25, 26, 27, 28, 36,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67" calcext:value-type="float">
            <text:p>67</text:p>
          </table:table-cell>
          <table:table-cell office:value-type="float" office:value="11201" calcext:value-type="float">
            <text:p>11201</text:p>
          </table:table-cell>
          <table:table-cell office:value-type="float" office:value="20200227" calcext:value-type="float">
            <text:p>20200227</text:p>
          </table:table-cell>
          <table:table-cell office:value-type="string" calcext:value-type="string">
            <text:p>/autofs/cluster/transcend/MEG/AttenAud/011201/011201_AttenAud_run03_raw.fif</text:p>
          </table:table-cell>
          <table:table-cell office:value-type="string" calcext:value-type="string">
            <text:p>/autofs/cluster/transcend/MEG/erm/011201/20200227/011201_erm_raw.fif</text:p>
          </table:table-cell>
          <table:table-cell office:value-type="float" office:value="20200306" calcext:value-type="float">
            <text:p>20200306</text:p>
          </table:table-cell>
          <table:table-cell office:value-type="string" calcext:value-type="string">
            <text:p>/autofs/cluster/transcend/MRI/WMA/recons/011201_20200306</text:p>
          </table:table-cell>
          <table:table-cell table:number-columns-repeated="4" office:value-type="string" calcext:value-type="string">
            <text:p>None</text:p>
          </table:table-cell>
          <table:table-cell office:value-type="string" calcext:value-type="string">
            <text:p>[1, 2, 3, 4, 5, 6, 7, 8, 11, 12, 13, 14, 25, 26, 27, 28, 35, 36, 37, 38, 2048, 32768]</text:p>
          </table:table-cell>
          <table:table-cell office:value-type="string" calcext:value-type="string">
            <text:p>ValueError:shortest_event=1</text:p>
          </table:table-cell>
          <table:table-cell table:number-columns-repeated="1010"/>
        </table:table-row>
        <table:table-row table:style-name="ro1">
          <table:table-cell table:number-columns-repeated="2" office:value-type="float" office:value="68" calcext:value-type="float">
            <text:p>68</text:p>
          </table:table-cell>
          <table:table-cell office:value-type="float" office:value="104001" calcext:value-type="float">
            <text:p>104001</text:p>
          </table:table-cell>
          <table:table-cell office:value-type="float" office:value="20200211" calcext:value-type="float">
            <text:p>20200211</text:p>
          </table:table-cell>
          <table:table-cell office:value-type="string" calcext:value-type="string">
            <text:p>/autofs/cluster/transcend/MEG/AttenAud/104001/104001_AttenAud_run02_raw.fif</text:p>
          </table:table-cell>
          <table:table-cell office:value-type="string" calcext:value-type="string">
            <text:p>/autofs/cluster/transcend/MEG/erm/104001/20200211/104001_erm_raw.fif</text:p>
          </table:table-cell>
          <table:table-cell table:number-columns-repeated="4" office:value-type="string" calcext:value-type="string">
            <text:p>None</text:p>
          </table:table-cell>
          <table:table-cell office:value-type="float" office:value="20210502" calcext:value-type="float">
            <text:p>20210502</text:p>
          </table:table-cell>
          <table:table-cell office:value-type="string" calcext:value-type="string">
            <text:p>/autofs/cluster/transcend/MRI/WMA/recons/104001_20210502</text:p>
          </table:table-cell>
          <table:table-cell office:value-type="string" calcext:value-type="string">
            <text:p>[1, 2, 3, 4, 5, 6, 7, 8, 11, 12, 13, 14, 25, 26, 27, 28, 35, 36,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69" calcext:value-type="float">
            <text:p>69</text:p>
          </table:table-cell>
          <table:table-cell office:value-type="float" office:value="104001" calcext:value-type="float">
            <text:p>104001</text:p>
          </table:table-cell>
          <table:table-cell office:value-type="float" office:value="20200210" calcext:value-type="float">
            <text:p>20200210</text:p>
          </table:table-cell>
          <table:table-cell office:value-type="string" calcext:value-type="string">
            <text:p>/autofs/cluster/transcend/MEG/AttenAud/104001/104001_AttenAud_run01_raw.fif</text:p>
          </table:table-cell>
          <table:table-cell office:value-type="string" calcext:value-type="string">
            <text:p>Missing ERM data</text:p>
          </table:table-cell>
          <table:table-cell table:number-columns-repeated="4" office:value-type="string" calcext:value-type="string">
            <text:p>None</text:p>
          </table:table-cell>
          <table:table-cell office:value-type="float" office:value="20210502" calcext:value-type="float">
            <text:p>20210502</text:p>
          </table:table-cell>
          <table:table-cell office:value-type="string" calcext:value-type="string">
            <text:p>/autofs/cluster/transcend/MRI/WMA/recons/104001_20210502</text:p>
          </table:table-cell>
          <table:table-cell office:value-type="string" calcext:value-type="string">
            <text:p>[1, 2, 3, 4, 5, 6, 7, 8, 11, 12, 13, 14, 25, 26, 27, 28, 35,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70" calcext:value-type="float">
            <text:p>70</text:p>
          </table:table-cell>
          <table:table-cell office:value-type="float" office:value="104001" calcext:value-type="float">
            <text:p>104001</text:p>
          </table:table-cell>
          <table:table-cell office:value-type="float" office:value="20200211" calcext:value-type="float">
            <text:p>20200211</text:p>
          </table:table-cell>
          <table:table-cell office:value-type="string" calcext:value-type="string">
            <text:p>/autofs/cluster/transcend/MEG/AttenAud/104001/104001_AttenAud_run03_raw.fif</text:p>
          </table:table-cell>
          <table:table-cell office:value-type="string" calcext:value-type="string">
            <text:p>/autofs/cluster/transcend/MEG/erm/104001/20200211/104001_erm_raw.fif</text:p>
          </table:table-cell>
          <table:table-cell table:number-columns-repeated="4" office:value-type="string" calcext:value-type="string">
            <text:p>None</text:p>
          </table:table-cell>
          <table:table-cell office:value-type="float" office:value="20210502" calcext:value-type="float">
            <text:p>20210502</text:p>
          </table:table-cell>
          <table:table-cell office:value-type="string" calcext:value-type="string">
            <text:p>/autofs/cluster/transcend/MRI/WMA/recons/104001_20210502</text:p>
          </table:table-cell>
          <table:table-cell office:value-type="string" calcext:value-type="string">
            <text:p>[1, 2, 3, 4, 5, 6, 7, 8, 11, 12, 13, 14, 25, 26, 27, 28, 36, 37, 2048, 32768]</text:p>
          </table:table-cell>
          <table:table-cell office:value-type="string" calcext:value-type="string">
            <text:p>no input error</text:p>
          </table:table-cell>
          <table:table-cell table:number-columns-repeated="1010"/>
        </table:table-row>
        <table:table-row table:style-name="ro1">
          <table:table-cell table:number-columns-repeated="2" table:style-name="ce3" office:value-type="float" office:value="71" calcext:value-type="float">
            <text:p>71</text:p>
          </table:table-cell>
          <table:table-cell table:style-name="ce3" office:value-type="float" office:value="75801" calcext:value-type="float">
            <text:p>75801</text:p>
          </table:table-cell>
          <table:table-cell table:style-name="ce3" office:value-type="float" office:value="20230311" calcext:value-type="float">
            <text:p>20230311</text:p>
          </table:table-cell>
          <table:table-cell table:style-name="ce3" office:value-type="string" calcext:value-type="string">
            <text:p>/autofs/cluster/transcend/MEG/AttenAud/075801/visit_20230311/075801_AttenAud_run01_raw.fif</text:p>
          </table:table-cell>
          <table:table-cell table:style-name="ce3" office:value-type="string" calcext:value-type="string">
            <text:p>/autofs/cluster/transcend/MEG/erm/075801/20230311/075801_erm_raw.fif</text:p>
          </table:table-cell>
          <table:table-cell table:style-name="ce3" office:value-type="float" office:value="20230311" calcext:value-type="float">
            <text:p>20230311</text:p>
          </table:table-cell>
          <table:table-cell table:style-name="ce3" office:value-type="string" calcext:value-type="string">
            <text:p>/autofs/cluster/transcend/MRI/WMA/recons/075801_20230311</text:p>
          </table:table-cell>
          <table:table-cell table:number-columns-repeated="4" table:style-name="ce3" office:value-type="string" calcext:value-type="string">
            <text:p>None</text:p>
          </table:table-cell>
          <table:table-cell table:style-name="ce3" office:value-type="string" calcext:value-type="string">
            <text:p>[1, 2, 3, 4, 5, 6, 7, 8, 11, 12, 13, 14, 25, 26, 27, 28, 37, 4096]</text:p>
          </table:table-cell>
          <table:table-cell table:style-name="ce3" office:value-type="string" calcext:value-type="string">
            <text:p>ValueError:shortest_event=1</text:p>
          </table:table-cell>
          <table:table-cell table:style-name="ce3" office:value-type="string" calcext:value-type="string">
            <text:p>Right button response unfortunately lost</text:p>
          </table:table-cell>
          <table:table-cell table:style-name="ce3" table:number-columns-repeated="1009"/>
        </table:table-row>
        <table:table-row table:style-name="ro1">
          <table:table-cell table:number-columns-repeated="2" office:value-type="float" office:value="72" calcext:value-type="float">
            <text:p>72</text:p>
          </table:table-cell>
          <table:table-cell office:value-type="float" office:value="75801" calcext:value-type="float">
            <text:p>75801</text:p>
          </table:table-cell>
          <table:table-cell office:value-type="float" office:value="20230311" calcext:value-type="float">
            <text:p>20230311</text:p>
          </table:table-cell>
          <table:table-cell office:value-type="string" calcext:value-type="string">
            <text:p>/autofs/cluster/transcend/MEG/AttenAud/075801/visit_20230311/075801_AttenAud_run02_raw.fif</text:p>
          </table:table-cell>
          <table:table-cell office:value-type="string" calcext:value-type="string">
            <text:p>/autofs/cluster/transcend/MEG/erm/075801/20230311/075801_erm_raw.fif</text:p>
          </table:table-cell>
          <table:table-cell office:value-type="float" office:value="20230311" calcext:value-type="float">
            <text:p>20230311</text:p>
          </table:table-cell>
          <table:table-cell office:value-type="string" calcext:value-type="string">
            <text:p>/autofs/cluster/transcend/MRI/WMA/recons/075801_20230311</text:p>
          </table:table-cell>
          <table:table-cell table:number-columns-repeated="4" office:value-type="string" calcext:value-type="string">
            <text:p>None</text:p>
          </table:table-cell>
          <table:table-cell office:value-type="string" calcext:value-type="string">
            <text:p>[1, 2, 3, 4, 5, 6, 7, 8, 11, 12, 13, 14, 25, 26, 27, 28, 36, 37, 38, 512,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73" calcext:value-type="float">
            <text:p>73</text:p>
          </table:table-cell>
          <table:table-cell office:value-type="float" office:value="75801" calcext:value-type="float">
            <text:p>75801</text:p>
          </table:table-cell>
          <table:table-cell office:value-type="float" office:value="20230311" calcext:value-type="float">
            <text:p>20230311</text:p>
          </table:table-cell>
          <table:table-cell office:value-type="string" calcext:value-type="string">
            <text:p>/autofs/cluster/transcend/MEG/AttenAud/075801/visit_20230311/075801_AttenAud_run03_raw.fif</text:p>
          </table:table-cell>
          <table:table-cell office:value-type="string" calcext:value-type="string">
            <text:p>/autofs/cluster/transcend/MEG/erm/075801/20230311/075801_erm_raw.fif</text:p>
          </table:table-cell>
          <table:table-cell office:value-type="float" office:value="20230311" calcext:value-type="float">
            <text:p>20230311</text:p>
          </table:table-cell>
          <table:table-cell office:value-type="string" calcext:value-type="string">
            <text:p>/autofs/cluster/transcend/MRI/WMA/recons/075801_20230311</text:p>
          </table:table-cell>
          <table:table-cell table:number-columns-repeated="4" office:value-type="string" calcext:value-type="string">
            <text:p>None</text:p>
          </table:table-cell>
          <table:table-cell office:value-type="string" calcext:value-type="string">
            <text:p>[1, 2, 3, 4, 5, 6, 7, 8, 11, 12, 13, 14, 25, 26, 27, 28, 35, 36, 37, 512,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74" calcext:value-type="float">
            <text:p>74</text:p>
          </table:table-cell>
          <table:table-cell office:value-type="float" office:value="103001" calcext:value-type="float">
            <text:p>103001</text:p>
          </table:table-cell>
          <table:table-cell office:value-type="float" office:value="20190805" calcext:value-type="float">
            <text:p>20190805</text:p>
          </table:table-cell>
          <table:table-cell office:value-type="string" calcext:value-type="string">
            <text:p>/autofs/cluster/transcend/MEG/AttenAud/103001/103001_AttenAud_run03_raw.fif</text:p>
          </table:table-cell>
          <table:table-cell office:value-type="string" calcext:value-type="string">
            <text:p>/autofs/cluster/transcend/MEG/erm/103001/20190805/103001_erm_raw.fif</text:p>
          </table:table-cell>
          <table:table-cell office:value-type="float" office:value="20190805" calcext:value-type="float">
            <text:p>20190805</text:p>
          </table:table-cell>
          <table:table-cell office:value-type="string" calcext:value-type="string">
            <text:p>/autofs/cluster/transcend/MRI/WMA/recons/103001_20190805</text:p>
          </table:table-cell>
          <table:table-cell table:number-columns-repeated="4" office:value-type="string" calcext:value-type="string">
            <text:p>None</text:p>
          </table:table-cell>
          <table:table-cell office:value-type="string" calcext:value-type="string">
            <text:p>[1, 2, 3, 4, 5, 6, 7, 8, 11, 12, 13, 14, 25, 26, 27, 28, 35, 36,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75" calcext:value-type="float">
            <text:p>75</text:p>
          </table:table-cell>
          <table:table-cell office:value-type="float" office:value="103001" calcext:value-type="float">
            <text:p>103001</text:p>
          </table:table-cell>
          <table:table-cell office:value-type="float" office:value="20190805" calcext:value-type="float">
            <text:p>20190805</text:p>
          </table:table-cell>
          <table:table-cell office:value-type="string" calcext:value-type="string">
            <text:p>/autofs/cluster/transcend/MEG/AttenAud/103001/103001_AttenAud_run02_raw.fif</text:p>
          </table:table-cell>
          <table:table-cell office:value-type="string" calcext:value-type="string">
            <text:p>/autofs/cluster/transcend/MEG/erm/103001/20190805/103001_erm_raw.fif</text:p>
          </table:table-cell>
          <table:table-cell office:value-type="float" office:value="20190805" calcext:value-type="float">
            <text:p>20190805</text:p>
          </table:table-cell>
          <table:table-cell office:value-type="string" calcext:value-type="string">
            <text:p>/autofs/cluster/transcend/MRI/WMA/recons/103001_20190805</text:p>
          </table:table-cell>
          <table:table-cell table:number-columns-repeated="4" office:value-type="string" calcext:value-type="string">
            <text:p>None</text:p>
          </table:table-cell>
          <table:table-cell office:value-type="string" calcext:value-type="string">
            <text:p>[1, 2, 3, 4, 5, 6, 7, 8, 11, 12, 13, 14, 25, 26, 27, 28, 35, 36, 37,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76" calcext:value-type="float">
            <text:p>76</text:p>
          </table:table-cell>
          <table:table-cell office:value-type="float" office:value="103001" calcext:value-type="float">
            <text:p>103001</text:p>
          </table:table-cell>
          <table:table-cell office:value-type="float" office:value="20190805" calcext:value-type="float">
            <text:p>20190805</text:p>
          </table:table-cell>
          <table:table-cell office:value-type="string" calcext:value-type="string">
            <text:p>/autofs/cluster/transcend/MEG/AttenAud/103001/103001_AttenAud_run01_raw.fif</text:p>
          </table:table-cell>
          <table:table-cell office:value-type="string" calcext:value-type="string">
            <text:p>/autofs/cluster/transcend/MEG/erm/103001/20190805/103001_erm_raw.fif</text:p>
          </table:table-cell>
          <table:table-cell office:value-type="float" office:value="20190805" calcext:value-type="float">
            <text:p>20190805</text:p>
          </table:table-cell>
          <table:table-cell office:value-type="string" calcext:value-type="string">
            <text:p>/autofs/cluster/transcend/MRI/WMA/recons/103001_20190805</text:p>
          </table:table-cell>
          <table:table-cell table:number-columns-repeated="4" office:value-type="string" calcext:value-type="string">
            <text:p>None</text:p>
          </table:table-cell>
          <table:table-cell office:value-type="string" calcext:value-type="string">
            <text:p>[1, 2, 3, 4, 5, 6, 7, 8, 11, 12, 13, 14, 25, 26, 27, 28, 36, 37,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77" calcext:value-type="float">
            <text:p>77</text:p>
          </table:table-cell>
          <table:table-cell office:value-type="float" office:value="17702" calcext:value-type="float">
            <text:p>17702</text:p>
          </table:table-cell>
          <table:table-cell office:value-type="float" office:value="20220210" calcext:value-type="float">
            <text:p>20220210</text:p>
          </table:table-cell>
          <table:table-cell office:value-type="string" calcext:value-type="string">
            <text:p>/autofs/cluster/transcend/MEG/AttenAud/017702/visit_20220210/017702_AttenAud_run01_raw.fif</text:p>
          </table:table-cell>
          <table:table-cell office:value-type="string" calcext:value-type="string">
            <text:p>/autofs/cluster/transcend/MEG/erm/017702/20220210/017702_erm_raw.fif</text:p>
          </table:table-cell>
          <table:table-cell office:value-type="float" office:value="20220210" calcext:value-type="float">
            <text:p>20220210</text:p>
          </table:table-cell>
          <table:table-cell office:value-type="string" calcext:value-type="string">
            <text:p>/autofs/cluster/transcend/MRI/WMA/recons/017702_20220210</text:p>
          </table:table-cell>
          <table:table-cell table:number-columns-repeated="4" office:value-type="string" calcext:value-type="string">
            <text:p>None</text:p>
          </table:table-cell>
          <table:table-cell office:value-type="string" calcext:value-type="string">
            <text:p>[1, 2, 3, 4, 5, 6, 7, 8, 11, 12, 13, 14, 25, 26, 27, 28, 35,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78" calcext:value-type="float">
            <text:p>78</text:p>
          </table:table-cell>
          <table:table-cell office:value-type="float" office:value="17702" calcext:value-type="float">
            <text:p>17702</text:p>
          </table:table-cell>
          <table:table-cell office:value-type="float" office:value="20220210" calcext:value-type="float">
            <text:p>20220210</text:p>
          </table:table-cell>
          <table:table-cell office:value-type="string" calcext:value-type="string">
            <text:p>/autofs/cluster/transcend/MEG/AttenAud/017702/visit_20220210/017702_AttenAud_run03_raw.fif</text:p>
          </table:table-cell>
          <table:table-cell office:value-type="string" calcext:value-type="string">
            <text:p>/autofs/cluster/transcend/MEG/erm/017702/20220210/017702_erm_raw.fif</text:p>
          </table:table-cell>
          <table:table-cell office:value-type="float" office:value="20220210" calcext:value-type="float">
            <text:p>20220210</text:p>
          </table:table-cell>
          <table:table-cell office:value-type="string" calcext:value-type="string">
            <text:p>/autofs/cluster/transcend/MRI/WMA/recons/017702_20220210</text:p>
          </table:table-cell>
          <table:table-cell table:number-columns-repeated="4" office:value-type="string" calcext:value-type="string">
            <text:p>None</text:p>
          </table:table-cell>
          <table:table-cell office:value-type="string" calcext:value-type="string">
            <text:p>[1, 2, 3, 4, 5, 6, 7, 8, 11, 12, 13, 14, 25, 26, 27, 28, 35, 36, 37,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79" calcext:value-type="float">
            <text:p>79</text:p>
          </table:table-cell>
          <table:table-cell office:value-type="float" office:value="17702" calcext:value-type="float">
            <text:p>17702</text:p>
          </table:table-cell>
          <table:table-cell office:value-type="float" office:value="20220210" calcext:value-type="float">
            <text:p>20220210</text:p>
          </table:table-cell>
          <table:table-cell office:value-type="string" calcext:value-type="string">
            <text:p>/autofs/cluster/transcend/MEG/AttenAud/017702/visit_20220210/017702_AttenAud_run02_raw.fif</text:p>
          </table:table-cell>
          <table:table-cell office:value-type="string" calcext:value-type="string">
            <text:p>/autofs/cluster/transcend/MEG/erm/017702/20220210/017702_erm_raw.fif</text:p>
          </table:table-cell>
          <table:table-cell office:value-type="float" office:value="20220210" calcext:value-type="float">
            <text:p>20220210</text:p>
          </table:table-cell>
          <table:table-cell office:value-type="string" calcext:value-type="string">
            <text:p>/autofs/cluster/transcend/MRI/WMA/recons/017702_20220210</text:p>
          </table:table-cell>
          <table:table-cell table:number-columns-repeated="4" office:value-type="string" calcext:value-type="string">
            <text:p>None</text:p>
          </table:table-cell>
          <table:table-cell office:value-type="string" calcext:value-type="string">
            <text:p>[1, 2, 3, 4, 5, 6, 7, 8, 11, 12, 13, 14, 25, 26, 27, 28,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80" calcext:value-type="float">
            <text:p>80</text:p>
          </table:table-cell>
          <table:table-cell office:value-type="float" office:value="110101" calcext:value-type="float">
            <text:p>110101</text:p>
          </table:table-cell>
          <table:table-cell office:value-type="float" office:value="20220930" calcext:value-type="float">
            <text:p>20220930</text:p>
          </table:table-cell>
          <table:table-cell office:value-type="string" calcext:value-type="string">
            <text:p>/autofs/cluster/transcend/MEG/AttenAud/110101/visit_20220930/110101_AttenAud_run02_raw.fif</text:p>
          </table:table-cell>
          <table:table-cell office:value-type="string" calcext:value-type="string">
            <text:p>/autofs/cluster/transcend/MEG/erm/110101/20220930/110101_erm_raw.fif</text:p>
          </table:table-cell>
          <table:table-cell office:value-type="float" office:value="20220930" calcext:value-type="float">
            <text:p>20220930</text:p>
          </table:table-cell>
          <table:table-cell office:value-type="string" calcext:value-type="string">
            <text:p>/autofs/cluster/transcend/MRI/WMA/recons/110101_20220930</text:p>
          </table:table-cell>
          <table:table-cell table:number-columns-repeated="4" office:value-type="string" calcext:value-type="string">
            <text:p>None</text:p>
          </table:table-cell>
          <table:table-cell office:value-type="string" calcext:value-type="string">
            <text:p>[1, 2, 3, 4, 5, 6, 7, 8, 11, 12, 13, 14, 25, 26, 27, 28, 36, 37,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81" calcext:value-type="float">
            <text:p>81</text:p>
          </table:table-cell>
          <table:table-cell office:value-type="float" office:value="110101" calcext:value-type="float">
            <text:p>110101</text:p>
          </table:table-cell>
          <table:table-cell office:value-type="float" office:value="20220930" calcext:value-type="float">
            <text:p>20220930</text:p>
          </table:table-cell>
          <table:table-cell office:value-type="string" calcext:value-type="string">
            <text:p>/autofs/cluster/transcend/MEG/AttenAud/110101/visit_20220930/110101_AttenAud_run03_raw.fif</text:p>
          </table:table-cell>
          <table:table-cell office:value-type="string" calcext:value-type="string">
            <text:p>/autofs/cluster/transcend/MEG/erm/110101/20220930/110101_erm_raw.fif</text:p>
          </table:table-cell>
          <table:table-cell office:value-type="float" office:value="20220930" calcext:value-type="float">
            <text:p>20220930</text:p>
          </table:table-cell>
          <table:table-cell office:value-type="string" calcext:value-type="string">
            <text:p>/autofs/cluster/transcend/MRI/WMA/recons/110101_20220930</text:p>
          </table:table-cell>
          <table:table-cell table:number-columns-repeated="4" office:value-type="string" calcext:value-type="string">
            <text:p>None</text:p>
          </table:table-cell>
          <table:table-cell office:value-type="string" calcext:value-type="string">
            <text:p>[1, 2, 3, 4, 5, 6, 7, 8, 11, 12, 13, 14, 25, 26, 27, 28, 35, 36, 37,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82" calcext:value-type="float">
            <text:p>82</text:p>
          </table:table-cell>
          <table:table-cell office:value-type="float" office:value="110101" calcext:value-type="float">
            <text:p>110101</text:p>
          </table:table-cell>
          <table:table-cell office:value-type="float" office:value="20220930" calcext:value-type="float">
            <text:p>20220930</text:p>
          </table:table-cell>
          <table:table-cell office:value-type="string" calcext:value-type="string">
            <text:p>/autofs/cluster/transcend/MEG/AttenAud/110101/visit_20220930/110101_AttenAud_run04_raw.fif</text:p>
          </table:table-cell>
          <table:table-cell office:value-type="string" calcext:value-type="string">
            <text:p>/autofs/cluster/transcend/MEG/erm/110101/20220930/110101_erm_raw.fif</text:p>
          </table:table-cell>
          <table:table-cell office:value-type="float" office:value="20220930" calcext:value-type="float">
            <text:p>20220930</text:p>
          </table:table-cell>
          <table:table-cell office:value-type="string" calcext:value-type="string">
            <text:p>/autofs/cluster/transcend/MRI/WMA/recons/110101_20220930</text:p>
          </table:table-cell>
          <table:table-cell table:number-columns-repeated="4" office:value-type="string" calcext:value-type="string">
            <text:p>None</text:p>
          </table:table-cell>
          <table:table-cell office:value-type="string" calcext:value-type="string">
            <text:p>[1, 2, 3, 4, 5, 6, 7, 8, 11, 12, 13, 14, 25, 26, 27, 28, 37,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83" calcext:value-type="float">
            <text:p>83</text:p>
          </table:table-cell>
          <table:table-cell office:value-type="float" office:value="110101" calcext:value-type="float">
            <text:p>110101</text:p>
          </table:table-cell>
          <table:table-cell office:value-type="float" office:value="20220930" calcext:value-type="float">
            <text:p>20220930</text:p>
          </table:table-cell>
          <table:table-cell office:value-type="string" calcext:value-type="string">
            <text:p>/autofs/cluster/transcend/MEG/AttenAud/110101/visit_20220930/110101_AttenAud_run01_raw.fif</text:p>
          </table:table-cell>
          <table:table-cell office:value-type="string" calcext:value-type="string">
            <text:p>/autofs/cluster/transcend/MEG/erm/110101/20220930/110101_erm_raw.fif</text:p>
          </table:table-cell>
          <table:table-cell office:value-type="float" office:value="20220930" calcext:value-type="float">
            <text:p>20220930</text:p>
          </table:table-cell>
          <table:table-cell office:value-type="string" calcext:value-type="string">
            <text:p>/autofs/cluster/transcend/MRI/WMA/recons/110101_20220930</text:p>
          </table:table-cell>
          <table:table-cell table:number-columns-repeated="4" office:value-type="string" calcext:value-type="string">
            <text:p>None</text:p>
          </table:table-cell>
          <table:table-cell office:value-type="string" calcext:value-type="string">
            <text:p>[1, 2, 3, 4, 5, 6, 7, 8, 11, 12, 13, 14, 25, 26, 27, 28, 36,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84" calcext:value-type="float">
            <text:p>84</text:p>
          </table:table-cell>
          <table:table-cell office:value-type="float" office:value="86901" calcext:value-type="float">
            <text:p>86901</text:p>
          </table:table-cell>
          <table:table-cell office:value-type="float" office:value="20211104" calcext:value-type="float">
            <text:p>20211104</text:p>
          </table:table-cell>
          <table:table-cell office:value-type="string" calcext:value-type="string">
            <text:p>/autofs/cluster/transcend/MEG/AttenAud/086901/visit_20211104/086901_AttenAud_run02_raw.fif</text:p>
          </table:table-cell>
          <table:table-cell office:value-type="string" calcext:value-type="string">
            <text:p>/autofs/cluster/transcend/MEG/erm/086901/20211104/086901_erm_raw.fif</text:p>
          </table:table-cell>
          <table:table-cell office:value-type="float" office:value="20211027" calcext:value-type="float">
            <text:p>20211027</text:p>
          </table:table-cell>
          <table:table-cell office:value-type="string" calcext:value-type="string">
            <text:p>/autofs/cluster/transcend/MRI/WMA/recons/086901_20211027</text:p>
          </table:table-cell>
          <table:table-cell table:number-columns-repeated="4" office:value-type="string" calcext:value-type="string">
            <text:p>None</text:p>
          </table:table-cell>
          <table:table-cell office:value-type="string" calcext:value-type="string">
            <text:p>[1, 2, 3, 4, 5, 6, 7, 8, 11, 12, 13, 14, 25, 26, 27, 28, 35, 36,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85" calcext:value-type="float">
            <text:p>85</text:p>
          </table:table-cell>
          <table:table-cell office:value-type="float" office:value="86901" calcext:value-type="float">
            <text:p>86901</text:p>
          </table:table-cell>
          <table:table-cell office:value-type="float" office:value="20211104" calcext:value-type="float">
            <text:p>20211104</text:p>
          </table:table-cell>
          <table:table-cell office:value-type="string" calcext:value-type="string">
            <text:p>/autofs/cluster/transcend/MEG/AttenAud/086901/visit_20211104/086901_AttenAud_run03_raw.fif</text:p>
          </table:table-cell>
          <table:table-cell office:value-type="string" calcext:value-type="string">
            <text:p>/autofs/cluster/transcend/MEG/erm/086901/20211104/086901_erm_raw.fif</text:p>
          </table:table-cell>
          <table:table-cell office:value-type="float" office:value="20211027" calcext:value-type="float">
            <text:p>20211027</text:p>
          </table:table-cell>
          <table:table-cell office:value-type="string" calcext:value-type="string">
            <text:p>/autofs/cluster/transcend/MRI/WMA/recons/086901_20211027</text:p>
          </table:table-cell>
          <table:table-cell table:number-columns-repeated="4" office:value-type="string" calcext:value-type="string">
            <text:p>None</text:p>
          </table:table-cell>
          <table:table-cell office:value-type="string" calcext:value-type="string">
            <text:p>[1, 2, 3, 4, 5, 6, 7, 8, 11, 12, 13, 14, 25, 26, 27, 28, 35, 36, 38, 2048, 4096,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86" calcext:value-type="float">
            <text:p>86</text:p>
          </table:table-cell>
          <table:table-cell office:value-type="float" office:value="86901" calcext:value-type="float">
            <text:p>86901</text:p>
          </table:table-cell>
          <table:table-cell office:value-type="float" office:value="20211104" calcext:value-type="float">
            <text:p>20211104</text:p>
          </table:table-cell>
          <table:table-cell office:value-type="string" calcext:value-type="string">
            <text:p>/autofs/cluster/transcend/MEG/AttenAud/086901/visit_20211104/086901_AttenAud_run01_raw.fif</text:p>
          </table:table-cell>
          <table:table-cell office:value-type="string" calcext:value-type="string">
            <text:p>/autofs/cluster/transcend/MEG/erm/086901/20211104/086901_erm_raw.fif</text:p>
          </table:table-cell>
          <table:table-cell office:value-type="float" office:value="20211027" calcext:value-type="float">
            <text:p>20211027</text:p>
          </table:table-cell>
          <table:table-cell office:value-type="string" calcext:value-type="string">
            <text:p>/autofs/cluster/transcend/MRI/WMA/recons/086901_20211027</text:p>
          </table:table-cell>
          <table:table-cell table:number-columns-repeated="4" office:value-type="string" calcext:value-type="string">
            <text:p>None</text:p>
          </table:table-cell>
          <table:table-cell office:value-type="string" calcext:value-type="string">
            <text:p>[1, 2, 3, 4, 5, 6, 7, 8, 11, 12, 13, 14, 25, 26, 27, 28, 35, 36, 37, 2048, 32768]</text:p>
          </table:table-cell>
          <table:table-cell office:value-type="string" calcext:value-type="string">
            <text:p>no input error</text:p>
          </table:table-cell>
          <table:table-cell table:number-columns-repeated="1010"/>
        </table:table-row>
        <table:table-row table:style-name="ro1">
          <table:table-cell table:number-columns-repeated="2" table:style-name="ce4" office:value-type="float" office:value="87" calcext:value-type="float">
            <text:p>87</text:p>
          </table:table-cell>
          <table:table-cell table:style-name="ce4" office:value-type="float" office:value="73801" calcext:value-type="float">
            <text:p>73801</text:p>
          </table:table-cell>
          <table:table-cell table:style-name="ce4" office:value-type="float" office:value="20220326" calcext:value-type="float">
            <text:p>20220326</text:p>
          </table:table-cell>
          <table:table-cell table:style-name="ce4" office:value-type="string" calcext:value-type="string">
            <text:p>/autofs/cluster/transcend/MEG/AttenAud/073801/visit_20220326/073801_AttenAud_run01_raw.fif</text:p>
          </table:table-cell>
          <table:table-cell table:style-name="ce4" office:value-type="string" calcext:value-type="string">
            <text:p>/autofs/cluster/transcend/MEG/erm/073801/20220326/073801_erm_raw.fif</text:p>
          </table:table-cell>
          <table:table-cell table:style-name="ce4" office:value-type="float" office:value="20220326" calcext:value-type="float">
            <text:p>20220326</text:p>
          </table:table-cell>
          <table:table-cell table:style-name="ce4" office:value-type="string" calcext:value-type="string">
            <text:p>/autofs/cluster/transcend/MRI/WMA/recons/073801_20220326</text:p>
          </table:table-cell>
          <table:table-cell table:number-columns-repeated="4" table:style-name="ce4" office:value-type="string" calcext:value-type="string">
            <text:p>None</text:p>
          </table:table-cell>
          <table:table-cell table:style-name="ce4" office:value-type="string" calcext:value-type="string">
            <text:p>[1, 2, 3, 4, 5, 6, 7, 8, 11, 12, 13, 14, 25, 26, 27, 28, 35, 38, 2048, 32768]</text:p>
          </table:table-cell>
          <table:table-cell table:style-name="ce4" office:value-type="string" calcext:value-type="string">
            <text:p>no input error</text:p>
          </table:table-cell>
          <table:table-cell table:style-name="ce4" office:value-type="string" calcext:value-type="string">
            <text:p>Don’t use data</text:p>
          </table:table-cell>
          <table:table-cell table:style-name="ce4" table:number-columns-repeated="1009"/>
        </table:table-row>
        <table:table-row table:style-name="ro1">
          <table:table-cell table:number-columns-repeated="2" table:style-name="ce4" office:value-type="float" office:value="88" calcext:value-type="float">
            <text:p>88</text:p>
          </table:table-cell>
          <table:table-cell table:style-name="ce4" office:value-type="float" office:value="73801" calcext:value-type="float">
            <text:p>73801</text:p>
          </table:table-cell>
          <table:table-cell table:style-name="ce4" office:value-type="float" office:value="20220326" calcext:value-type="float">
            <text:p>20220326</text:p>
          </table:table-cell>
          <table:table-cell table:style-name="ce4" office:value-type="string" calcext:value-type="string">
            <text:p>/autofs/cluster/transcend/MEG/AttenAud/073801/visit_20220326/073801_AttenAud_run03_raw.fif</text:p>
          </table:table-cell>
          <table:table-cell table:style-name="ce4" office:value-type="string" calcext:value-type="string">
            <text:p>/autofs/cluster/transcend/MEG/erm/073801/20220326/073801_erm_raw.fif</text:p>
          </table:table-cell>
          <table:table-cell table:style-name="ce4" office:value-type="float" office:value="20220326" calcext:value-type="float">
            <text:p>20220326</text:p>
          </table:table-cell>
          <table:table-cell table:style-name="ce4" office:value-type="string" calcext:value-type="string">
            <text:p>/autofs/cluster/transcend/MRI/WMA/recons/073801_20220326</text:p>
          </table:table-cell>
          <table:table-cell table:number-columns-repeated="4" table:style-name="ce4" office:value-type="string" calcext:value-type="string">
            <text:p>None</text:p>
          </table:table-cell>
          <table:table-cell table:style-name="ce4" office:value-type="string" calcext:value-type="string">
            <text:p>[1, 2, 3, 4, 5, 6, 7, 8, 11, 12, 13, 14, 25, 26, 27, 28, 35, 36, 37, 256, 2048, 4096, 32768]</text:p>
          </table:table-cell>
          <table:table-cell table:style-name="ce4" office:value-type="string" calcext:value-type="string">
            <text:p>no input error</text:p>
          </table:table-cell>
          <table:table-cell table:style-name="ce4" table:number-columns-repeated="1010"/>
        </table:table-row>
        <table:table-row table:style-name="ro1">
          <table:table-cell table:number-columns-repeated="2" table:style-name="ce4" office:value-type="float" office:value="89" calcext:value-type="float">
            <text:p>89</text:p>
          </table:table-cell>
          <table:table-cell table:style-name="ce4" office:value-type="float" office:value="73801" calcext:value-type="float">
            <text:p>73801</text:p>
          </table:table-cell>
          <table:table-cell table:style-name="ce4" office:value-type="float" office:value="20220326" calcext:value-type="float">
            <text:p>20220326</text:p>
          </table:table-cell>
          <table:table-cell table:style-name="ce4" office:value-type="string" calcext:value-type="string">
            <text:p>/autofs/cluster/transcend/MEG/AttenAud/073801/visit_20220326/073801_AttenAud_run02_raw.fif</text:p>
          </table:table-cell>
          <table:table-cell table:style-name="ce4" office:value-type="string" calcext:value-type="string">
            <text:p>/autofs/cluster/transcend/MEG/erm/073801/20220326/073801_erm_raw.fif</text:p>
          </table:table-cell>
          <table:table-cell table:style-name="ce4" office:value-type="float" office:value="20220326" calcext:value-type="float">
            <text:p>20220326</text:p>
          </table:table-cell>
          <table:table-cell table:style-name="ce4" office:value-type="string" calcext:value-type="string">
            <text:p>/autofs/cluster/transcend/MRI/WMA/recons/073801_20220326</text:p>
          </table:table-cell>
          <table:table-cell table:number-columns-repeated="4" table:style-name="ce4" office:value-type="string" calcext:value-type="string">
            <text:p>None</text:p>
          </table:table-cell>
          <table:table-cell table:style-name="ce4" office:value-type="string" calcext:value-type="string">
            <text:p>[1, 2, 3, 4, 5, 6, 7, 8, 11, 12, 13, 14, 25, 26, 27, 28, 32, 36, 38, 2048, 2051, 32768]</text:p>
          </table:table-cell>
          <table:table-cell table:style-name="ce4" office:value-type="string" calcext:value-type="string">
            <text:p>ValueError:shortest_event=1</text:p>
          </table:table-cell>
          <table:table-cell table:style-name="ce4" office:value-type="string" calcext:value-type="string">
            <text:p>Participant seems to have responded to every tone in the unattended ear</text:p>
          </table:table-cell>
          <table:table-cell table:style-name="ce4" table:number-columns-repeated="1009"/>
        </table:table-row>
        <table:table-row table:style-name="ro1">
          <table:table-cell table:number-columns-repeated="2" office:value-type="float" office:value="90" calcext:value-type="float">
            <text:p>90</text:p>
          </table:table-cell>
          <table:table-cell office:value-type="float" office:value="101901" calcext:value-type="float">
            <text:p>101901</text:p>
          </table:table-cell>
          <table:table-cell office:value-type="float" office:value="20190411" calcext:value-type="float">
            <text:p>20190411</text:p>
          </table:table-cell>
          <table:table-cell office:value-type="string" calcext:value-type="string">
            <text:p>/autofs/cluster/transcend/MEG/AttenAud/101901/101901_AttenAud_run01_raw.fif</text:p>
          </table:table-cell>
          <table:table-cell office:value-type="string" calcext:value-type="string">
            <text:p>/autofs/cluster/transcend/MEG/erm/101901/20190411/101901_erm_raw.fif</text:p>
          </table:table-cell>
          <table:table-cell office:value-type="float" office:value="20190411" calcext:value-type="float">
            <text:p>20190411</text:p>
          </table:table-cell>
          <table:table-cell office:value-type="string" calcext:value-type="string">
            <text:p>/autofs/cluster/transcend/MRI/WMA/recons/101901_20190411</text:p>
          </table:table-cell>
          <table:table-cell table:number-columns-repeated="4" office:value-type="string" calcext:value-type="string">
            <text:p>None</text:p>
          </table:table-cell>
          <table:table-cell office:value-type="string" calcext:value-type="string">
            <text:p>[1, 2, 3, 4, 5, 6, 7, 8, 11, 12, 13, 14, 25, 26, 27, 28,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91" calcext:value-type="float">
            <text:p>91</text:p>
          </table:table-cell>
          <table:table-cell office:value-type="float" office:value="101901" calcext:value-type="float">
            <text:p>101901</text:p>
          </table:table-cell>
          <table:table-cell office:value-type="float" office:value="20190411" calcext:value-type="float">
            <text:p>20190411</text:p>
          </table:table-cell>
          <table:table-cell office:value-type="string" calcext:value-type="string">
            <text:p>/autofs/cluster/transcend/MEG/AttenAud/101901/101901_AttenAud_run03_raw.fif</text:p>
          </table:table-cell>
          <table:table-cell office:value-type="string" calcext:value-type="string">
            <text:p>/autofs/cluster/transcend/MEG/erm/101901/20190411/101901_erm_raw.fif</text:p>
          </table:table-cell>
          <table:table-cell office:value-type="float" office:value="20190411" calcext:value-type="float">
            <text:p>20190411</text:p>
          </table:table-cell>
          <table:table-cell office:value-type="string" calcext:value-type="string">
            <text:p>/autofs/cluster/transcend/MRI/WMA/recons/101901_20190411</text:p>
          </table:table-cell>
          <table:table-cell table:number-columns-repeated="4" office:value-type="string" calcext:value-type="string">
            <text:p>None</text:p>
          </table:table-cell>
          <table:table-cell office:value-type="string" calcext:value-type="string">
            <text:p>[1, 2, 3, 4, 5, 6, 7, 8, 11, 12, 13, 14, 25, 26, 27, 28, 35, 36,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92" calcext:value-type="float">
            <text:p>92</text:p>
          </table:table-cell>
          <table:table-cell office:value-type="float" office:value="101901" calcext:value-type="float">
            <text:p>101901</text:p>
          </table:table-cell>
          <table:table-cell office:value-type="float" office:value="20190411" calcext:value-type="float">
            <text:p>20190411</text:p>
          </table:table-cell>
          <table:table-cell office:value-type="string" calcext:value-type="string">
            <text:p>/autofs/cluster/transcend/MEG/AttenAud/101901/101901_AttenAud_run02_raw.fif</text:p>
          </table:table-cell>
          <table:table-cell office:value-type="string" calcext:value-type="string">
            <text:p>/autofs/cluster/transcend/MEG/erm/101901/20190411/101901_erm_raw.fif</text:p>
          </table:table-cell>
          <table:table-cell office:value-type="float" office:value="20190411" calcext:value-type="float">
            <text:p>20190411</text:p>
          </table:table-cell>
          <table:table-cell office:value-type="string" calcext:value-type="string">
            <text:p>/autofs/cluster/transcend/MRI/WMA/recons/101901_20190411</text:p>
          </table:table-cell>
          <table:table-cell table:number-columns-repeated="4" office:value-type="string" calcext:value-type="string">
            <text:p>None</text:p>
          </table:table-cell>
          <table:table-cell office:value-type="string" calcext:value-type="string">
            <text:p>[1, 2, 3, 4, 5, 6, 7, 8, 11, 12, 13, 14, 25, 26, 27, 28, 35, 36,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93" calcext:value-type="float">
            <text:p>93</text:p>
          </table:table-cell>
          <table:table-cell office:value-type="float" office:value="11301" calcext:value-type="float">
            <text:p>11301</text:p>
          </table:table-cell>
          <table:table-cell office:value-type="float" office:value="20210421" calcext:value-type="float">
            <text:p>20210421</text:p>
          </table:table-cell>
          <table:table-cell office:value-type="string" calcext:value-type="string">
            <text:p>/autofs/cluster/transcend/MEG/AttenAud/011301/visit_20210421/011301_AttenAud_run03_raw.fif</text:p>
          </table:table-cell>
          <table:table-cell office:value-type="string" calcext:value-type="string">
            <text:p>/autofs/cluster/transcend/MEG/erm/011301/20210421/011301_erm_raw.fif</text:p>
          </table:table-cell>
          <table:table-cell office:value-type="float" office:value="20210421" calcext:value-type="float">
            <text:p>20210421</text:p>
          </table:table-cell>
          <table:table-cell office:value-type="string" calcext:value-type="string">
            <text:p>/autofs/cluster/transcend/MRI/WMA/recons/011301_20210421</text:p>
          </table:table-cell>
          <table:table-cell table:number-columns-repeated="4" office:value-type="string" calcext:value-type="string">
            <text:p>None</text:p>
          </table:table-cell>
          <table:table-cell office:value-type="string" calcext:value-type="string">
            <text:p>[1, 2, 3, 4, 5, 6, 7, 8, 11, 12, 13, 14, 25, 26, 27, 28, 36, 38, 2048, 32768]</text:p>
          </table:table-cell>
          <table:table-cell office:value-type="string" calcext:value-type="string">
            <text:p>no input error</text:p>
          </table:table-cell>
          <table:table-cell table:number-columns-repeated="1010"/>
        </table:table-row>
        <table:table-row table:style-name="ro1">
          <table:table-cell table:number-columns-repeated="2" table:style-name="ce5" office:value-type="float" office:value="94" calcext:value-type="float">
            <text:p>94</text:p>
          </table:table-cell>
          <table:table-cell table:style-name="ce5" office:value-type="float" office:value="104101" calcext:value-type="float">
            <text:p>104101</text:p>
          </table:table-cell>
          <table:table-cell table:style-name="ce5" office:value-type="float" office:value="20200309" calcext:value-type="float">
            <text:p>20200309</text:p>
          </table:table-cell>
          <table:table-cell table:style-name="ce5" office:value-type="string" calcext:value-type="string">
            <text:p>/autofs/cluster/transcend/MEG/AttenAud/104101/104101_AttenAud_run03_raw.fif</text:p>
          </table:table-cell>
          <table:table-cell table:style-name="ce5" office:value-type="string" calcext:value-type="string">
            <text:p>/autofs/cluster/transcend/MEG/erm/104101/20200309/104101_erm_raw.fif</text:p>
          </table:table-cell>
          <table:table-cell table:style-name="ce5" office:value-type="float" office:value="20200311" calcext:value-type="float">
            <text:p>20200311</text:p>
          </table:table-cell>
          <table:table-cell table:style-name="ce5" office:value-type="string" calcext:value-type="string">
            <text:p>/autofs/cluster/transcend/MRI/WMA/recons/104101_20200311</text:p>
          </table:table-cell>
          <table:table-cell table:number-columns-repeated="4" table:style-name="ce5" office:value-type="string" calcext:value-type="string">
            <text:p>None</text:p>
          </table:table-cell>
          <table:table-cell table:style-name="ce5" office:value-type="string" calcext:value-type="string">
            <text:p>[1, 2, 3, 4, 5, 6, 7, 8, 11, 12, 13, 14, 25, 26, 27, 28, 132, 133, 134, 2048, 4096, 32768]</text:p>
          </table:table-cell>
          <table:table-cell table:style-name="ce5" office:value-type="string" calcext:value-type="string">
            <text:p>no input error</text:p>
          </table:table-cell>
          <table:table-cell table:style-name="ce5" office:value-type="string" calcext:value-type="string">
            <text:p>if not pilot data, need to find matlab files and replace triggers</text:p>
          </table:table-cell>
          <table:table-cell table:style-name="ce5" table:number-columns-repeated="1009"/>
        </table:table-row>
        <table:table-row table:style-name="ro1">
          <table:table-cell table:number-columns-repeated="2" table:style-name="ce5" office:value-type="float" office:value="95" calcext:value-type="float">
            <text:p>95</text:p>
          </table:table-cell>
          <table:table-cell table:style-name="ce5" office:value-type="float" office:value="104101" calcext:value-type="float">
            <text:p>104101</text:p>
          </table:table-cell>
          <table:table-cell table:style-name="ce5" office:value-type="float" office:value="20200309" calcext:value-type="float">
            <text:p>20200309</text:p>
          </table:table-cell>
          <table:table-cell table:style-name="ce5" office:value-type="string" calcext:value-type="string">
            <text:p>/autofs/cluster/transcend/MEG/AttenAud/104101/104101_AttenAud_run02_raw.fif</text:p>
          </table:table-cell>
          <table:table-cell table:style-name="ce5" office:value-type="string" calcext:value-type="string">
            <text:p>/autofs/cluster/transcend/MEG/erm/104101/20200309/104101_erm_raw.fif</text:p>
          </table:table-cell>
          <table:table-cell table:style-name="ce5" office:value-type="float" office:value="20200311" calcext:value-type="float">
            <text:p>20200311</text:p>
          </table:table-cell>
          <table:table-cell table:style-name="ce5" office:value-type="string" calcext:value-type="string">
            <text:p>/autofs/cluster/transcend/MRI/WMA/recons/104101_20200311</text:p>
          </table:table-cell>
          <table:table-cell table:number-columns-repeated="4" table:style-name="ce5" office:value-type="string" calcext:value-type="string">
            <text:p>None</text:p>
          </table:table-cell>
          <table:table-cell table:style-name="ce5" office:value-type="string" calcext:value-type="string">
            <text:p>[1, 2, 3, 4, 5, 6, 7, 8, 11, 12, 13, 14, 25, 26, 27, 28, 131, 133, 134, 2048, 32768]</text:p>
          </table:table-cell>
          <table:table-cell table:style-name="ce5" office:value-type="string" calcext:value-type="string">
            <text:p>no input error</text:p>
          </table:table-cell>
          <table:table-cell table:style-name="ce5" table:number-columns-repeated="1010"/>
        </table:table-row>
        <table:table-row table:style-name="ro1">
          <table:table-cell table:number-columns-repeated="2" table:style-name="ce5" office:value-type="float" office:value="96" calcext:value-type="float">
            <text:p>96</text:p>
          </table:table-cell>
          <table:table-cell table:style-name="ce5" office:value-type="float" office:value="104101" calcext:value-type="float">
            <text:p>104101</text:p>
          </table:table-cell>
          <table:table-cell table:style-name="ce5" office:value-type="float" office:value="20200309" calcext:value-type="float">
            <text:p>20200309</text:p>
          </table:table-cell>
          <table:table-cell table:style-name="ce5" office:value-type="string" calcext:value-type="string">
            <text:p>/autofs/cluster/transcend/MEG/AttenAud/104101/104101_AttenAud_run01_raw.fif</text:p>
          </table:table-cell>
          <table:table-cell table:style-name="ce5" office:value-type="string" calcext:value-type="string">
            <text:p>/autofs/cluster/transcend/MEG/erm/104101/20200309/104101_erm_raw.fif</text:p>
          </table:table-cell>
          <table:table-cell table:style-name="ce5" office:value-type="float" office:value="20200311" calcext:value-type="float">
            <text:p>20200311</text:p>
          </table:table-cell>
          <table:table-cell table:style-name="ce5" office:value-type="string" calcext:value-type="string">
            <text:p>/autofs/cluster/transcend/MRI/WMA/recons/104101_20200311</text:p>
          </table:table-cell>
          <table:table-cell table:number-columns-repeated="4" table:style-name="ce5" office:value-type="string" calcext:value-type="string">
            <text:p>None</text:p>
          </table:table-cell>
          <table:table-cell table:style-name="ce5" office:value-type="string" calcext:value-type="string">
            <text:p>[1, 2, 3, 4, 5, 6, 7, 8, 11, 12, 13, 14, 25, 26, 27, 28, 131, 132, 134, 2048, 32768]</text:p>
          </table:table-cell>
          <table:table-cell table:style-name="ce5" office:value-type="string" calcext:value-type="string">
            <text:p>no input error</text:p>
          </table:table-cell>
          <table:table-cell table:style-name="ce5" table:number-columns-repeated="1010"/>
        </table:table-row>
        <table:table-row table:style-name="ro1">
          <table:table-cell table:number-columns-repeated="2" office:value-type="float" office:value="97" calcext:value-type="float">
            <text:p>97</text:p>
          </table:table-cell>
          <table:table-cell office:value-type="float" office:value="89901" calcext:value-type="float">
            <text:p>89901</text:p>
          </table:table-cell>
          <table:table-cell office:value-type="float" office:value="20220812" calcext:value-type="float">
            <text:p>20220812</text:p>
          </table:table-cell>
          <table:table-cell office:value-type="string" calcext:value-type="string">
            <text:p>/autofs/cluster/transcend/MEG/AttenAud/089901/visit_20220812/089901_AttenAud_run03_raw.fif</text:p>
          </table:table-cell>
          <table:table-cell office:value-type="string" calcext:value-type="string">
            <text:p>/autofs/cluster/transcend/MEG/erm/089901/20220812/089901_erm_raw.fif</text:p>
          </table:table-cell>
          <table:table-cell office:value-type="float" office:value="20220812" calcext:value-type="float">
            <text:p>20220812</text:p>
          </table:table-cell>
          <table:table-cell office:value-type="string" calcext:value-type="string">
            <text:p>/autofs/cluster/transcend/MRI/WMA/recons/089901_20220812</text:p>
          </table:table-cell>
          <table:table-cell table:number-columns-repeated="4" office:value-type="string" calcext:value-type="string">
            <text:p>None</text:p>
          </table:table-cell>
          <table:table-cell office:value-type="string" calcext:value-type="string">
            <text:p>[1, 2, 3, 4, 5, 6, 7, 8, 11, 12, 13, 14, 25, 26, 27, 28, 35, 37,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98" calcext:value-type="float">
            <text:p>98</text:p>
          </table:table-cell>
          <table:table-cell office:value-type="float" office:value="89901" calcext:value-type="float">
            <text:p>89901</text:p>
          </table:table-cell>
          <table:table-cell office:value-type="float" office:value="20220812" calcext:value-type="float">
            <text:p>20220812</text:p>
          </table:table-cell>
          <table:table-cell office:value-type="string" calcext:value-type="string">
            <text:p>/autofs/cluster/transcend/MEG/AttenAud/089901/visit_20220812/089901_AttenAud_run01_raw.fif</text:p>
          </table:table-cell>
          <table:table-cell office:value-type="string" calcext:value-type="string">
            <text:p>/autofs/cluster/transcend/MEG/erm/089901/20220812/089901_erm_raw.fif</text:p>
          </table:table-cell>
          <table:table-cell office:value-type="float" office:value="20220812" calcext:value-type="float">
            <text:p>20220812</text:p>
          </table:table-cell>
          <table:table-cell office:value-type="string" calcext:value-type="string">
            <text:p>/autofs/cluster/transcend/MRI/WMA/recons/089901_20220812</text:p>
          </table:table-cell>
          <table:table-cell table:number-columns-repeated="4" office:value-type="string" calcext:value-type="string">
            <text:p>None</text:p>
          </table:table-cell>
          <table:table-cell office:value-type="string" calcext:value-type="string">
            <text:p>[1, 2, 3, 4, 5, 6, 7, 8, 11, 12, 13, 14, 25, 26, 27, 28, 36,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99" calcext:value-type="float">
            <text:p>99</text:p>
          </table:table-cell>
          <table:table-cell office:value-type="float" office:value="89901" calcext:value-type="float">
            <text:p>89901</text:p>
          </table:table-cell>
          <table:table-cell office:value-type="float" office:value="20220812" calcext:value-type="float">
            <text:p>20220812</text:p>
          </table:table-cell>
          <table:table-cell office:value-type="string" calcext:value-type="string">
            <text:p>/autofs/cluster/transcend/MEG/AttenAud/089901/visit_20220812/089901_AttenAud_run02_raw.fif</text:p>
          </table:table-cell>
          <table:table-cell office:value-type="string" calcext:value-type="string">
            <text:p>/autofs/cluster/transcend/MEG/erm/089901/20220812/089901_erm_raw.fif</text:p>
          </table:table-cell>
          <table:table-cell office:value-type="float" office:value="20220812" calcext:value-type="float">
            <text:p>20220812</text:p>
          </table:table-cell>
          <table:table-cell office:value-type="string" calcext:value-type="string">
            <text:p>/autofs/cluster/transcend/MRI/WMA/recons/089901_20220812</text:p>
          </table:table-cell>
          <table:table-cell table:number-columns-repeated="4" office:value-type="string" calcext:value-type="string">
            <text:p>None</text:p>
          </table:table-cell>
          <table:table-cell office:value-type="string" calcext:value-type="string">
            <text:p>[1, 2, 3, 4, 5, 6, 7, 8, 11, 12, 13, 14, 25, 26, 27, 28, 37,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00" calcext:value-type="float">
            <text:p>100</text:p>
          </table:table-cell>
          <table:table-cell office:value-type="float" office:value="98101" calcext:value-type="float">
            <text:p>98101</text:p>
          </table:table-cell>
          <table:table-cell office:value-type="float" office:value="20200229" calcext:value-type="float">
            <text:p>20200229</text:p>
          </table:table-cell>
          <table:table-cell office:value-type="string" calcext:value-type="string">
            <text:p>/autofs/cluster/transcend/MEG/AttenAud/098101/098101_AttenAud_run01_raw.fif</text:p>
          </table:table-cell>
          <table:table-cell office:value-type="string" calcext:value-type="string">
            <text:p>/autofs/cluster/transcend/MEG/erm/098101/20200229/098101_erm_raw.fif</text:p>
          </table:table-cell>
          <table:table-cell table:number-columns-repeated="4" office:value-type="string" calcext:value-type="string">
            <text:p>None</text:p>
          </table:table-cell>
          <table:table-cell office:value-type="float" office:value="20210411" calcext:value-type="float">
            <text:p>20210411</text:p>
          </table:table-cell>
          <table:table-cell office:value-type="string" calcext:value-type="string">
            <text:p>/autofs/cluster/transcend/MRI/WMA/recons/098101_20210411</text:p>
          </table:table-cell>
          <table:table-cell office:value-type="string" calcext:value-type="string">
            <text:p>[1, 2, 3, 4, 5, 6, 7, 8, 11, 12, 13, 14, 25, 26, 27, 28, 36,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01" calcext:value-type="float">
            <text:p>101</text:p>
          </table:table-cell>
          <table:table-cell office:value-type="float" office:value="98101" calcext:value-type="float">
            <text:p>98101</text:p>
          </table:table-cell>
          <table:table-cell office:value-type="float" office:value="20200229" calcext:value-type="float">
            <text:p>20200229</text:p>
          </table:table-cell>
          <table:table-cell office:value-type="string" calcext:value-type="string">
            <text:p>/autofs/cluster/transcend/MEG/AttenAud/098101/098101_AttenAud_run03_raw.fif</text:p>
          </table:table-cell>
          <table:table-cell office:value-type="string" calcext:value-type="string">
            <text:p>/autofs/cluster/transcend/MEG/erm/098101/20200229/098101_erm_raw.fif</text:p>
          </table:table-cell>
          <table:table-cell table:number-columns-repeated="4" office:value-type="string" calcext:value-type="string">
            <text:p>None</text:p>
          </table:table-cell>
          <table:table-cell office:value-type="float" office:value="20210411" calcext:value-type="float">
            <text:p>20210411</text:p>
          </table:table-cell>
          <table:table-cell office:value-type="string" calcext:value-type="string">
            <text:p>/autofs/cluster/transcend/MRI/WMA/recons/098101_20210411</text:p>
          </table:table-cell>
          <table:table-cell office:value-type="string" calcext:value-type="string">
            <text:p>[1, 2, 3, 4, 5, 6, 7, 8, 11, 12, 13, 14, 25, 26, 27, 28, 35, 36,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02" calcext:value-type="float">
            <text:p>102</text:p>
          </table:table-cell>
          <table:table-cell office:value-type="float" office:value="98101" calcext:value-type="float">
            <text:p>98101</text:p>
          </table:table-cell>
          <table:table-cell office:value-type="float" office:value="20200229" calcext:value-type="float">
            <text:p>20200229</text:p>
          </table:table-cell>
          <table:table-cell office:value-type="string" calcext:value-type="string">
            <text:p>/autofs/cluster/transcend/MEG/AttenAud/098101/098101_AttenAud_run02_raw.fif</text:p>
          </table:table-cell>
          <table:table-cell office:value-type="string" calcext:value-type="string">
            <text:p>/autofs/cluster/transcend/MEG/erm/098101/20200229/098101_erm_raw.fif</text:p>
          </table:table-cell>
          <table:table-cell table:number-columns-repeated="4" office:value-type="string" calcext:value-type="string">
            <text:p>None</text:p>
          </table:table-cell>
          <table:table-cell office:value-type="float" office:value="20210411" calcext:value-type="float">
            <text:p>20210411</text:p>
          </table:table-cell>
          <table:table-cell office:value-type="string" calcext:value-type="string">
            <text:p>/autofs/cluster/transcend/MRI/WMA/recons/098101_20210411</text:p>
          </table:table-cell>
          <table:table-cell office:value-type="string" calcext:value-type="string">
            <text:p>[1, 2, 3, 4, 5, 6, 7, 8, 11, 12, 13, 14, 25, 26, 27, 28, 35, 36,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03" calcext:value-type="float">
            <text:p>103</text:p>
          </table:table-cell>
          <table:table-cell office:value-type="float" office:value="13703" calcext:value-type="float">
            <text:p>13703</text:p>
          </table:table-cell>
          <table:table-cell office:value-type="float" office:value="20210120" calcext:value-type="float">
            <text:p>20210120</text:p>
          </table:table-cell>
          <table:table-cell office:value-type="string" calcext:value-type="string">
            <text:p>/autofs/cluster/transcend/MEG/AttenAud/013703/013703_AttenAud_run03_raw.fif</text:p>
          </table:table-cell>
          <table:table-cell office:value-type="string" calcext:value-type="string">
            <text:p>/autofs/cluster/transcend/MEG/erm/013703/20210120/013703_erm_raw.fif</text:p>
          </table:table-cell>
          <table:table-cell office:value-type="float" office:value="20210203" calcext:value-type="float">
            <text:p>20210203</text:p>
          </table:table-cell>
          <table:table-cell office:value-type="string" calcext:value-type="string">
            <text:p>/autofs/cluster/transcend/MRI/WMA/recons/013703_20210203</text:p>
          </table:table-cell>
          <table:table-cell table:number-columns-repeated="4" office:value-type="string" calcext:value-type="string">
            <text:p>None</text:p>
          </table:table-cell>
          <table:table-cell office:value-type="string" calcext:value-type="string">
            <text:p>[1, 2, 3, 4, 5, 6, 7, 8, 11, 12, 13, 14, 25, 26, 27, 28, 35, 36,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04" calcext:value-type="float">
            <text:p>104</text:p>
          </table:table-cell>
          <table:table-cell office:value-type="float" office:value="13703" calcext:value-type="float">
            <text:p>13703</text:p>
          </table:table-cell>
          <table:table-cell office:value-type="float" office:value="20210120" calcext:value-type="float">
            <text:p>20210120</text:p>
          </table:table-cell>
          <table:table-cell office:value-type="string" calcext:value-type="string">
            <text:p>/autofs/cluster/transcend/MEG/AttenAud/013703/013703_AttenAud_run01_raw.fif</text:p>
          </table:table-cell>
          <table:table-cell office:value-type="string" calcext:value-type="string">
            <text:p>/autofs/cluster/transcend/MEG/erm/013703/20210120/013703_erm_raw.fif</text:p>
          </table:table-cell>
          <table:table-cell office:value-type="float" office:value="20210203" calcext:value-type="float">
            <text:p>20210203</text:p>
          </table:table-cell>
          <table:table-cell office:value-type="string" calcext:value-type="string">
            <text:p>/autofs/cluster/transcend/MRI/WMA/recons/013703_20210203</text:p>
          </table:table-cell>
          <table:table-cell table:number-columns-repeated="4" office:value-type="string" calcext:value-type="string">
            <text:p>None</text:p>
          </table:table-cell>
          <table:table-cell office:value-type="string" calcext:value-type="string">
            <text:p>[1, 2, 3, 4, 5, 6, 7, 8, 11, 12, 13, 14, 25, 26, 27, 28, 35,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05" calcext:value-type="float">
            <text:p>105</text:p>
          </table:table-cell>
          <table:table-cell office:value-type="float" office:value="13703" calcext:value-type="float">
            <text:p>13703</text:p>
          </table:table-cell>
          <table:table-cell office:value-type="float" office:value="20210120" calcext:value-type="float">
            <text:p>20210120</text:p>
          </table:table-cell>
          <table:table-cell office:value-type="string" calcext:value-type="string">
            <text:p>/autofs/cluster/transcend/MEG/AttenAud/013703/013703_AttenAud_run02_raw.fif</text:p>
          </table:table-cell>
          <table:table-cell office:value-type="string" calcext:value-type="string">
            <text:p>/autofs/cluster/transcend/MEG/erm/013703/20210120/013703_erm_raw.fif</text:p>
          </table:table-cell>
          <table:table-cell office:value-type="float" office:value="20210203" calcext:value-type="float">
            <text:p>20210203</text:p>
          </table:table-cell>
          <table:table-cell office:value-type="string" calcext:value-type="string">
            <text:p>/autofs/cluster/transcend/MRI/WMA/recons/013703_20210203</text:p>
          </table:table-cell>
          <table:table-cell table:number-columns-repeated="4" office:value-type="string" calcext:value-type="string">
            <text:p>None</text:p>
          </table:table-cell>
          <table:table-cell office:value-type="string" calcext:value-type="string">
            <text:p>[1, 2, 3, 4, 5, 6, 7, 8, 11, 12, 13, 14, 25, 26, 27, 28, 35, 36,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06" calcext:value-type="float">
            <text:p>106</text:p>
          </table:table-cell>
          <table:table-cell office:value-type="float" office:value="103301" calcext:value-type="float">
            <text:p>103301</text:p>
          </table:table-cell>
          <table:table-cell office:value-type="float" office:value="20190625" calcext:value-type="float">
            <text:p>20190625</text:p>
          </table:table-cell>
          <table:table-cell office:value-type="string" calcext:value-type="string">
            <text:p>/autofs/cluster/transcend/MEG/AttenAud/103301/103301_AttenAud_run01_raw.fif</text:p>
          </table:table-cell>
          <table:table-cell office:value-type="string" calcext:value-type="string">
            <text:p>/autofs/cluster/transcend/MEG/erm/103301/20190625/103301_erm_raw.fif</text:p>
          </table:table-cell>
          <table:table-cell office:value-type="float" office:value="20190524" calcext:value-type="float">
            <text:p>20190524</text:p>
          </table:table-cell>
          <table:table-cell office:value-type="string" calcext:value-type="string">
            <text:p>/autofs/cluster/transcend/MRI/WMA/recons/103301_20190524</text:p>
          </table:table-cell>
          <table:table-cell table:number-columns-repeated="4" office:value-type="string" calcext:value-type="string">
            <text:p>None</text:p>
          </table:table-cell>
          <table:table-cell office:value-type="string" calcext:value-type="string">
            <text:p>[1, 2, 3, 4, 5, 6, 7, 8, 11, 12, 13, 14, 25, 26, 27, 28, 36, 37, 38, 2048, 4096,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07" calcext:value-type="float">
            <text:p>107</text:p>
          </table:table-cell>
          <table:table-cell office:value-type="float" office:value="103301" calcext:value-type="float">
            <text:p>103301</text:p>
          </table:table-cell>
          <table:table-cell office:value-type="float" office:value="20190625" calcext:value-type="float">
            <text:p>20190625</text:p>
          </table:table-cell>
          <table:table-cell office:value-type="string" calcext:value-type="string">
            <text:p>/autofs/cluster/transcend/MEG/AttenAud/103301/103301_AttenAud_run02_raw.fif</text:p>
          </table:table-cell>
          <table:table-cell office:value-type="string" calcext:value-type="string">
            <text:p>/autofs/cluster/transcend/MEG/erm/103301/20190625/103301_erm_raw.fif</text:p>
          </table:table-cell>
          <table:table-cell office:value-type="float" office:value="20190524" calcext:value-type="float">
            <text:p>20190524</text:p>
          </table:table-cell>
          <table:table-cell office:value-type="string" calcext:value-type="string">
            <text:p>/autofs/cluster/transcend/MRI/WMA/recons/103301_20190524</text:p>
          </table:table-cell>
          <table:table-cell table:number-columns-repeated="4" office:value-type="string" calcext:value-type="string">
            <text:p>None</text:p>
          </table:table-cell>
          <table:table-cell office:value-type="string" calcext:value-type="string">
            <text:p>[1, 2, 3, 4, 5, 6, 7, 8, 11, 12, 13, 14, 25, 26, 27, 28, 36,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08" calcext:value-type="float">
            <text:p>108</text:p>
          </table:table-cell>
          <table:table-cell office:value-type="float" office:value="103301" calcext:value-type="float">
            <text:p>103301</text:p>
          </table:table-cell>
          <table:table-cell office:value-type="float" office:value="20190625" calcext:value-type="float">
            <text:p>20190625</text:p>
          </table:table-cell>
          <table:table-cell office:value-type="string" calcext:value-type="string">
            <text:p>/autofs/cluster/transcend/MEG/AttenAud/103301/103301_AttenAud_run03_raw.fif</text:p>
          </table:table-cell>
          <table:table-cell office:value-type="string" calcext:value-type="string">
            <text:p>/autofs/cluster/transcend/MEG/erm/103301/20190625/103301_erm_raw.fif</text:p>
          </table:table-cell>
          <table:table-cell office:value-type="float" office:value="20190524" calcext:value-type="float">
            <text:p>20190524</text:p>
          </table:table-cell>
          <table:table-cell office:value-type="string" calcext:value-type="string">
            <text:p>/autofs/cluster/transcend/MRI/WMA/recons/103301_20190524</text:p>
          </table:table-cell>
          <table:table-cell table:number-columns-repeated="4" office:value-type="string" calcext:value-type="string">
            <text:p>None</text:p>
          </table:table-cell>
          <table:table-cell office:value-type="string" calcext:value-type="string">
            <text:p>[1, 2, 3, 4, 5, 6, 7, 8, 11, 12, 13, 14, 25, 26, 27, 28,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09" calcext:value-type="float">
            <text:p>109</text:p>
          </table:table-cell>
          <table:table-cell office:value-type="float" office:value="85702" calcext:value-type="float">
            <text:p>85702</text:p>
          </table:table-cell>
          <table:table-cell office:value-type="float" office:value="20220809" calcext:value-type="float">
            <text:p>20220809</text:p>
          </table:table-cell>
          <table:table-cell office:value-type="string" calcext:value-type="string">
            <text:p>/autofs/cluster/transcend/MEG/AttenAud/085702/visit_20220809/085702_AttenAud_run03_raw.fif</text:p>
          </table:table-cell>
          <table:table-cell office:value-type="string" calcext:value-type="string">
            <text:p>/autofs/cluster/transcend/MEG/erm/085702/20220809/085702_erm_raw.fif</text:p>
          </table:table-cell>
          <table:table-cell office:value-type="float" office:value="20220809" calcext:value-type="float">
            <text:p>20220809</text:p>
          </table:table-cell>
          <table:table-cell office:value-type="string" calcext:value-type="string">
            <text:p>/autofs/cluster/transcend/MRI/WMA/recons/085702_20220809</text:p>
          </table:table-cell>
          <table:table-cell table:number-columns-repeated="4" office:value-type="string" calcext:value-type="string">
            <text:p>None</text:p>
          </table:table-cell>
          <table:table-cell office:value-type="string" calcext:value-type="string">
            <text:p>[1, 2, 3, 4, 5, 6, 7, 8, 11, 12, 13, 14, 25, 26, 27, 28, 35, 36,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10" calcext:value-type="float">
            <text:p>110</text:p>
          </table:table-cell>
          <table:table-cell office:value-type="float" office:value="85702" calcext:value-type="float">
            <text:p>85702</text:p>
          </table:table-cell>
          <table:table-cell office:value-type="float" office:value="20220809" calcext:value-type="float">
            <text:p>20220809</text:p>
          </table:table-cell>
          <table:table-cell office:value-type="string" calcext:value-type="string">
            <text:p>/autofs/cluster/transcend/MEG/AttenAud/085702/visit_20220809/085702_AttenAud_run02_raw.fif</text:p>
          </table:table-cell>
          <table:table-cell office:value-type="string" calcext:value-type="string">
            <text:p>/autofs/cluster/transcend/MEG/erm/085702/20220809/085702_erm_raw.fif</text:p>
          </table:table-cell>
          <table:table-cell office:value-type="float" office:value="20220809" calcext:value-type="float">
            <text:p>20220809</text:p>
          </table:table-cell>
          <table:table-cell office:value-type="string" calcext:value-type="string">
            <text:p>/autofs/cluster/transcend/MRI/WMA/recons/085702_20220809</text:p>
          </table:table-cell>
          <table:table-cell table:number-columns-repeated="4" office:value-type="string" calcext:value-type="string">
            <text:p>None</text:p>
          </table:table-cell>
          <table:table-cell office:value-type="string" calcext:value-type="string">
            <text:p>[1, 2, 3, 4, 5, 6, 7, 8, 11, 12, 13, 14, 25, 26, 27, 2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11" calcext:value-type="float">
            <text:p>111</text:p>
          </table:table-cell>
          <table:table-cell office:value-type="float" office:value="85702" calcext:value-type="float">
            <text:p>85702</text:p>
          </table:table-cell>
          <table:table-cell office:value-type="float" office:value="20220809" calcext:value-type="float">
            <text:p>20220809</text:p>
          </table:table-cell>
          <table:table-cell office:value-type="string" calcext:value-type="string">
            <text:p>/autofs/cluster/transcend/MEG/AttenAud/085702/visit_20220809/085702_AttenAud_run01_raw.fif</text:p>
          </table:table-cell>
          <table:table-cell office:value-type="string" calcext:value-type="string">
            <text:p>/autofs/cluster/transcend/MEG/erm/085702/20220809/085702_erm_raw.fif</text:p>
          </table:table-cell>
          <table:table-cell office:value-type="float" office:value="20220809" calcext:value-type="float">
            <text:p>20220809</text:p>
          </table:table-cell>
          <table:table-cell office:value-type="string" calcext:value-type="string">
            <text:p>/autofs/cluster/transcend/MRI/WMA/recons/085702_20220809</text:p>
          </table:table-cell>
          <table:table-cell table:number-columns-repeated="4" office:value-type="string" calcext:value-type="string">
            <text:p>None</text:p>
          </table:table-cell>
          <table:table-cell office:value-type="string" calcext:value-type="string">
            <text:p>[1, 2, 3, 4, 5, 6, 7, 8, 11, 12, 13, 14, 25, 26, 27, 28, 35, 37, 38, 256, 4096]</text:p>
          </table:table-cell>
          <table:table-cell office:value-type="string" calcext:value-type="string">
            <text:p>no input error</text:p>
          </table:table-cell>
          <table:table-cell table:number-columns-repeated="1010"/>
        </table:table-row>
        <table:table-row table:style-name="ro1">
          <table:table-cell table:number-columns-repeated="2" table:style-name="ce5" office:value-type="float" office:value="112" calcext:value-type="float">
            <text:p>112</text:p>
          </table:table-cell>
          <table:table-cell table:style-name="ce5" office:value-type="float" office:value="98501" calcext:value-type="float">
            <text:p>98501</text:p>
          </table:table-cell>
          <table:table-cell table:style-name="ce5" office:value-type="float" office:value="20200312" calcext:value-type="float">
            <text:p>20200312</text:p>
          </table:table-cell>
          <table:table-cell table:style-name="ce5" office:value-type="string" calcext:value-type="string">
            <text:p>/autofs/cluster/transcend/MEG/AttenAud/098501/098501_AttenAud_run02_raw.fif</text:p>
          </table:table-cell>
          <table:table-cell table:style-name="ce5" office:value-type="string" calcext:value-type="string">
            <text:p>/autofs/cluster/transcend/MEG/erm/098501/20200312/098501_erm_raw.fif</text:p>
          </table:table-cell>
          <table:table-cell table:style-name="ce5" office:value-type="float" office:value="20200312" calcext:value-type="float">
            <text:p>20200312</text:p>
          </table:table-cell>
          <table:table-cell table:style-name="ce5" office:value-type="string" calcext:value-type="string">
            <text:p>/autofs/cluster/transcend/MRI/WMA/recons/098501_20200312</text:p>
          </table:table-cell>
          <table:table-cell table:number-columns-repeated="4" table:style-name="ce5" office:value-type="string" calcext:value-type="string">
            <text:p>None</text:p>
          </table:table-cell>
          <table:table-cell table:style-name="ce5" office:value-type="string" calcext:value-type="string">
            <text:p>[1, 2, 3, 4, 5, 6, 7, 8, 11, 12, 13, 14, 25, 26, 27, 28, 131, 132, 133, 2048, 32768]</text:p>
          </table:table-cell>
          <table:table-cell table:style-name="ce5" office:value-type="string" calcext:value-type="string">
            <text:p>no input error</text:p>
          </table:table-cell>
          <table:table-cell table:style-name="ce5" table:number-columns-repeated="1010"/>
        </table:table-row>
        <table:table-row table:style-name="ro1">
          <table:table-cell table:number-columns-repeated="2" table:style-name="ce5" office:value-type="float" office:value="113" calcext:value-type="float">
            <text:p>113</text:p>
          </table:table-cell>
          <table:table-cell table:style-name="ce5" office:value-type="float" office:value="98501" calcext:value-type="float">
            <text:p>98501</text:p>
          </table:table-cell>
          <table:table-cell table:style-name="ce5" office:value-type="float" office:value="20200312" calcext:value-type="float">
            <text:p>20200312</text:p>
          </table:table-cell>
          <table:table-cell table:style-name="ce5" office:value-type="string" calcext:value-type="string">
            <text:p>/autofs/cluster/transcend/MEG/AttenAud/098501/098501_AttenAud_run03_raw.fif</text:p>
          </table:table-cell>
          <table:table-cell table:style-name="ce5" office:value-type="string" calcext:value-type="string">
            <text:p>/autofs/cluster/transcend/MEG/erm/098501/20200312/098501_erm_raw.fif</text:p>
          </table:table-cell>
          <table:table-cell table:style-name="ce5" office:value-type="float" office:value="20200312" calcext:value-type="float">
            <text:p>20200312</text:p>
          </table:table-cell>
          <table:table-cell table:style-name="ce5" office:value-type="string" calcext:value-type="string">
            <text:p>/autofs/cluster/transcend/MRI/WMA/recons/098501_20200312</text:p>
          </table:table-cell>
          <table:table-cell table:number-columns-repeated="4" table:style-name="ce5" office:value-type="string" calcext:value-type="string">
            <text:p>None</text:p>
          </table:table-cell>
          <table:table-cell table:style-name="ce5" office:value-type="string" calcext:value-type="string">
            <text:p>[1, 2, 3, 4, 5, 6, 7, 8, 11, 12, 13, 14, 25, 26, 27, 28, 132, 133, 2048, 32768]</text:p>
          </table:table-cell>
          <table:table-cell table:style-name="ce5" office:value-type="string" calcext:value-type="string">
            <text:p>no input error</text:p>
          </table:table-cell>
          <table:table-cell table:style-name="ce5" table:number-columns-repeated="1010"/>
        </table:table-row>
        <table:table-row table:style-name="ro1">
          <table:table-cell table:number-columns-repeated="2" table:style-name="ce5" office:value-type="float" office:value="114" calcext:value-type="float">
            <text:p>114</text:p>
          </table:table-cell>
          <table:table-cell table:style-name="ce5" office:value-type="float" office:value="98501" calcext:value-type="float">
            <text:p>98501</text:p>
          </table:table-cell>
          <table:table-cell table:style-name="ce5" office:value-type="float" office:value="20200312" calcext:value-type="float">
            <text:p>20200312</text:p>
          </table:table-cell>
          <table:table-cell table:style-name="ce5" office:value-type="string" calcext:value-type="string">
            <text:p>/autofs/cluster/transcend/MEG/AttenAud/098501/098501_AttenAud_run01_raw.fif</text:p>
          </table:table-cell>
          <table:table-cell table:style-name="ce5" office:value-type="string" calcext:value-type="string">
            <text:p>/autofs/cluster/transcend/MEG/erm/098501/20200312/098501_erm_raw.fif</text:p>
          </table:table-cell>
          <table:table-cell table:style-name="ce5" office:value-type="float" office:value="20200312" calcext:value-type="float">
            <text:p>20200312</text:p>
          </table:table-cell>
          <table:table-cell table:style-name="ce5" office:value-type="string" calcext:value-type="string">
            <text:p>/autofs/cluster/transcend/MRI/WMA/recons/098501_20200312</text:p>
          </table:table-cell>
          <table:table-cell table:number-columns-repeated="4" table:style-name="ce5" office:value-type="string" calcext:value-type="string">
            <text:p>None</text:p>
          </table:table-cell>
          <table:table-cell table:style-name="ce5" office:value-type="string" calcext:value-type="string">
            <text:p>[1, 2, 3, 4, 5, 6, 7, 8, 11, 12, 13, 14, 25, 26, 27, 28, 131, 132, 134, 2048, 32768]</text:p>
          </table:table-cell>
          <table:table-cell table:style-name="ce5" office:value-type="string" calcext:value-type="string">
            <text:p>no input error</text:p>
          </table:table-cell>
          <table:table-cell table:style-name="ce5" table:number-columns-repeated="1010"/>
        </table:table-row>
        <table:table-row table:style-name="ro1">
          <table:table-cell table:number-columns-repeated="2" office:value-type="float" office:value="115" calcext:value-type="float">
            <text:p>115</text:p>
          </table:table-cell>
          <table:table-cell office:value-type="float" office:value="110401" calcext:value-type="float">
            <text:p>110401</text:p>
          </table:table-cell>
          <table:table-cell office:value-type="float" office:value="20221023" calcext:value-type="float">
            <text:p>20221023</text:p>
          </table:table-cell>
          <table:table-cell office:value-type="string" calcext:value-type="string">
            <text:p>/autofs/cluster/transcend/MEG/AttenAud/110401/visit_20221023/110401_AttenAud_run02_raw.fif</text:p>
          </table:table-cell>
          <table:table-cell office:value-type="string" calcext:value-type="string">
            <text:p>/autofs/cluster/transcend/MEG/erm/110401/20221023/110401_erm_raw.fif</text:p>
          </table:table-cell>
          <table:table-cell office:value-type="float" office:value="20221023" calcext:value-type="float">
            <text:p>20221023</text:p>
          </table:table-cell>
          <table:table-cell office:value-type="string" calcext:value-type="string">
            <text:p>/autofs/cluster/transcend/MRI/WMA/recons/110401_20221023</text:p>
          </table:table-cell>
          <table:table-cell table:number-columns-repeated="4" office:value-type="string" calcext:value-type="string">
            <text:p>None</text:p>
          </table:table-cell>
          <table:table-cell office:value-type="string" calcext:value-type="string">
            <text:p>[1, 2, 3, 4, 5, 6, 7, 8, 11, 12, 13, 14, 25, 26, 27, 28, 35, 36, 37,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16" calcext:value-type="float">
            <text:p>116</text:p>
          </table:table-cell>
          <table:table-cell office:value-type="float" office:value="110401" calcext:value-type="float">
            <text:p>110401</text:p>
          </table:table-cell>
          <table:table-cell office:value-type="float" office:value="20221023" calcext:value-type="float">
            <text:p>20221023</text:p>
          </table:table-cell>
          <table:table-cell office:value-type="string" calcext:value-type="string">
            <text:p>/autofs/cluster/transcend/MEG/AttenAud/110401/visit_20221023/110401_AttenAud_run01_raw.fif</text:p>
          </table:table-cell>
          <table:table-cell office:value-type="string" calcext:value-type="string">
            <text:p>/autofs/cluster/transcend/MEG/erm/110401/20221023/110401_erm_raw.fif</text:p>
          </table:table-cell>
          <table:table-cell office:value-type="float" office:value="20221023" calcext:value-type="float">
            <text:p>20221023</text:p>
          </table:table-cell>
          <table:table-cell office:value-type="string" calcext:value-type="string">
            <text:p>/autofs/cluster/transcend/MRI/WMA/recons/110401_20221023</text:p>
          </table:table-cell>
          <table:table-cell table:number-columns-repeated="4" office:value-type="string" calcext:value-type="string">
            <text:p>None</text:p>
          </table:table-cell>
          <table:table-cell office:value-type="string" calcext:value-type="string">
            <text:p>[1, 2, 3, 4, 5, 6, 7, 8, 11, 12, 13, 14, 24, 25, 26, 27, 28, 35, 36, 256, 4096]</text:p>
          </table:table-cell>
          <table:table-cell office:value-type="string" calcext:value-type="string">
            <text:p>ValueError:shortest_event=1</text:p>
          </table:table-cell>
          <table:table-cell table:number-columns-repeated="1010"/>
        </table:table-row>
        <table:table-row table:style-name="ro1">
          <table:table-cell table:number-columns-repeated="2" office:value-type="float" office:value="117" calcext:value-type="float">
            <text:p>117</text:p>
          </table:table-cell>
          <table:table-cell office:value-type="float" office:value="110401" calcext:value-type="float">
            <text:p>110401</text:p>
          </table:table-cell>
          <table:table-cell office:value-type="float" office:value="20221023" calcext:value-type="float">
            <text:p>20221023</text:p>
          </table:table-cell>
          <table:table-cell office:value-type="string" calcext:value-type="string">
            <text:p>/autofs/cluster/transcend/MEG/AttenAud/110401/visit_20221023/110401_AttenAud_run03_raw.fif</text:p>
          </table:table-cell>
          <table:table-cell office:value-type="string" calcext:value-type="string">
            <text:p>/autofs/cluster/transcend/MEG/erm/110401/20221023/110401_erm_raw.fif</text:p>
          </table:table-cell>
          <table:table-cell office:value-type="float" office:value="20221023" calcext:value-type="float">
            <text:p>20221023</text:p>
          </table:table-cell>
          <table:table-cell office:value-type="string" calcext:value-type="string">
            <text:p>/autofs/cluster/transcend/MRI/WMA/recons/110401_20221023</text:p>
          </table:table-cell>
          <table:table-cell table:number-columns-repeated="4" office:value-type="string" calcext:value-type="string">
            <text:p>None</text:p>
          </table:table-cell>
          <table:table-cell office:value-type="string" calcext:value-type="string">
            <text:p>[1, 2, 3, 4, 5, 6, 7, 8, 11, 12, 13, 14, 25, 26, 27, 28, 35, 37,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18" calcext:value-type="float">
            <text:p>118</text:p>
          </table:table-cell>
          <table:table-cell office:value-type="float" office:value="57101" calcext:value-type="float">
            <text:p>57101</text:p>
          </table:table-cell>
          <table:table-cell office:value-type="float" office:value="20190615" calcext:value-type="float">
            <text:p>20190615</text:p>
          </table:table-cell>
          <table:table-cell office:value-type="string" calcext:value-type="string">
            <text:p>/autofs/cluster/transcend/MEG/AttenAud/057101/057101_AttenAud_run03_raw.fif</text:p>
          </table:table-cell>
          <table:table-cell office:value-type="string" calcext:value-type="string">
            <text:p>/autofs/cluster/transcend/MEG/erm/057101/20190615/057101_erm_raw.fif</text:p>
          </table:table-cell>
          <table:table-cell table:number-columns-repeated="2" office:value-type="string" calcext:value-type="string">
            <text:p>None</text:p>
          </table:table-cell>
          <table:table-cell office:value-type="float" office:value="20200201" calcext:value-type="float">
            <text:p>20200201</text:p>
          </table:table-cell>
          <table:table-cell office:value-type="string" calcext:value-type="string">
            <text:p>/autofs/cluster/transcend/MRI/WMA/recons/057101_20200201</text:p>
          </table:table-cell>
          <table:table-cell table:number-columns-repeated="2" office:value-type="string" calcext:value-type="string">
            <text:p>None</text:p>
          </table:table-cell>
          <table:table-cell office:value-type="string" calcext:value-type="string">
            <text:p>[1, 2, 3, 4, 5, 6, 7, 8, 11, 12, 13, 14, 25, 26, 27, 28, 35,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19" calcext:value-type="float">
            <text:p>119</text:p>
          </table:table-cell>
          <table:table-cell office:value-type="float" office:value="57101" calcext:value-type="float">
            <text:p>57101</text:p>
          </table:table-cell>
          <table:table-cell office:value-type="float" office:value="20190615" calcext:value-type="float">
            <text:p>20190615</text:p>
          </table:table-cell>
          <table:table-cell office:value-type="string" calcext:value-type="string">
            <text:p>/autofs/cluster/transcend/MEG/AttenAud/057101/057101_AttenAud_run01_raw.fif</text:p>
          </table:table-cell>
          <table:table-cell office:value-type="string" calcext:value-type="string">
            <text:p>/autofs/cluster/transcend/MEG/erm/057101/20190615/057101_erm_raw.fif</text:p>
          </table:table-cell>
          <table:table-cell table:number-columns-repeated="2" office:value-type="string" calcext:value-type="string">
            <text:p>None</text:p>
          </table:table-cell>
          <table:table-cell office:value-type="float" office:value="20200201" calcext:value-type="float">
            <text:p>20200201</text:p>
          </table:table-cell>
          <table:table-cell office:value-type="string" calcext:value-type="string">
            <text:p>/autofs/cluster/transcend/MRI/WMA/recons/057101_20200201</text:p>
          </table:table-cell>
          <table:table-cell table:number-columns-repeated="2" office:value-type="string" calcext:value-type="string">
            <text:p>None</text:p>
          </table:table-cell>
          <table:table-cell office:value-type="string" calcext:value-type="string">
            <text:p>[1, 2, 3, 4, 5, 6, 7, 8, 11, 12, 13, 14, 25, 26, 27, 28, 35,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20" calcext:value-type="float">
            <text:p>120</text:p>
          </table:table-cell>
          <table:table-cell office:value-type="float" office:value="57101" calcext:value-type="float">
            <text:p>57101</text:p>
          </table:table-cell>
          <table:table-cell office:value-type="float" office:value="20190615" calcext:value-type="float">
            <text:p>20190615</text:p>
          </table:table-cell>
          <table:table-cell office:value-type="string" calcext:value-type="string">
            <text:p>/autofs/cluster/transcend/MEG/AttenAud/057101/057101_AttenAud_run02_raw.fif</text:p>
          </table:table-cell>
          <table:table-cell office:value-type="string" calcext:value-type="string">
            <text:p>/autofs/cluster/transcend/MEG/erm/057101/20190615/057101_erm_raw.fif</text:p>
          </table:table-cell>
          <table:table-cell table:number-columns-repeated="2" office:value-type="string" calcext:value-type="string">
            <text:p>None</text:p>
          </table:table-cell>
          <table:table-cell office:value-type="float" office:value="20200201" calcext:value-type="float">
            <text:p>20200201</text:p>
          </table:table-cell>
          <table:table-cell office:value-type="string" calcext:value-type="string">
            <text:p>/autofs/cluster/transcend/MRI/WMA/recons/057101_20200201</text:p>
          </table:table-cell>
          <table:table-cell table:number-columns-repeated="2" office:value-type="string" calcext:value-type="string">
            <text:p>None</text:p>
          </table:table-cell>
          <table:table-cell office:value-type="string" calcext:value-type="string">
            <text:p>[1, 2, 3, 4, 5, 6, 7, 8, 11, 12, 13, 14, 25, 26, 27, 28, 36, 37, 512, 2048, 8192,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21" calcext:value-type="float">
            <text:p>121</text:p>
          </table:table-cell>
          <table:table-cell office:value-type="float" office:value="102901" calcext:value-type="float">
            <text:p>102901</text:p>
          </table:table-cell>
          <table:table-cell office:value-type="float" office:value="20190606" calcext:value-type="float">
            <text:p>20190606</text:p>
          </table:table-cell>
          <table:table-cell office:value-type="string" calcext:value-type="string">
            <text:p>/autofs/cluster/transcend/MEG/AttenAud/102901/102901_AttenAud_run03_raw.fif</text:p>
          </table:table-cell>
          <table:table-cell office:value-type="string" calcext:value-type="string">
            <text:p>/autofs/cluster/transcend/MEG/erm/102901/20190606/102901_erm_raw.fif</text:p>
          </table:table-cell>
          <table:table-cell office:value-type="float" office:value="20190206" calcext:value-type="float">
            <text:p>20190206</text:p>
          </table:table-cell>
          <table:table-cell office:value-type="string" calcext:value-type="string">
            <text:p>/autofs/cluster/transcend/MRI/WMA/recons/102901_20190206</text:p>
          </table:table-cell>
          <table:table-cell table:number-columns-repeated="4" office:value-type="string" calcext:value-type="string">
            <text:p>None</text:p>
          </table:table-cell>
          <table:table-cell office:value-type="string" calcext:value-type="string">
            <text:p>[1, 2, 3, 4, 5, 6, 7, 8, 11, 12, 13, 14, 25, 26, 27, 28, 35, 37,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22" calcext:value-type="float">
            <text:p>122</text:p>
          </table:table-cell>
          <table:table-cell office:value-type="float" office:value="102901" calcext:value-type="float">
            <text:p>102901</text:p>
          </table:table-cell>
          <table:table-cell office:value-type="float" office:value="20190606" calcext:value-type="float">
            <text:p>20190606</text:p>
          </table:table-cell>
          <table:table-cell office:value-type="string" calcext:value-type="string">
            <text:p>/autofs/cluster/transcend/MEG/AttenAud/102901/102901_AttenAud_run01_raw.fif</text:p>
          </table:table-cell>
          <table:table-cell office:value-type="string" calcext:value-type="string">
            <text:p>/autofs/cluster/transcend/MEG/erm/102901/20190606/102901_erm_raw.fif</text:p>
          </table:table-cell>
          <table:table-cell office:value-type="float" office:value="20190206" calcext:value-type="float">
            <text:p>20190206</text:p>
          </table:table-cell>
          <table:table-cell office:value-type="string" calcext:value-type="string">
            <text:p>/autofs/cluster/transcend/MRI/WMA/recons/102901_20190206</text:p>
          </table:table-cell>
          <table:table-cell table:number-columns-repeated="4" office:value-type="string" calcext:value-type="string">
            <text:p>None</text:p>
          </table:table-cell>
          <table:table-cell office:value-type="string" calcext:value-type="string">
            <text:p>[1, 2, 3, 4, 5, 6, 7, 8, 11, 12, 13, 14, 25, 26, 27, 28, 36,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23" calcext:value-type="float">
            <text:p>123</text:p>
          </table:table-cell>
          <table:table-cell office:value-type="float" office:value="102901" calcext:value-type="float">
            <text:p>102901</text:p>
          </table:table-cell>
          <table:table-cell office:value-type="float" office:value="20190606" calcext:value-type="float">
            <text:p>20190606</text:p>
          </table:table-cell>
          <table:table-cell office:value-type="string" calcext:value-type="string">
            <text:p>/autofs/cluster/transcend/MEG/AttenAud/102901/102901_AttenAud_run02_raw.fif</text:p>
          </table:table-cell>
          <table:table-cell office:value-type="string" calcext:value-type="string">
            <text:p>/autofs/cluster/transcend/MEG/erm/102901/20190606/102901_erm_raw.fif</text:p>
          </table:table-cell>
          <table:table-cell office:value-type="float" office:value="20190206" calcext:value-type="float">
            <text:p>20190206</text:p>
          </table:table-cell>
          <table:table-cell office:value-type="string" calcext:value-type="string">
            <text:p>/autofs/cluster/transcend/MRI/WMA/recons/102901_20190206</text:p>
          </table:table-cell>
          <table:table-cell table:number-columns-repeated="4" office:value-type="string" calcext:value-type="string">
            <text:p>None</text:p>
          </table:table-cell>
          <table:table-cell office:value-type="string" calcext:value-type="string">
            <text:p>[1, 2, 3, 4, 5, 6, 7, 8, 11, 12, 13, 14, 25, 26, 27, 28, 35, 36, 37,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24" calcext:value-type="float">
            <text:p>124</text:p>
          </table:table-cell>
          <table:table-cell office:value-type="float" office:value="900005" calcext:value-type="float">
            <text:p>900005</text:p>
          </table:table-cell>
          <table:table-cell office:value-type="float" office:value="20220327" calcext:value-type="float">
            <text:p>20220327</text:p>
          </table:table-cell>
          <table:table-cell office:value-type="string" calcext:value-type="string">
            <text:p>/autofs/cluster/transcend/MEG/AttenAud/AC005/visit_20220327/900005_AttenAud_run01_raw.fif</text:p>
          </table:table-cell>
          <table:table-cell office:value-type="string" calcext:value-type="string">
            <text:p>/autofs/cluster/transcend/MEG/erm/900005/20220327/900005_erm_raw.fif</text:p>
          </table:table-cell>
          <table:table-cell office:value-type="float" office:value="20211209" calcext:value-type="float">
            <text:p>20211209</text:p>
          </table:table-cell>
          <table:table-cell office:value-type="string" calcext:value-type="string">
            <text:p>/autofs/cluster/transcend/MRI/WMA/recons/900005_20211209</text:p>
          </table:table-cell>
          <table:table-cell table:number-columns-repeated="4" office:value-type="string" calcext:value-type="string">
            <text:p>None</text:p>
          </table:table-cell>
          <table:table-cell office:value-type="string" calcext:value-type="string">
            <text:p>[1, 2, 3, 4, 5, 6, 7, 8, 11, 12, 13, 14, 25, 26, 27, 28, 35, 37, 38, 2048, 32768]</text:p>
          </table:table-cell>
          <table:table-cell office:value-type="string" calcext:value-type="string">
            <text:p>no input error</text:p>
          </table:table-cell>
          <table:table-cell table:number-columns-repeated="1010"/>
        </table:table-row>
        <table:table-row table:style-name="ro1">
          <table:table-cell table:number-columns-repeated="2" table:style-name="ce1" office:value-type="float" office:value="125" calcext:value-type="float">
            <text:p>125</text:p>
          </table:table-cell>
          <table:table-cell table:style-name="ce1" office:value-type="float" office:value="900005" calcext:value-type="float">
            <text:p>900005</text:p>
          </table:table-cell>
          <table:table-cell table:style-name="ce1" office:value-type="float" office:value="20220327" calcext:value-type="float">
            <text:p>20220327</text:p>
          </table:table-cell>
          <table:table-cell table:style-name="ce1" office:value-type="string" calcext:value-type="string">
            <text:p>/autofs/cluster/transcend/MEG/AttenAud/AC005/visit_20220327/900005_AttenAud_run02_raw.fif</text:p>
          </table:table-cell>
          <table:table-cell table:style-name="ce1" office:value-type="string" calcext:value-type="string">
            <text:p>/autofs/cluster/transcend/MEG/erm/900005/20220327/900005_erm_raw.fif</text:p>
          </table:table-cell>
          <table:table-cell table:style-name="ce1" office:value-type="float" office:value="20211209" calcext:value-type="float">
            <text:p>20211209</text:p>
          </table:table-cell>
          <table:table-cell table:style-name="ce1" office:value-type="string" calcext:value-type="string">
            <text:p>/autofs/cluster/transcend/MRI/WMA/recons/900005_20211209</text:p>
          </table:table-cell>
          <table:table-cell table:number-columns-repeated="4" table:style-name="ce1" office:value-type="string" calcext:value-type="string">
            <text:p>None</text:p>
          </table:table-cell>
          <table:table-cell table:style-name="ce1" office:value-type="string" calcext:value-type="string">
            <text:p>[1, 2, 3, 4, 5, 6, 7, 8, 11, 12, 13, 14, 25, 26, 27, 28, 35, 36, 37, 38, 2047, 2048, 32768]</text:p>
          </table:table-cell>
          <table:table-cell table:style-name="ce1" office:value-type="string" calcext:value-type="string">
            <text:p>no input error</text:p>
          </table:table-cell>
          <table:table-cell table:style-name="ce1" table:number-columns-repeated="1010"/>
        </table:table-row>
        <table:table-row table:style-name="ro1">
          <table:table-cell table:number-columns-repeated="2" office:value-type="float" office:value="126" calcext:value-type="float">
            <text:p>126</text:p>
          </table:table-cell>
          <table:table-cell office:value-type="float" office:value="900005" calcext:value-type="float">
            <text:p>900005</text:p>
          </table:table-cell>
          <table:table-cell office:value-type="float" office:value="20220327" calcext:value-type="float">
            <text:p>20220327</text:p>
          </table:table-cell>
          <table:table-cell office:value-type="string" calcext:value-type="string">
            <text:p>/autofs/cluster/transcend/MEG/AttenAud/AC005/visit_20220327/900005_AttenAud_run03_raw.fif</text:p>
          </table:table-cell>
          <table:table-cell office:value-type="string" calcext:value-type="string">
            <text:p>/autofs/cluster/transcend/MEG/erm/900005/20220327/900005_erm_raw.fif</text:p>
          </table:table-cell>
          <table:table-cell office:value-type="float" office:value="20211209" calcext:value-type="float">
            <text:p>20211209</text:p>
          </table:table-cell>
          <table:table-cell office:value-type="string" calcext:value-type="string">
            <text:p>/autofs/cluster/transcend/MRI/WMA/recons/900005_20211209</text:p>
          </table:table-cell>
          <table:table-cell table:number-columns-repeated="4" office:value-type="string" calcext:value-type="string">
            <text:p>None</text:p>
          </table:table-cell>
          <table:table-cell office:value-type="string" calcext:value-type="string">
            <text:p>[1, 2, 3, 4, 5, 6, 7, 8, 11, 12, 13, 14, 25, 26, 27, 28, 35, 37, 38, 2048, 8192,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27" calcext:value-type="float">
            <text:p>127</text:p>
          </table:table-cell>
          <table:table-cell office:value-type="float" office:value="102201" calcext:value-type="float">
            <text:p>102201</text:p>
          </table:table-cell>
          <table:table-cell office:value-type="float" office:value="20190318" calcext:value-type="float">
            <text:p>20190318</text:p>
          </table:table-cell>
          <table:table-cell office:value-type="string" calcext:value-type="string">
            <text:p>/autofs/cluster/transcend/MEG/AttenAud/102201/102201_AttenAud_run01_raw.fif</text:p>
          </table:table-cell>
          <table:table-cell office:value-type="string" calcext:value-type="string">
            <text:p>/autofs/cluster/transcend/MEG/erm/102201/20190318/102201_erm_raw.fif</text:p>
          </table:table-cell>
          <table:table-cell office:value-type="float" office:value="20181102" calcext:value-type="float">
            <text:p>20181102</text:p>
          </table:table-cell>
          <table:table-cell office:value-type="string" calcext:value-type="string">
            <text:p>/autofs/cluster/transcend/MRI/WMA/recons/102201_20181102</text:p>
          </table:table-cell>
          <table:table-cell table:number-columns-repeated="4" office:value-type="string" calcext:value-type="string">
            <text:p>None</text:p>
          </table:table-cell>
          <table:table-cell office:value-type="string" calcext:value-type="string">
            <text:p>[1, 2, 3, 4, 5, 6, 7, 8, 11, 12, 13, 14, 25, 26, 27, 28, 36, 37,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28" calcext:value-type="float">
            <text:p>128</text:p>
          </table:table-cell>
          <table:table-cell office:value-type="float" office:value="102201" calcext:value-type="float">
            <text:p>102201</text:p>
          </table:table-cell>
          <table:table-cell office:value-type="float" office:value="20190318" calcext:value-type="float">
            <text:p>20190318</text:p>
          </table:table-cell>
          <table:table-cell office:value-type="string" calcext:value-type="string">
            <text:p>/autofs/cluster/transcend/MEG/AttenAud/102201/102201_AttenAud_run02_raw.fif</text:p>
          </table:table-cell>
          <table:table-cell office:value-type="string" calcext:value-type="string">
            <text:p>/autofs/cluster/transcend/MEG/erm/102201/20190318/102201_erm_raw.fif</text:p>
          </table:table-cell>
          <table:table-cell office:value-type="float" office:value="20181102" calcext:value-type="float">
            <text:p>20181102</text:p>
          </table:table-cell>
          <table:table-cell office:value-type="string" calcext:value-type="string">
            <text:p>/autofs/cluster/transcend/MRI/WMA/recons/102201_20181102</text:p>
          </table:table-cell>
          <table:table-cell table:number-columns-repeated="4" office:value-type="string" calcext:value-type="string">
            <text:p>None</text:p>
          </table:table-cell>
          <table:table-cell office:value-type="string" calcext:value-type="string">
            <text:p>[1, 2, 3, 4, 5, 6, 7, 8, 11, 12, 13, 14, 25, 26, 27, 28, 36, 37, 38, 2048, 32768]</text:p>
          </table:table-cell>
          <table:table-cell office:value-type="string" calcext:value-type="string">
            <text:p>ValueError:shortest_event=1</text:p>
          </table:table-cell>
          <table:table-cell table:number-columns-repeated="1010"/>
        </table:table-row>
        <table:table-row table:style-name="ro1">
          <table:table-cell table:number-columns-repeated="2" office:value-type="float" office:value="129" calcext:value-type="float">
            <text:p>129</text:p>
          </table:table-cell>
          <table:table-cell office:value-type="float" office:value="102201" calcext:value-type="float">
            <text:p>102201</text:p>
          </table:table-cell>
          <table:table-cell office:value-type="float" office:value="20190318" calcext:value-type="float">
            <text:p>20190318</text:p>
          </table:table-cell>
          <table:table-cell office:value-type="string" calcext:value-type="string">
            <text:p>/autofs/cluster/transcend/MEG/AttenAud/102201/102201_AttenAud_run03_raw.fif</text:p>
          </table:table-cell>
          <table:table-cell office:value-type="string" calcext:value-type="string">
            <text:p>/autofs/cluster/transcend/MEG/erm/102201/20190318/102201_erm_raw.fif</text:p>
          </table:table-cell>
          <table:table-cell office:value-type="float" office:value="20181102" calcext:value-type="float">
            <text:p>20181102</text:p>
          </table:table-cell>
          <table:table-cell office:value-type="string" calcext:value-type="string">
            <text:p>/autofs/cluster/transcend/MRI/WMA/recons/102201_20181102</text:p>
          </table:table-cell>
          <table:table-cell table:number-columns-repeated="4" office:value-type="string" calcext:value-type="string">
            <text:p>None</text:p>
          </table:table-cell>
          <table:table-cell office:value-type="string" calcext:value-type="string">
            <text:p>[1, 2, 3, 4, 5, 6, 7, 8, 11, 12, 13, 14, 25, 26, 27, 28, 36,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30" calcext:value-type="float">
            <text:p>130</text:p>
          </table:table-cell>
          <table:table-cell office:value-type="float" office:value="104901" calcext:value-type="float">
            <text:p>104901</text:p>
          </table:table-cell>
          <table:table-cell office:value-type="float" office:value="20210605" calcext:value-type="float">
            <text:p>20210605</text:p>
          </table:table-cell>
          <table:table-cell office:value-type="string" calcext:value-type="string">
            <text:p>/autofs/cluster/transcend/MEG/AttenAud/104901/visit_20210605/104901_AttenAud_run01_raw.fif</text:p>
          </table:table-cell>
          <table:table-cell office:value-type="string" calcext:value-type="string">
            <text:p>/autofs/cluster/transcend/MEG/erm/104901/20210605/104901_erm_raw.fif</text:p>
          </table:table-cell>
          <table:table-cell office:value-type="float" office:value="20210228" calcext:value-type="float">
            <text:p>20210228</text:p>
          </table:table-cell>
          <table:table-cell office:value-type="string" calcext:value-type="string">
            <text:p>/autofs/cluster/transcend/MRI/WMA/recons/104901_20210228</text:p>
          </table:table-cell>
          <table:table-cell table:number-columns-repeated="4" office:value-type="string" calcext:value-type="string">
            <text:p>None</text:p>
          </table:table-cell>
          <table:table-cell office:value-type="string" calcext:value-type="string">
            <text:p>[1, 2, 3, 4, 5, 6, 7, 8, 11, 12, 13, 14, 25, 26, 27, 28, 35,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31" calcext:value-type="float">
            <text:p>131</text:p>
          </table:table-cell>
          <table:table-cell office:value-type="float" office:value="104901" calcext:value-type="float">
            <text:p>104901</text:p>
          </table:table-cell>
          <table:table-cell office:value-type="float" office:value="20210605" calcext:value-type="float">
            <text:p>20210605</text:p>
          </table:table-cell>
          <table:table-cell office:value-type="string" calcext:value-type="string">
            <text:p>/autofs/cluster/transcend/MEG/AttenAud/104901/visit_20210605/104901_AttenAud_run03_raw.fif</text:p>
          </table:table-cell>
          <table:table-cell office:value-type="string" calcext:value-type="string">
            <text:p>/autofs/cluster/transcend/MEG/erm/104901/20210605/104901_erm_raw.fif</text:p>
          </table:table-cell>
          <table:table-cell office:value-type="float" office:value="20210228" calcext:value-type="float">
            <text:p>20210228</text:p>
          </table:table-cell>
          <table:table-cell office:value-type="string" calcext:value-type="string">
            <text:p>/autofs/cluster/transcend/MRI/WMA/recons/104901_20210228</text:p>
          </table:table-cell>
          <table:table-cell table:number-columns-repeated="4" office:value-type="string" calcext:value-type="string">
            <text:p>None</text:p>
          </table:table-cell>
          <table:table-cell office:value-type="string" calcext:value-type="string">
            <text:p>[1, 2, 3, 4, 5, 6, 7, 8, 11, 12, 13, 14, 25, 26, 27, 28, 36,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32" calcext:value-type="float">
            <text:p>132</text:p>
          </table:table-cell>
          <table:table-cell office:value-type="float" office:value="104901" calcext:value-type="float">
            <text:p>104901</text:p>
          </table:table-cell>
          <table:table-cell office:value-type="float" office:value="20210605" calcext:value-type="float">
            <text:p>20210605</text:p>
          </table:table-cell>
          <table:table-cell office:value-type="string" calcext:value-type="string">
            <text:p>/autofs/cluster/transcend/MEG/AttenAud/104901/visit_20210605/104901_AttenAud_run02_raw.fif</text:p>
          </table:table-cell>
          <table:table-cell office:value-type="string" calcext:value-type="string">
            <text:p>/autofs/cluster/transcend/MEG/erm/104901/20210605/104901_erm_raw.fif</text:p>
          </table:table-cell>
          <table:table-cell office:value-type="float" office:value="20210228" calcext:value-type="float">
            <text:p>20210228</text:p>
          </table:table-cell>
          <table:table-cell office:value-type="string" calcext:value-type="string">
            <text:p>/autofs/cluster/transcend/MRI/WMA/recons/104901_20210228</text:p>
          </table:table-cell>
          <table:table-cell table:number-columns-repeated="4" office:value-type="string" calcext:value-type="string">
            <text:p>None</text:p>
          </table:table-cell>
          <table:table-cell office:value-type="string" calcext:value-type="string">
            <text:p>[1, 2, 3, 4, 5, 6, 7, 8, 11, 12, 13, 14, 24, 25, 26, 27, 28, 36, 37, 38, 2048, 32768]</text:p>
          </table:table-cell>
          <table:table-cell office:value-type="string" calcext:value-type="string">
            <text:p>ValueError:shortest_event=1</text:p>
          </table:table-cell>
          <table:table-cell table:number-columns-repeated="1010"/>
        </table:table-row>
        <table:table-row table:style-name="ro1">
          <table:table-cell table:number-columns-repeated="2" table:style-name="ce5" office:value-type="float" office:value="133" calcext:value-type="float">
            <text:p>133</text:p>
          </table:table-cell>
          <table:table-cell table:style-name="ce5" office:value-type="float" office:value="89201" calcext:value-type="float">
            <text:p>89201</text:p>
          </table:table-cell>
          <table:table-cell table:style-name="ce5" office:value-type="float" office:value="20200305" calcext:value-type="float">
            <text:p>20200305</text:p>
          </table:table-cell>
          <table:table-cell table:style-name="ce5" office:value-type="string" calcext:value-type="string">
            <text:p>/autofs/cluster/transcend/MEG/AttenAud/089201/089201_AttenAud_run02_raw.fif</text:p>
          </table:table-cell>
          <table:table-cell table:style-name="ce5" office:value-type="string" calcext:value-type="string">
            <text:p>/autofs/cluster/transcend/MEG/erm/089201/20200305/089201_erm_raw.fif</text:p>
          </table:table-cell>
          <table:table-cell table:style-name="ce5" office:value-type="float" office:value="20191016" calcext:value-type="float">
            <text:p>20191016</text:p>
          </table:table-cell>
          <table:table-cell table:style-name="ce5" office:value-type="string" calcext:value-type="string">
            <text:p>/autofs/cluster/transcend/MRI/WMA/recons/089201_20191016</text:p>
          </table:table-cell>
          <table:table-cell table:number-columns-repeated="4" table:style-name="ce5" office:value-type="string" calcext:value-type="string">
            <text:p>None</text:p>
          </table:table-cell>
          <table:table-cell table:style-name="ce5" office:value-type="string" calcext:value-type="string">
            <text:p>[1, 2, 3, 4, 5, 6, 7, 8, 11, 12, 13, 14, 25, 26, 27, 28, 133, 134, 2048, 32768]</text:p>
          </table:table-cell>
          <table:table-cell table:style-name="ce5" office:value-type="string" calcext:value-type="string">
            <text:p>no input error</text:p>
          </table:table-cell>
          <table:table-cell table:style-name="ce5" table:number-columns-repeated="1010"/>
        </table:table-row>
        <table:table-row table:style-name="ro1">
          <table:table-cell table:number-columns-repeated="2" table:style-name="ce5" office:value-type="float" office:value="134" calcext:value-type="float">
            <text:p>134</text:p>
          </table:table-cell>
          <table:table-cell table:style-name="ce5" office:value-type="float" office:value="89201" calcext:value-type="float">
            <text:p>89201</text:p>
          </table:table-cell>
          <table:table-cell table:style-name="ce5" office:value-type="float" office:value="20200305" calcext:value-type="float">
            <text:p>20200305</text:p>
          </table:table-cell>
          <table:table-cell table:style-name="ce5" office:value-type="string" calcext:value-type="string">
            <text:p>/autofs/cluster/transcend/MEG/AttenAud/089201/089201_AttenAud_run01_raw.fif</text:p>
          </table:table-cell>
          <table:table-cell table:style-name="ce5" office:value-type="string" calcext:value-type="string">
            <text:p>/autofs/cluster/transcend/MEG/erm/089201/20200305/089201_erm_raw.fif</text:p>
          </table:table-cell>
          <table:table-cell table:style-name="ce5" office:value-type="float" office:value="20191016" calcext:value-type="float">
            <text:p>20191016</text:p>
          </table:table-cell>
          <table:table-cell table:style-name="ce5" office:value-type="string" calcext:value-type="string">
            <text:p>/autofs/cluster/transcend/MRI/WMA/recons/089201_20191016</text:p>
          </table:table-cell>
          <table:table-cell table:number-columns-repeated="4" table:style-name="ce5" office:value-type="string" calcext:value-type="string">
            <text:p>None</text:p>
          </table:table-cell>
          <table:table-cell table:style-name="ce5" office:value-type="string" calcext:value-type="string">
            <text:p>[1, 2, 3, 4, 5, 6, 7, 8, 11, 12, 13, 14, 25, 26, 27, 28, 131, 134, 2048, 32768]</text:p>
          </table:table-cell>
          <table:table-cell table:style-name="ce5" office:value-type="string" calcext:value-type="string">
            <text:p>no input error</text:p>
          </table:table-cell>
          <table:table-cell table:style-name="ce5" table:number-columns-repeated="1010"/>
        </table:table-row>
        <table:table-row table:style-name="ro1">
          <table:table-cell table:number-columns-repeated="2" table:style-name="ce5" office:value-type="float" office:value="135" calcext:value-type="float">
            <text:p>135</text:p>
          </table:table-cell>
          <table:table-cell table:style-name="ce5" office:value-type="float" office:value="89201" calcext:value-type="float">
            <text:p>89201</text:p>
          </table:table-cell>
          <table:table-cell table:style-name="ce5" office:value-type="float" office:value="20200305" calcext:value-type="float">
            <text:p>20200305</text:p>
          </table:table-cell>
          <table:table-cell table:style-name="ce5" office:value-type="string" calcext:value-type="string">
            <text:p>/autofs/cluster/transcend/MEG/AttenAud/089201/089201_AttenAud_run03_raw.fif</text:p>
          </table:table-cell>
          <table:table-cell table:style-name="ce5" office:value-type="string" calcext:value-type="string">
            <text:p>/autofs/cluster/transcend/MEG/erm/089201/20200305/089201_erm_raw.fif</text:p>
          </table:table-cell>
          <table:table-cell table:style-name="ce5" office:value-type="float" office:value="20191016" calcext:value-type="float">
            <text:p>20191016</text:p>
          </table:table-cell>
          <table:table-cell table:style-name="ce5" office:value-type="string" calcext:value-type="string">
            <text:p>/autofs/cluster/transcend/MRI/WMA/recons/089201_20191016</text:p>
          </table:table-cell>
          <table:table-cell table:number-columns-repeated="4" table:style-name="ce5" office:value-type="string" calcext:value-type="string">
            <text:p>None</text:p>
          </table:table-cell>
          <table:table-cell table:style-name="ce5" office:value-type="string" calcext:value-type="string">
            <text:p>[1, 2, 3, 4, 5, 6, 7, 8, 11, 12, 13, 14, 25, 26, 27, 28, 131, 134, 2048, 32768]</text:p>
          </table:table-cell>
          <table:table-cell table:style-name="ce5" office:value-type="string" calcext:value-type="string">
            <text:p>no input error</text:p>
          </table:table-cell>
          <table:table-cell table:style-name="ce5" table:number-columns-repeated="1010"/>
        </table:table-row>
        <table:table-row table:style-name="ro1">
          <table:table-cell table:number-columns-repeated="2" office:value-type="float" office:value="136" calcext:value-type="float">
            <text:p>136</text:p>
          </table:table-cell>
          <table:table-cell office:value-type="float" office:value="109201" calcext:value-type="float">
            <text:p>109201</text:p>
          </table:table-cell>
          <table:table-cell office:value-type="float" office:value="20220617" calcext:value-type="float">
            <text:p>20220617</text:p>
          </table:table-cell>
          <table:table-cell office:value-type="string" calcext:value-type="string">
            <text:p>/autofs/cluster/transcend/MEG/AttenAud/109201/visit_20220617/109201_AttenAud_run03_raw.fif</text:p>
          </table:table-cell>
          <table:table-cell office:value-type="string" calcext:value-type="string">
            <text:p>/autofs/cluster/transcend/MEG/erm/109201/20220617/109201_erm_raw.fif</text:p>
          </table:table-cell>
          <table:table-cell office:value-type="float" office:value="20220617" calcext:value-type="float">
            <text:p>20220617</text:p>
          </table:table-cell>
          <table:table-cell office:value-type="string" calcext:value-type="string">
            <text:p>/autofs/cluster/transcend/MRI/WMA/recons/109201_20220617</text:p>
          </table:table-cell>
          <table:table-cell table:number-columns-repeated="4" office:value-type="string" calcext:value-type="string">
            <text:p>None</text:p>
          </table:table-cell>
          <table:table-cell office:value-type="string" calcext:value-type="string">
            <text:p>[1, 2, 3, 4, 5, 6, 7, 8, 11, 12, 13, 14, 25, 26, 27, 28, 35, 36, 38,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37" calcext:value-type="float">
            <text:p>137</text:p>
          </table:table-cell>
          <table:table-cell office:value-type="float" office:value="109201" calcext:value-type="float">
            <text:p>109201</text:p>
          </table:table-cell>
          <table:table-cell office:value-type="float" office:value="20220617" calcext:value-type="float">
            <text:p>20220617</text:p>
          </table:table-cell>
          <table:table-cell office:value-type="string" calcext:value-type="string">
            <text:p>/autofs/cluster/transcend/MEG/AttenAud/109201/visit_20220617/109201_AttenAud_run02_raw.fif</text:p>
          </table:table-cell>
          <table:table-cell office:value-type="string" calcext:value-type="string">
            <text:p>/autofs/cluster/transcend/MEG/erm/109201/20220617/109201_erm_raw.fif</text:p>
          </table:table-cell>
          <table:table-cell office:value-type="float" office:value="20220617" calcext:value-type="float">
            <text:p>20220617</text:p>
          </table:table-cell>
          <table:table-cell office:value-type="string" calcext:value-type="string">
            <text:p>/autofs/cluster/transcend/MRI/WMA/recons/109201_20220617</text:p>
          </table:table-cell>
          <table:table-cell table:number-columns-repeated="4" office:value-type="string" calcext:value-type="string">
            <text:p>None</text:p>
          </table:table-cell>
          <table:table-cell office:value-type="string" calcext:value-type="string">
            <text:p>[1, 2, 3, 4, 5, 6, 7, 8, 11, 12, 13, 14, 25, 26, 27, 28, 35,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38" calcext:value-type="float">
            <text:p>138</text:p>
          </table:table-cell>
          <table:table-cell office:value-type="float" office:value="109201" calcext:value-type="float">
            <text:p>109201</text:p>
          </table:table-cell>
          <table:table-cell office:value-type="float" office:value="20220617" calcext:value-type="float">
            <text:p>20220617</text:p>
          </table:table-cell>
          <table:table-cell office:value-type="string" calcext:value-type="string">
            <text:p>/autofs/cluster/transcend/MEG/AttenAud/109201/visit_20220617/109201_AttenAud_run01_raw.fif</text:p>
          </table:table-cell>
          <table:table-cell office:value-type="string" calcext:value-type="string">
            <text:p>/autofs/cluster/transcend/MEG/erm/109201/20220617/109201_erm_raw.fif</text:p>
          </table:table-cell>
          <table:table-cell office:value-type="float" office:value="20220617" calcext:value-type="float">
            <text:p>20220617</text:p>
          </table:table-cell>
          <table:table-cell office:value-type="string" calcext:value-type="string">
            <text:p>/autofs/cluster/transcend/MRI/WMA/recons/109201_20220617</text:p>
          </table:table-cell>
          <table:table-cell table:number-columns-repeated="4" office:value-type="string" calcext:value-type="string">
            <text:p>None</text:p>
          </table:table-cell>
          <table:table-cell office:value-type="string" calcext:value-type="string">
            <text:p>[1, 2, 3, 4, 5, 6, 7, 8, 11, 12, 13, 14, 25, 26, 27, 28, 35, 36, 37, 256, 4096]</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39" calcext:value-type="float">
            <text:p>139</text:p>
          </table:table-cell>
          <table:table-cell office:value-type="float" office:value="73701" calcext:value-type="float">
            <text:p>73701</text:p>
          </table:table-cell>
          <table:table-cell office:value-type="float" office:value="20210818" calcext:value-type="float">
            <text:p>20210818</text:p>
          </table:table-cell>
          <table:table-cell office:value-type="string" calcext:value-type="string">
            <text:p>/autofs/cluster/transcend/MEG/AttenAud/073701/visit_20210818/073701_AttenAud_run01_raw.fif</text:p>
          </table:table-cell>
          <table:table-cell office:value-type="string" calcext:value-type="string">
            <text:p>/autofs/cluster/transcend/MEG/erm/073701/20210818/073701_erm_raw.fif</text:p>
          </table:table-cell>
          <table:table-cell table:number-columns-repeated="2" office:value-type="string" calcext:value-type="string">
            <text:p>None</text:p>
          </table:table-cell>
          <table:table-cell office:value-type="float" office:value="20201125" calcext:value-type="float">
            <text:p>20201125</text:p>
          </table:table-cell>
          <table:table-cell office:value-type="string" calcext:value-type="string">
            <text:p>/autofs/cluster/transcend/MRI/WMA/recons/073701_20201125</text:p>
          </table:table-cell>
          <table:table-cell table:number-columns-repeated="2" office:value-type="string" calcext:value-type="string">
            <text:p>None</text:p>
          </table:table-cell>
          <table:table-cell office:value-type="string" calcext:value-type="string">
            <text:p>[1, 2, 3, 4, 5, 6, 7, 8, 9, 11, 12, 13, 14, 16, 25, 26, 27, 28, 35, 36, 37, 38, 2048, 32768]</text:p>
          </table:table-cell>
          <table:table-cell office:value-type="string" calcext:value-type="string">
            <text:p>ValueError:shortest_event=1</text:p>
          </table:table-cell>
          <table:table-cell table:number-columns-repeated="1010"/>
        </table:table-row>
        <table:table-row table:style-name="ro1">
          <table:table-cell table:number-columns-repeated="2" office:value-type="float" office:value="140" calcext:value-type="float">
            <text:p>140</text:p>
          </table:table-cell>
          <table:table-cell office:value-type="float" office:value="73701" calcext:value-type="float">
            <text:p>73701</text:p>
          </table:table-cell>
          <table:table-cell office:value-type="float" office:value="20210818" calcext:value-type="float">
            <text:p>20210818</text:p>
          </table:table-cell>
          <table:table-cell office:value-type="string" calcext:value-type="string">
            <text:p>/autofs/cluster/transcend/MEG/AttenAud/073701/visit_20210818/073701_AttenAud_run02_raw.fif</text:p>
          </table:table-cell>
          <table:table-cell office:value-type="string" calcext:value-type="string">
            <text:p>/autofs/cluster/transcend/MEG/erm/073701/20210818/073701_erm_raw.fif</text:p>
          </table:table-cell>
          <table:table-cell table:number-columns-repeated="2" office:value-type="string" calcext:value-type="string">
            <text:p>None</text:p>
          </table:table-cell>
          <table:table-cell office:value-type="float" office:value="20201125" calcext:value-type="float">
            <text:p>20201125</text:p>
          </table:table-cell>
          <table:table-cell office:value-type="string" calcext:value-type="string">
            <text:p>/autofs/cluster/transcend/MRI/WMA/recons/073701_20201125</text:p>
          </table:table-cell>
          <table:table-cell table:number-columns-repeated="2" office:value-type="string" calcext:value-type="string">
            <text:p>None</text:p>
          </table:table-cell>
          <table:table-cell office:value-type="string" calcext:value-type="string">
            <text:p>[1, 2, 3, 4, 5, 6, 7, 8, 11, 12, 13, 14, 25, 26, 27, 28, 35, 36, 37,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41" calcext:value-type="float">
            <text:p>141</text:p>
          </table:table-cell>
          <table:table-cell office:value-type="float" office:value="73701" calcext:value-type="float">
            <text:p>73701</text:p>
          </table:table-cell>
          <table:table-cell office:value-type="float" office:value="20210818" calcext:value-type="float">
            <text:p>20210818</text:p>
          </table:table-cell>
          <table:table-cell office:value-type="string" calcext:value-type="string">
            <text:p>/autofs/cluster/transcend/MEG/AttenAud/073701/visit_20210818/073701_AttenAud_run03_raw.fif</text:p>
          </table:table-cell>
          <table:table-cell office:value-type="string" calcext:value-type="string">
            <text:p>/autofs/cluster/transcend/MEG/erm/073701/20210818/073701_erm_raw.fif</text:p>
          </table:table-cell>
          <table:table-cell table:number-columns-repeated="2" office:value-type="string" calcext:value-type="string">
            <text:p>None</text:p>
          </table:table-cell>
          <table:table-cell office:value-type="float" office:value="20201125" calcext:value-type="float">
            <text:p>20201125</text:p>
          </table:table-cell>
          <table:table-cell office:value-type="string" calcext:value-type="string">
            <text:p>/autofs/cluster/transcend/MRI/WMA/recons/073701_20201125</text:p>
          </table:table-cell>
          <table:table-cell table:number-columns-repeated="2" office:value-type="string" calcext:value-type="string">
            <text:p>None</text:p>
          </table:table-cell>
          <table:table-cell office:value-type="string" calcext:value-type="string">
            <text:p>[1, 2, 3, 4, 5, 6, 7, 8, 11, 12, 13, 14, 25, 26, 27, 28, 35, 36, 38, 2048, 32768]</text:p>
          </table:table-cell>
          <table:table-cell office:value-type="string" calcext:value-type="string">
            <text:p>ValueError:shortest_event=1</text:p>
          </table:table-cell>
          <table:table-cell table:number-columns-repeated="1010"/>
        </table:table-row>
        <table:table-row table:style-name="ro1">
          <table:table-cell table:number-columns-repeated="2" table:style-name="ce1" office:value-type="float" office:value="142" calcext:value-type="float">
            <text:p>142</text:p>
          </table:table-cell>
          <table:table-cell table:style-name="ce1" office:value-type="float" office:value="73701" calcext:value-type="float">
            <text:p>73701</text:p>
          </table:table-cell>
          <table:table-cell table:style-name="ce1" office:value-type="float" office:value="20210113" calcext:value-type="float">
            <text:p>20210113</text:p>
          </table:table-cell>
          <table:table-cell table:style-name="ce1" office:value-type="string" calcext:value-type="string">
            <text:p>/autofs/cluster/transcend/MEG/AttenAud/073701/visit_20210113/073701_AttenAud_run01_raw.fif</text:p>
          </table:table-cell>
          <table:table-cell table:style-name="ce1" office:value-type="string" calcext:value-type="string">
            <text:p>/autofs/cluster/transcend/MEG/erm/073701/20210113/073701_erm_raw.fif</text:p>
          </table:table-cell>
          <table:table-cell table:style-name="ce1" office:value-type="float" office:value="20201125" calcext:value-type="float">
            <text:p>20201125</text:p>
          </table:table-cell>
          <table:table-cell table:style-name="ce1" office:value-type="string" calcext:value-type="string">
            <text:p>/autofs/cluster/transcend/MRI/WMA/recons/073701_20201125</text:p>
          </table:table-cell>
          <table:table-cell table:number-columns-repeated="4" table:style-name="ce1" office:value-type="string" calcext:value-type="string">
            <text:p>None</text:p>
          </table:table-cell>
          <table:table-cell table:style-name="ce1" office:value-type="string" calcext:value-type="string">
            <text:p>[1, 2, 3, 4, 5, 6, 7, 8, 11, 12, 13, 14, 25, 26, 27, 28, 35, 37, 38, 2048, 32764, 32768]</text:p>
          </table:table-cell>
          <table:table-cell table:style-name="ce1" office:value-type="string" calcext:value-type="string">
            <text:p>ValueError:shortest_event=1</text:p>
          </table:table-cell>
          <table:table-cell table:style-name="ce1" table:number-columns-repeated="1010"/>
        </table:table-row>
        <table:table-row table:style-name="ro1">
          <table:table-cell table:number-columns-repeated="2" office:value-type="float" office:value="143" calcext:value-type="float">
            <text:p>143</text:p>
          </table:table-cell>
          <table:table-cell office:value-type="float" office:value="108201" calcext:value-type="float">
            <text:p>108201</text:p>
          </table:table-cell>
          <table:table-cell office:value-type="float" office:value="20211201" calcext:value-type="float">
            <text:p>20211201</text:p>
          </table:table-cell>
          <table:table-cell office:value-type="string" calcext:value-type="string">
            <text:p>/autofs/cluster/transcend/MEG/AttenAud/108201/visit_20211201/108201_AttenAud_run01_raw.fif</text:p>
          </table:table-cell>
          <table:table-cell office:value-type="string" calcext:value-type="string">
            <text:p>/autofs/cluster/transcend/MEG/erm/108201/20211201/108201_erm_raw.fif</text:p>
          </table:table-cell>
          <table:table-cell office:value-type="float" office:value="20211201" calcext:value-type="float">
            <text:p>20211201</text:p>
          </table:table-cell>
          <table:table-cell office:value-type="string" calcext:value-type="string">
            <text:p>/autofs/cluster/transcend/MRI/WMA/recons/108201_20211201</text:p>
          </table:table-cell>
          <table:table-cell table:number-columns-repeated="4" office:value-type="string" calcext:value-type="string">
            <text:p>None</text:p>
          </table:table-cell>
          <table:table-cell office:value-type="string" calcext:value-type="string">
            <text:p>[1, 2, 3, 4, 5, 6, 7, 8, 11, 12, 13, 14, 25, 26, 27, 28, 36,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44" calcext:value-type="float">
            <text:p>144</text:p>
          </table:table-cell>
          <table:table-cell office:value-type="float" office:value="108201" calcext:value-type="float">
            <text:p>108201</text:p>
          </table:table-cell>
          <table:table-cell office:value-type="float" office:value="20211201" calcext:value-type="float">
            <text:p>20211201</text:p>
          </table:table-cell>
          <table:table-cell office:value-type="string" calcext:value-type="string">
            <text:p>/autofs/cluster/transcend/MEG/AttenAud/108201/visit_20211201/108201_AttenAud_run02_raw.fif</text:p>
          </table:table-cell>
          <table:table-cell office:value-type="string" calcext:value-type="string">
            <text:p>/autofs/cluster/transcend/MEG/erm/108201/20211201/108201_erm_raw.fif</text:p>
          </table:table-cell>
          <table:table-cell office:value-type="float" office:value="20211201" calcext:value-type="float">
            <text:p>20211201</text:p>
          </table:table-cell>
          <table:table-cell office:value-type="string" calcext:value-type="string">
            <text:p>/autofs/cluster/transcend/MRI/WMA/recons/108201_20211201</text:p>
          </table:table-cell>
          <table:table-cell table:number-columns-repeated="4" office:value-type="string" calcext:value-type="string">
            <text:p>None</text:p>
          </table:table-cell>
          <table:table-cell office:value-type="string" calcext:value-type="string">
            <text:p>[1, 2, 3, 4, 5, 6, 7, 8, 11, 12, 13, 14, 25, 26, 27, 28, 35, 36, 37,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45" calcext:value-type="float">
            <text:p>145</text:p>
          </table:table-cell>
          <table:table-cell office:value-type="float" office:value="108201" calcext:value-type="float">
            <text:p>108201</text:p>
          </table:table-cell>
          <table:table-cell office:value-type="float" office:value="20211201" calcext:value-type="float">
            <text:p>20211201</text:p>
          </table:table-cell>
          <table:table-cell office:value-type="string" calcext:value-type="string">
            <text:p>/autofs/cluster/transcend/MEG/AttenAud/108201/visit_20211201/108201_AttenAud_run03_raw.fif</text:p>
          </table:table-cell>
          <table:table-cell office:value-type="string" calcext:value-type="string">
            <text:p>/autofs/cluster/transcend/MEG/erm/108201/20211201/108201_erm_raw.fif</text:p>
          </table:table-cell>
          <table:table-cell office:value-type="float" office:value="20211201" calcext:value-type="float">
            <text:p>20211201</text:p>
          </table:table-cell>
          <table:table-cell office:value-type="string" calcext:value-type="string">
            <text:p>/autofs/cluster/transcend/MRI/WMA/recons/108201_20211201</text:p>
          </table:table-cell>
          <table:table-cell table:number-columns-repeated="4" office:value-type="string" calcext:value-type="string">
            <text:p>None</text:p>
          </table:table-cell>
          <table:table-cell office:value-type="string" calcext:value-type="string">
            <text:p>[1, 2, 3, 4, 5, 6, 7, 8, 11, 12, 13, 14, 25, 26, 27, 28, 35, 36,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46" calcext:value-type="float">
            <text:p>146</text:p>
          </table:table-cell>
          <table:table-cell office:value-type="float" office:value="103101" calcext:value-type="float">
            <text:p>103101</text:p>
          </table:table-cell>
          <table:table-cell office:value-type="float" office:value="20191115" calcext:value-type="float">
            <text:p>20191115</text:p>
          </table:table-cell>
          <table:table-cell office:value-type="string" calcext:value-type="string">
            <text:p>/autofs/cluster/transcend/MEG/AttenAud/103101/103101_AttenAud_run01_raw.fif</text:p>
          </table:table-cell>
          <table:table-cell office:value-type="string" calcext:value-type="string">
            <text:p>/autofs/cluster/transcend/MEG/erm/103101/20191115/103101_erm_raw.fif</text:p>
          </table:table-cell>
          <table:table-cell office:value-type="float" office:value="20191115" calcext:value-type="float">
            <text:p>20191115</text:p>
          </table:table-cell>
          <table:table-cell office:value-type="string" calcext:value-type="string">
            <text:p>/autofs/cluster/transcend/MRI/WMA/recons/103101_20191115</text:p>
          </table:table-cell>
          <table:table-cell table:number-columns-repeated="4" office:value-type="string" calcext:value-type="string">
            <text:p>None</text:p>
          </table:table-cell>
          <table:table-cell office:value-type="string" calcext:value-type="string">
            <text:p>[1, 2, 3, 4, 5, 6, 7, 8, 11, 12, 13, 14, 25, 26, 27, 28, 35, 36, 37, 38,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47" calcext:value-type="float">
            <text:p>147</text:p>
          </table:table-cell>
          <table:table-cell office:value-type="float" office:value="103101" calcext:value-type="float">
            <text:p>103101</text:p>
          </table:table-cell>
          <table:table-cell office:value-type="float" office:value="20191115" calcext:value-type="float">
            <text:p>20191115</text:p>
          </table:table-cell>
          <table:table-cell office:value-type="string" calcext:value-type="string">
            <text:p>/autofs/cluster/transcend/MEG/AttenAud/103101/103101_AttenAud_run02_raw.fif</text:p>
          </table:table-cell>
          <table:table-cell office:value-type="string" calcext:value-type="string">
            <text:p>/autofs/cluster/transcend/MEG/erm/103101/20191115/103101_erm_raw.fif</text:p>
          </table:table-cell>
          <table:table-cell office:value-type="float" office:value="20191115" calcext:value-type="float">
            <text:p>20191115</text:p>
          </table:table-cell>
          <table:table-cell office:value-type="string" calcext:value-type="string">
            <text:p>/autofs/cluster/transcend/MRI/WMA/recons/103101_20191115</text:p>
          </table:table-cell>
          <table:table-cell table:number-columns-repeated="4" office:value-type="string" calcext:value-type="string">
            <text:p>None</text:p>
          </table:table-cell>
          <table:table-cell office:value-type="string" calcext:value-type="string">
            <text:p>[1, 2, 3, 4, 5, 6, 7, 8, 11, 12, 13, 14, 25, 26, 27, 28, 35, 36, 37, 2048, 32768]</text:p>
          </table:table-cell>
          <table:table-cell office:value-type="string" calcext:value-type="string">
            <text:p>no input error</text:p>
          </table:table-cell>
          <table:table-cell table:number-columns-repeated="1010"/>
        </table:table-row>
        <table:table-row table:style-name="ro1">
          <table:table-cell table:number-columns-repeated="2" office:value-type="float" office:value="148" calcext:value-type="float">
            <text:p>148</text:p>
          </table:table-cell>
          <table:table-cell office:value-type="float" office:value="103101" calcext:value-type="float">
            <text:p>103101</text:p>
          </table:table-cell>
          <table:table-cell office:value-type="float" office:value="20191115" calcext:value-type="float">
            <text:p>20191115</text:p>
          </table:table-cell>
          <table:table-cell office:value-type="string" calcext:value-type="string">
            <text:p>/autofs/cluster/transcend/MEG/AttenAud/103101/103101_AttenAud_run03_raw.fif</text:p>
          </table:table-cell>
          <table:table-cell office:value-type="string" calcext:value-type="string">
            <text:p>/autofs/cluster/transcend/MEG/erm/103101/20191115/103101_erm_raw.fif</text:p>
          </table:table-cell>
          <table:table-cell office:value-type="float" office:value="20191115" calcext:value-type="float">
            <text:p>20191115</text:p>
          </table:table-cell>
          <table:table-cell office:value-type="string" calcext:value-type="string">
            <text:p>/autofs/cluster/transcend/MRI/WMA/recons/103101_20191115</text:p>
          </table:table-cell>
          <table:table-cell table:number-columns-repeated="4" office:value-type="string" calcext:value-type="string">
            <text:p>None</text:p>
          </table:table-cell>
          <table:table-cell office:value-type="string" calcext:value-type="string">
            <text:p>[1, 2, 3, 4, 5, 6, 7, 8, 11, 12, 13, 14, 25, 26, 27, 28, 35, 36, 2048, 32768]</text:p>
          </table:table-cell>
          <table:table-cell office:value-type="string" calcext:value-type="string">
            <text:p>no input error</text:p>
          </table:table-cell>
          <table:table-cell table:number-columns-repeated="10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4-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4-03T17:47:30.618834873</dc:date>
    <meta:editing-duration>P3DT3H14M45S</meta:editing-duration>
    <meta:editing-cycles>2</meta:editing-cycles>
    <meta:generator>LibreOffice/5.3.6.1$Linux_X86_64 LibreOffice_project/30$Build-1</meta:generator>
    <meta:document-statistic meta:table-count="1" meta:cell-count="2109" meta:object-count="0"/>
  </office:meta>
</office:document-meta>
</file>